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6.995cm" fo:margin-left="0.009cm" fo:margin-top="0cm" fo:margin-bottom="0cm" table:align="left" style:writing-mode="lr-tb"/>
    </style:style>
    <style:style style:name="Table1.A" style:family="table-column">
      <style:table-column-properties style:column-width="18.267cm"/>
    </style:style>
    <style:style style:name="Table1.B" style:family="table-column">
      <style:table-column-properties style:column-width="8.728cm"/>
    </style:style>
    <style:style style:name="Table1.1" style:family="table-row">
      <style:table-row-properties style:min-row-height="0.6cm"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2" style:family="table">
      <style:table-properties style:width="14.751cm" fo:margin-left="0.672cm" fo:margin-top="0cm" fo:margin-bottom="0cm" table:align="left" style:writing-mode="lr-tb"/>
    </style:style>
    <style:style style:name="Table2.A" style:family="table-column">
      <style:table-column-properties style:column-width="7.449cm"/>
    </style:style>
    <style:style style:name="Table2.B" style:family="table-column">
      <style:table-column-properties style:column-width="3.595cm"/>
    </style:style>
    <style:style style:name="Table2.C" style:family="table-column">
      <style:table-column-properties style:column-width="3.708cm"/>
    </style:style>
    <style:style style:name="Table2.1" style:family="table-row">
      <style:table-row-properties style:min-row-height="0.395cm" fo:keep-together="auto"/>
    </style:style>
    <style:style style:name="Table2.A1" style:family="table-cell">
      <style:table-cell-properties style:vertical-align="bottom" fo:padding-left="0.039cm" fo:padding-right="0.039cm" fo:padding-top="0cm" fo:padding-bottom="0cm" fo:border="2.25pt solid #000000"/>
    </style:style>
    <style:style style:name="Table2.B1" style:family="table-cell">
      <style:table-cell-properties style:vertical-align="bottom" fo:background-color="#e0f1ff" fo:padding-left="0.039cm" fo:padding-right="0.039cm" fo:padding-top="0cm" fo:padding-bottom="0cm" fo:border="2.25pt solid #000000">
        <style:background-image/>
      </style:table-cell-properties>
    </style:style>
    <style:style style:name="Table2.2" style:family="table-row">
      <style:table-row-properties style:min-row-height="0.418cm" fo:keep-together="auto"/>
    </style:style>
    <style:style style:name="Table2.5" style:family="table-row">
      <style:table-row-properties style:min-row-height="0.263cm" fo:keep-together="auto"/>
    </style:style>
    <style:style style:name="P1" style:family="paragraph" style:parent-style-name="Footnote">
      <style:paragraph-properties fo:orphans="0" fo:widows="0"/>
    </style:style>
    <style:style style:name="P2" style:family="paragraph" style:parent-style-name="Footnote">
      <style:paragraph-properties fo:margin-top="0cm" fo:margin-bottom="0cm" style:contextual-spacing="true" fo:text-align="justify" style:justify-single-word="false" fo:orphans="0" fo:widows="0"/>
    </style:style>
    <style:style style:name="P3" style:family="paragraph" style:parent-style-name="Standard">
      <style:paragraph-properties fo:text-align="justify" style:justify-single-word="false" fo:orphans="0" fo:widows="0">
        <style:tab-stops>
          <style:tab-stop style:position="3.609cm"/>
        </style:tab-stops>
      </style:paragraph-properties>
      <style:text-properties fo:color="#000000" loext:opacity="100%" fo:font-size="11pt" officeooo:paragraph-rsid="001a56ad" style:font-size-asian="11pt" style:font-size-complex="11pt"/>
    </style:style>
    <style:style style:name="P4" style:family="paragraph" style:parent-style-name="Standard">
      <style:paragraph-properties fo:text-align="justify" style:justify-single-word="false" fo:orphans="0" fo:widows="0"/>
      <style:text-properties fo:color="#000000" loext:opacity="100%" fo:font-size="11pt" officeooo:paragraph-rsid="001a56ad" style:font-size-asian="11pt" style:font-size-complex="11pt"/>
    </style:style>
    <style:style style:name="P5" style:family="paragraph" style:parent-style-name="Standard">
      <style:paragraph-properties fo:orphans="0" fo:widows="0"/>
      <style:text-properties fo:color="#000000" loext:opacity="100%" fo:font-size="11pt" officeooo:paragraph-rsid="001a56ad" style:font-size-asian="11pt" style:font-size-complex="11pt"/>
    </style:style>
    <style:style style:name="P6" style:family="paragraph" style:parent-style-name="Standard">
      <style:paragraph-properties fo:text-align="justify" style:justify-single-word="false" fo:orphans="0" fo:widows="0"/>
      <style:text-properties fo:color="#000000" loext:opacity="100%" fo:font-size="11pt" officeooo:paragraph-rsid="001a56ad" style:font-size-asian="11pt" style:font-size-complex="11pt" style:font-weight-complex="bold"/>
    </style:style>
    <style:style style:name="P7" style:family="paragraph" style:parent-style-name="Standard">
      <style:paragraph-properties fo:orphans="0" fo:widows="0"/>
      <style:text-properties fo:color="#000000" loext:opacity="100%" fo:font-size="11pt" officeooo:paragraph-rsid="001a56ad" style:font-size-asian="11pt" style:font-size-complex="11pt" style:font-weight-complex="bold"/>
    </style:style>
    <style:style style:name="P8" style:family="paragraph" style:parent-style-name="Standard">
      <style:paragraph-properties fo:text-align="justify" style:justify-single-word="false" fo:orphans="0" fo:widows="0"/>
      <style:text-properties fo:color="#000000" loext:opacity="100%" fo:font-size="11pt" fo:font-weight="bold" officeooo:paragraph-rsid="001a56ad" style:font-size-asian="11pt" style:font-weight-asian="bold" style:font-size-complex="11pt" style:font-weight-complex="bold"/>
    </style:style>
    <style:style style:name="P9" style:family="paragraph" style:parent-style-name="Standard">
      <style:paragraph-properties fo:line-height="108%" fo:text-align="justify" style:justify-single-word="false" fo:orphans="0" fo:widows="0"/>
      <style:text-properties fo:color="#000000" loext:opacity="100%" fo:font-size="11pt" fo:font-weight="bold" officeooo:paragraph-rsid="001a56ad" style:font-size-asian="11pt" style:font-weight-asian="bold" style:font-size-complex="11pt" style:font-weight-complex="bold"/>
    </style:style>
    <style:style style:name="P10" style:family="paragraph" style:parent-style-name="Standard">
      <style:paragraph-properties fo:orphans="0" fo:widows="0"/>
      <style:text-properties fo:color="#000000" loext:opacity="100%" fo:font-size="11pt" fo:font-weight="bold" officeooo:paragraph-rsid="001a56ad" style:font-size-asian="11pt" style:font-weight-asian="bold" style:font-size-complex="11pt" style:font-weight-complex="bold"/>
    </style:style>
    <style:style style:name="P11" style:family="paragraph" style:parent-style-name="Standard">
      <style:paragraph-properties fo:text-align="justify" style:justify-single-word="false" fo:orphans="0" fo:widows="0"/>
      <style:text-properties fo:color="#000000" loext:opacity="100%" fo:font-size="11pt" fo:font-weight="bold" officeooo:paragraph-rsid="001a56ad" style:font-size-asian="11pt" style:font-weight-asian="bold" style:font-size-complex="11pt"/>
    </style:style>
    <style:style style:name="P12" style:family="paragraph" style:parent-style-name="Standard">
      <style:paragraph-properties fo:line-height="115%" fo:text-align="justify" style:justify-single-word="false" fo:orphans="0" fo:widows="0">
        <style:tab-stops>
          <style:tab-stop style:position="10.927cm"/>
        </style:tab-stops>
      </style:paragraph-properties>
      <style:text-properties fo:color="#000000" loext:opacity="100%" fo:font-size="11pt" fo:font-style="italic" officeooo:paragraph-rsid="001a56ad" style:font-size-asian="11pt" style:font-style-asian="italic" style:font-size-complex="11pt"/>
    </style:style>
    <style:style style:name="P13" style:family="paragraph" style:parent-style-name="Standard">
      <style:paragraph-properties fo:text-align="justify" style:justify-single-word="false" fo:orphans="0" fo:widows="0"/>
      <style:text-properties fo:color="#000000" loext:opacity="100%" fo:font-size="11pt" fo:font-style="italic" officeooo:paragraph-rsid="001a56ad" style:font-size-asian="11pt" style:font-style-asian="italic" style:font-size-complex="11pt"/>
    </style:style>
    <style:style style:name="P14" style:family="paragraph" style:parent-style-name="Standard">
      <style:paragraph-properties fo:text-align="justify" style:justify-single-word="false" fo:orphans="0" fo:widows="0"/>
      <style:text-properties fo:color="#000000" loext:opacity="100%" fo:font-size="11pt" fo:font-style="italic" fo:font-weight="bold" officeooo:paragraph-rsid="001a56ad" style:font-size-asian="11pt" style:font-style-asian="italic" style:font-weight-asian="bold" style:font-size-complex="11pt" style:font-style-complex="italic"/>
    </style:style>
    <style:style style:name="P15" style:family="paragraph" style:parent-style-name="Standard">
      <style:paragraph-properties fo:orphans="0" fo:widows="0"/>
      <style:text-properties fo:color="#000000" loext:opacity="100%" fo:font-size="11pt" fo:language="en" fo:country="US" fo:font-weight="bold" officeooo:paragraph-rsid="001a56ad" style:font-name-asian="Calibri1" style:font-size-asian="11pt" style:font-weight-asian="bold" style:font-size-complex="11pt" style:font-weight-complex="bold"/>
    </style:style>
    <style:style style:name="P16" style:family="paragraph" style:parent-style-name="Standard">
      <style:paragraph-properties fo:text-align="justify" style:justify-single-word="false" fo:orphans="0" fo:widows="0"/>
      <style:text-properties fo:color="#000000" loext:opacity="100%" fo:font-size="11pt" fo:language="en" fo:country="US" fo:font-weight="bold" officeooo:paragraph-rsid="001a56ad" style:font-name-asian="Calibri1" style:font-size-asian="11pt" style:font-weight-asian="bold" style:font-size-complex="11pt" style:font-weight-complex="bold"/>
    </style:style>
    <style:style style:name="P17" style:family="paragraph" style:parent-style-name="Standard">
      <style:paragraph-properties fo:orphans="0" fo:widows="0"/>
      <style:text-properties fo:color="#000000" loext:opacity="100%" fo:font-size="11pt" fo:language="cs" fo:country="none" fo:font-weight="bold" officeooo:paragraph-rsid="001a56ad" style:font-name-asian="Calibri1" style:font-size-asian="11pt" style:font-weight-asian="bold" style:font-size-complex="11pt" style:font-weight-complex="bold"/>
    </style:style>
    <style:style style:name="P18" style:family="paragraph" style:parent-style-name="Standard">
      <style:paragraph-properties fo:text-align="justify" style:justify-single-word="false" fo:orphans="0" fo:widows="0"/>
      <style:text-properties fo:color="#000000" loext:opacity="100%" fo:font-size="11pt" fo:language="cs" fo:country="none" officeooo:paragraph-rsid="001a56ad" style:font-name-asian="Calibri1" style:font-size-asian="11pt" style:font-size-complex="11pt" style:font-weight-complex="bold"/>
    </style:style>
    <style:style style:name="P19" style:family="paragraph" style:parent-style-name="Standard">
      <style:paragraph-properties fo:text-align="justify" style:justify-single-word="false" fo:orphans="0" fo:widows="0"/>
      <style:text-properties fo:color="#000000" loext:opacity="100%" fo:font-size="11pt" officeooo:paragraph-rsid="001a56ad" style:font-name-asian="Calibri1" style:font-size-asian="11pt" style:font-size-complex="11pt" style:font-weight-complex="bold"/>
    </style:style>
    <style:style style:name="P20" style:family="paragraph" style:parent-style-name="Standard">
      <style:paragraph-properties fo:text-align="justify" style:justify-single-word="false" fo:orphans="0" fo:widows="0"/>
      <style:text-properties fo:color="#000000" loext:opacity="100%" fo:font-size="11pt" style:text-underline-style="solid" style:text-underline-width="auto" style:text-underline-color="font-color" fo:font-weight="bold" officeooo:paragraph-rsid="001a56ad" style:font-size-asian="11pt" style:font-weight-asian="bold" style:font-size-complex="11pt" style:font-weight-complex="bold"/>
    </style:style>
    <style:style style:name="P21" style:family="paragraph" style:parent-style-name="Standard">
      <style:paragraph-properties fo:text-align="justify" style:justify-single-word="false" fo:orphans="0" fo:widows="0"/>
      <style:text-properties fo:font-size="11pt" fo:font-weight="bold" officeooo:paragraph-rsid="001a56ad" style:font-size-asian="11pt" style:font-weight-asian="bold" style:font-size-complex="11pt"/>
    </style:style>
    <style:style style:name="P22" style:family="paragraph" style:parent-style-name="Standard">
      <style:paragraph-properties fo:line-height="115%" fo:text-align="justify" style:justify-single-word="false" fo:orphans="0" fo:widows="0">
        <style:tab-stops>
          <style:tab-stop style:position="10.927cm"/>
        </style:tab-stops>
      </style:paragraph-properties>
      <style:text-properties fo:font-size="11pt" fo:font-weight="bold" officeooo:paragraph-rsid="001a56ad" style:font-size-asian="11pt" style:font-weight-asian="bold" style:font-size-complex="11pt"/>
    </style:style>
    <style:style style:name="P23" style:family="paragraph" style:parent-style-name="Standard">
      <style:paragraph-properties fo:orphans="0" fo:widows="0"/>
      <style:text-properties fo:font-size="11pt" fo:font-weight="bold" officeooo:paragraph-rsid="001a56ad" style:font-size-asian="11pt" style:font-weight-asian="bold" style:font-size-complex="11pt"/>
    </style:style>
    <style:style style:name="P24" style:family="paragraph" style:parent-style-name="Standard">
      <style:paragraph-properties fo:text-align="justify" style:justify-single-word="false" fo:orphans="0" fo:widows="0"/>
      <style:text-properties fo:font-size="11pt" fo:font-weight="bold" officeooo:paragraph-rsid="001a56ad" style:font-size-asian="11pt" style:font-weight-asian="bold" style:font-size-complex="11pt" style:font-weight-complex="bold"/>
    </style:style>
    <style:style style:name="P25" style:family="paragraph" style:parent-style-name="Standard">
      <style:paragraph-properties fo:orphans="0" fo:widows="0"/>
      <style:text-properties fo:font-size="11pt" fo:font-weight="bold" officeooo:paragraph-rsid="001a56ad" style:font-size-asian="11pt" style:font-weight-asian="bold" style:font-size-complex="11pt" style:font-weight-complex="bold"/>
    </style:style>
    <style:style style:name="P26" style:family="paragraph" style:parent-style-name="Standard">
      <style:paragraph-properties fo:line-height="150%" fo:text-align="justify" style:justify-single-word="false" fo:orphans="0" fo:widows="0"/>
      <style:text-properties fo:font-size="11pt" fo:font-weight="bold" officeooo:paragraph-rsid="001a56ad" style:font-size-asian="11pt" style:font-weight-asian="bold" style:font-size-complex="11pt"/>
    </style:style>
    <style:style style:name="P27" style:family="paragraph" style:parent-style-name="Standard">
      <style:paragraph-properties fo:text-align="justify" style:justify-single-word="false" fo:orphans="0" fo:widows="0"/>
      <style:text-properties fo:font-size="11pt" officeooo:paragraph-rsid="001a56ad" style:font-size-asian="11pt" style:font-size-complex="11pt" style:font-weight-complex="bold"/>
    </style:style>
    <style:style style:name="P28" style:family="paragraph" style:parent-style-name="Standard">
      <style:paragraph-properties fo:orphans="0" fo:widows="0"/>
      <style:text-properties fo:font-size="11pt" officeooo:paragraph-rsid="001a56ad" style:font-size-asian="11pt" style:font-size-complex="11pt" style:font-weight-complex="bold"/>
    </style:style>
    <style:style style:name="P29" style:family="paragraph" style:parent-style-name="Standard">
      <style:paragraph-properties fo:text-align="justify" style:justify-single-word="false" fo:orphans="0" fo:widows="0"/>
      <style:text-properties fo:font-size="11pt" officeooo:paragraph-rsid="001a56ad" style:font-size-asian="11pt" style:font-size-complex="11pt"/>
    </style:style>
    <style:style style:name="P30" style:family="paragraph" style:parent-style-name="Standard">
      <style:paragraph-properties fo:line-height="108%" fo:text-align="justify" style:justify-single-word="false" fo:orphans="0" fo:widows="0"/>
      <style:text-properties fo:font-size="11pt" officeooo:paragraph-rsid="001a56ad" style:font-size-asian="11pt" style:font-size-complex="11pt"/>
    </style:style>
    <style:style style:name="P31" style:family="paragraph" style:parent-style-name="Standard">
      <style:paragraph-properties fo:orphans="0" fo:widows="0"/>
      <style:text-properties fo:font-size="11pt" officeooo:paragraph-rsid="001a56ad" style:font-size-asian="11pt" style:font-size-complex="11pt"/>
    </style:style>
    <style:style style:name="P32" style:family="paragraph" style:parent-style-name="Standard">
      <style:paragraph-properties fo:line-height="150%" fo:text-align="justify" style:justify-single-word="false" fo:orphans="0" fo:widows="0"/>
      <style:text-properties fo:font-size="11pt" officeooo:paragraph-rsid="001a56ad" style:font-size-asian="11pt" style:font-size-complex="11pt"/>
    </style:style>
    <style:style style:name="P33" style:family="paragraph" style:parent-style-name="Standard">
      <style:paragraph-properties fo:line-height="108%" fo:text-align="justify" style:justify-single-word="false" fo:orphans="0" fo:widows="0"/>
      <style:text-properties fo:font-size="11pt" fo:language="cs" fo:country="none" officeooo:paragraph-rsid="001a56ad" style:font-size-asian="11pt" style:font-size-complex="11pt"/>
    </style:style>
    <style:style style:name="P34" style:family="paragraph" style:parent-style-name="Standard">
      <style:paragraph-properties fo:text-align="justify" style:justify-single-word="false" fo:orphans="0" fo:widows="0"/>
      <style:text-properties fo:font-size="11pt" fo:language="cs" fo:country="none" officeooo:paragraph-rsid="001a56ad" style:font-name-asian="Arial1" style:font-size-asian="11pt" style:font-size-complex="11pt"/>
    </style:style>
    <style:style style:name="P35" style:family="paragraph" style:parent-style-name="Standard">
      <style:paragraph-properties fo:text-align="justify" style:justify-single-word="false" fo:orphans="0" fo:widows="0"/>
      <style:text-properties fo:font-size="11pt" style:text-underline-style="solid" style:text-underline-width="auto" style:text-underline-color="font-color" fo:font-weight="bold" officeooo:paragraph-rsid="001a56ad" style:font-size-asian="11pt" style:font-weight-asian="bold" style:font-size-complex="11pt" style:font-weight-complex="bold"/>
    </style:style>
    <style:style style:name="P36" style:family="paragraph" style:parent-style-name="Standard">
      <style:paragraph-properties fo:line-height="150%" fo:text-align="justify" style:justify-single-word="false" fo:orphans="0" fo:widows="0"/>
      <style:text-properties fo:font-size="11pt" style:text-underline-style="solid" style:text-underline-width="auto" style:text-underline-color="font-color" officeooo:paragraph-rsid="001a56ad" style:font-size-asian="11pt" style:font-size-complex="11pt"/>
    </style:style>
    <style:style style:name="P37" style:family="paragraph" style:parent-style-name="Standard">
      <style:paragraph-properties fo:orphans="0" fo:widows="0"/>
      <style:text-properties fo:font-size="11pt" officeooo:paragraph-rsid="001a56ad" fo:background-color="#ffff00" style:font-size-asian="11pt" style:font-size-complex="11pt"/>
    </style:style>
    <style:style style:name="P38" style:family="paragraph" style:parent-style-name="Standard">
      <style:paragraph-properties fo:text-align="justify" style:justify-single-word="false" fo:orphans="0" fo:widows="0"/>
      <style:text-properties fo:font-size="11pt" fo:font-style="italic" officeooo:paragraph-rsid="001a56ad" style:font-size-asian="11pt" style:font-style-asian="italic" style:font-size-complex="11pt"/>
    </style:style>
    <style:style style:name="P39" style:family="paragraph" style:parent-style-name="Standard">
      <style:paragraph-properties fo:text-align="justify" style:justify-single-word="false" fo:orphans="0" fo:widows="0"/>
      <style:text-properties fo:font-size="11pt" officeooo:paragraph-rsid="001a56ad" style:font-name-asian="Calibri1" style:font-size-asian="11pt" style:language-asian="en" style:country-asian="US" style:font-size-complex="11pt"/>
    </style:style>
    <style:style style:name="P40" style:family="paragraph" style:parent-style-name="Standard">
      <style:paragraph-properties fo:line-height="107%" fo:text-align="justify" style:justify-single-word="false" fo:orphans="0" fo:widows="0"/>
      <style:text-properties style:font-name="Calibri" fo:font-size="11pt" fo:language="cs" fo:country="none" fo:font-weight="bold" officeooo:paragraph-rsid="001a56ad" style:font-name-asian="Calibri1" style:font-size-asian="11pt" style:font-weight-asian="bold" style:font-name-complex="Calibri1" style:font-size-complex="11pt" style:font-weight-complex="bold"/>
    </style:style>
    <style:style style:name="P41" style:family="paragraph" style:parent-style-name="Standard">
      <style:paragraph-properties fo:text-align="justify" style:justify-single-word="false" fo:orphans="0" fo:widows="0"/>
      <style:text-properties fo:color="#ff0000" loext:opacity="100%" fo:font-size="11pt" officeooo:paragraph-rsid="001a56ad" style:font-size-asian="11pt" style:font-size-complex="11pt" style:font-weight-complex="bold"/>
    </style:style>
    <style:style style:name="P42" style:family="paragraph" style:parent-style-name="Standard">
      <style:text-properties officeooo:paragraph-rsid="001a56ad"/>
    </style:style>
    <style:style style:name="P43" style:family="paragraph" style:parent-style-name="Standard">
      <style:paragraph-properties fo:orphans="0" fo:widows="0">
        <style:tab-stops>
          <style:tab-stop style:position="0cm"/>
        </style:tab-stops>
      </style:paragraph-properties>
      <style:text-properties officeooo:paragraph-rsid="001a56ad" style:font-name-complex="Arial1" style:font-size-complex="11pt"/>
    </style:style>
    <style:style style:name="P44" style:family="paragraph" style:parent-style-name="Standard">
      <style:paragraph-properties fo:margin-top="0cm" fo:margin-bottom="0.212cm" style:contextual-spacing="false" fo:text-align="justify" style:justify-single-word="false" fo:orphans="0" fo:widows="0"/>
      <style:text-properties fo:color="#000000" loext:opacity="100%" fo:font-size="11pt" fo:font-weight="bold" officeooo:paragraph-rsid="001a56ad" style:font-size-asian="11pt" style:font-weight-asian="bold" style:font-size-complex="11pt" style:font-weight-complex="bold"/>
    </style:style>
    <style:style style:name="P45" style:family="paragraph" style:parent-style-name="Standard">
      <style:paragraph-properties fo:margin-top="0cm" fo:margin-bottom="0.212cm" style:contextual-spacing="false" fo:line-height="0.529cm" fo:orphans="0" fo:widows="0"/>
      <style:text-properties fo:color="#000000" loext:opacity="100%" fo:font-size="11pt" fo:font-weight="bold" officeooo:paragraph-rsid="001a56ad" style:font-size-asian="11pt" style:font-weight-asian="bold" style:font-size-complex="11pt"/>
    </style:style>
    <style:style style:name="P46" style:family="paragraph" style:parent-style-name="Standard">
      <style:paragraph-properties fo:margin-top="0cm" fo:margin-bottom="0.212cm" style:contextual-spacing="false" fo:line-height="0.529cm" fo:text-align="justify" style:justify-single-word="false" fo:orphans="0" fo:widows="0"/>
      <style:text-properties fo:color="#000000" loext:opacity="100%" fo:font-size="11pt" fo:font-weight="bold" officeooo:paragraph-rsid="001a56ad" style:font-size-asian="11pt" style:font-weight-asian="bold" style:font-size-complex="11pt"/>
    </style:style>
    <style:style style:name="P47" style:family="paragraph" style:parent-style-name="Standard">
      <style:paragraph-properties fo:margin-top="0cm" fo:margin-bottom="0.212cm" style:contextual-spacing="false" fo:line-height="0.529cm" fo:text-align="justify" style:justify-single-word="false" fo:orphans="0" fo:widows="0"/>
      <style:text-properties fo:color="#000000" loext:opacity="100%" fo:font-size="11pt" officeooo:paragraph-rsid="001a56ad" style:font-size-asian="11pt" style:font-size-complex="11pt"/>
    </style:style>
    <style:style style:name="P48" style:family="paragraph" style:parent-style-name="Standard">
      <style:paragraph-properties fo:margin-top="0cm" fo:margin-bottom="0.212cm" style:contextual-spacing="false" fo:line-height="0.529cm" fo:orphans="0" fo:widows="0"/>
      <style:text-properties fo:color="#000000" loext:opacity="100%" fo:font-size="11pt" officeooo:paragraph-rsid="001a56ad" style:font-size-asian="11pt" style:font-size-complex="11pt"/>
    </style:style>
    <style:style style:name="P49" style:family="paragraph" style:parent-style-name="Standard">
      <style:paragraph-properties fo:margin-top="0cm" fo:margin-bottom="0.212cm" style:contextual-spacing="false" fo:line-height="0.529cm" fo:text-align="justify" style:justify-single-word="false" fo:orphans="0" fo:widows="0"/>
      <style:text-properties fo:color="#000000" loext:opacity="100%" fo:font-size="11pt" fo:font-style="italic" officeooo:paragraph-rsid="001a56ad" style:font-size-asian="11pt" style:font-style-asian="italic" style:font-size-complex="11pt"/>
    </style:style>
    <style:style style:name="P50" style:family="paragraph" style:parent-style-name="Standard">
      <style:paragraph-properties fo:margin-top="0cm" fo:margin-bottom="0.212cm" style:contextual-spacing="false" fo:line-height="0.529cm" fo:text-align="justify" style:justify-single-word="false" fo:orphans="0" fo:widows="0"/>
      <style:text-properties fo:color="#000000" loext:opacity="100%" fo:font-size="11pt" fo:font-style="italic" officeooo:paragraph-rsid="001a56ad" style:font-size-asian="11pt" style:font-style-asian="italic" style:font-size-complex="11pt" style:font-style-complex="italic"/>
    </style:style>
    <style:style style:name="P51" style:family="paragraph" style:parent-style-name="Standard">
      <style:paragraph-properties fo:margin-top="0cm" fo:margin-bottom="0.212cm" style:contextual-spacing="false" fo:line-height="0.529cm" fo:orphans="0" fo:widows="0"/>
      <style:text-properties fo:color="#000000" loext:opacity="100%" fo:font-size="11pt" style:text-underline-style="solid" style:text-underline-width="auto" style:text-underline-color="font-color" officeooo:paragraph-rsid="001a56ad" style:font-size-asian="11pt" style:font-size-complex="11pt"/>
    </style:style>
    <style:style style:name="P52" style:family="paragraph" style:parent-style-name="Standard">
      <style:paragraph-properties fo:margin-top="0cm" fo:margin-bottom="0.212cm" style:contextual-spacing="false" fo:text-align="justify" style:justify-single-word="false" fo:orphans="0" fo:widows="0"/>
      <style:text-properties fo:font-size="11pt" officeooo:paragraph-rsid="001a56ad" style:font-size-asian="11pt" style:font-size-complex="11pt"/>
    </style:style>
    <style:style style:name="P53" style:family="paragraph" style:parent-style-name="Standard">
      <style:paragraph-properties fo:margin-top="0cm" fo:margin-bottom="0.212cm" style:contextual-spacing="false" fo:line-height="0.529cm" fo:text-align="justify" style:justify-single-word="false" fo:orphans="0" fo:widows="0" fo:keep-with-next="always"/>
      <style:text-properties fo:color="#000000" loext:opacity="100%" fo:font-size="11pt" officeooo:paragraph-rsid="001a56ad" style:font-size-asian="11pt" style:font-size-complex="11pt"/>
    </style:style>
    <style:style style:name="P54" style:family="paragraph" style:parent-style-name="Standard">
      <style:paragraph-properties fo:margin-left="0cm" fo:margin-right="0cm" fo:text-align="justify" style:justify-single-word="false" fo:orphans="0" fo:widows="0" fo:text-indent="1.251cm" style:auto-text-indent="false"/>
      <style:text-properties fo:font-size="11pt" officeooo:paragraph-rsid="001a56ad" style:font-size-asian="11pt" style:font-size-complex="11pt"/>
    </style:style>
    <style:style style:name="P55" style:family="paragraph" style:parent-style-name="Standard">
      <style:paragraph-properties fo:margin-left="0cm" fo:margin-right="0cm" fo:text-align="justify" style:justify-single-word="false" fo:orphans="0" fo:widows="0" fo:text-indent="1.058cm" style:auto-text-indent="false"/>
      <style:text-properties fo:color="#000000" loext:opacity="100%" fo:font-size="11pt" officeooo:paragraph-rsid="001a56ad" style:font-name-asian="Calibri1" style:font-size-asian="11pt" style:font-size-complex="11pt"/>
    </style:style>
    <style:style style:name="P56" style:family="paragraph" style:parent-style-name="Standard">
      <style:paragraph-properties fo:margin-top="0cm" fo:margin-bottom="0.106cm" style:contextual-spacing="false" fo:text-align="justify" style:justify-single-word="false" fo:orphans="0" fo:widows="0" fo:hyphenation-ladder-count="no-limit"/>
      <style:text-properties fo:font-size="11pt" officeooo:paragraph-rsid="001a56ad" style:font-size-asian="11pt" style:font-size-complex="11pt" style:font-weight-complex="bold" fo:hyphenate="false" fo:hyphenation-remain-char-count="2" fo:hyphenation-push-char-count="2" loext:hyphenation-no-caps="false"/>
    </style:style>
    <style:style style:name="P57" style:family="paragraph" style:parent-style-name="Standard">
      <style:paragraph-properties fo:margin-top="0cm" fo:margin-bottom="0.106cm" style:contextual-spacing="false" fo:text-align="justify" style:justify-single-word="false" fo:orphans="0" fo:widows="0"/>
      <style:text-properties fo:font-size="11pt" officeooo:paragraph-rsid="001a56ad" style:font-size-asian="11pt" style:font-size-complex="11pt" style:font-weight-complex="bold"/>
    </style:style>
    <style:style style:name="P58" style:family="paragraph" style:parent-style-name="Standard">
      <style:paragraph-properties fo:margin-top="0cm" fo:margin-bottom="0.106cm" style:contextual-spacing="false" fo:text-align="justify" style:justify-single-word="false" fo:orphans="0" fo:widows="0"/>
      <style:text-properties fo:font-size="11pt" style:text-underline-style="solid" style:text-underline-width="auto" style:text-underline-color="font-color" fo:font-weight="bold" officeooo:paragraph-rsid="001a56ad" style:font-size-asian="11pt" style:font-weight-asian="bold" style:font-size-complex="11pt" style:font-weight-complex="bold"/>
    </style:style>
    <style:style style:name="P59" style:family="paragraph" style:parent-style-name="Standard">
      <style:paragraph-properties fo:margin-top="0cm" fo:margin-bottom="0.106cm" style:contextual-spacing="false" fo:text-align="justify" style:justify-single-word="false" fo:orphans="0" fo:widows="0" fo:hyphenation-ladder-count="no-limit"/>
      <style:text-properties fo:font-size="11pt" fo:font-style="italic" officeooo:paragraph-rsid="001a56ad" style:font-size-asian="11pt" style:font-style-asian="italic" style:font-size-complex="11pt" style:font-weight-complex="bold" fo:hyphenate="false" fo:hyphenation-remain-char-count="2" fo:hyphenation-push-char-count="2" loext:hyphenation-no-caps="false"/>
    </style:style>
    <style:style style:name="P60" style:family="paragraph" style:parent-style-name="Standard">
      <style:paragraph-properties fo:margin-left="0.06cm" fo:margin-right="0cm" fo:margin-top="0cm" fo:margin-bottom="0.106cm" style:contextual-spacing="false" fo:text-align="justify" style:justify-single-word="false" fo:orphans="0" fo:widows="0" fo:text-indent="0cm" style:auto-text-indent="false"/>
      <style:text-properties fo:font-size="11pt" officeooo:paragraph-rsid="001a56ad" style:font-size-asian="11pt" style:font-size-complex="11pt" style:font-weight-complex="bold"/>
    </style:style>
    <style:style style:name="P61" style:family="paragraph" style:parent-style-name="Standard">
      <style:paragraph-properties fo:margin-left="0.06cm" fo:margin-right="0cm" fo:margin-top="0cm" fo:margin-bottom="0.106cm" style:contextual-spacing="false" fo:text-align="justify" style:justify-single-word="false" fo:orphans="0" fo:widows="0" fo:text-indent="0cm" style:auto-text-indent="false"/>
      <style:text-properties fo:font-size="11pt" officeooo:paragraph-rsid="001a56ad" style:font-size-asian="11pt" style:font-size-complex="11pt"/>
    </style:style>
    <style:style style:name="P62" style:family="paragraph" style:parent-style-name="Standard">
      <style:paragraph-properties fo:margin-left="0.06cm" fo:margin-right="0cm" fo:margin-top="0cm" fo:margin-bottom="0.106cm" style:contextual-spacing="false" fo:text-align="justify" style:justify-single-word="false" fo:orphans="0" fo:widows="0" fo:text-indent="0cm" style:auto-text-indent="false"/>
      <style:text-properties fo:font-size="11pt" style:text-underline-style="solid" style:text-underline-width="auto" style:text-underline-color="font-color" fo:font-weight="bold" officeooo:paragraph-rsid="001a56ad" style:font-size-asian="11pt" style:font-weight-asian="bold" style:font-size-complex="11pt" style:font-weight-complex="bold"/>
    </style:style>
    <style:style style:name="P63" style:family="paragraph" style:parent-style-name="Standard">
      <style:paragraph-properties fo:margin-left="0.06cm" fo:margin-right="0cm" fo:margin-top="0cm" fo:margin-bottom="0.106cm" style:contextual-spacing="false" fo:text-align="justify" style:justify-single-word="false" fo:orphans="0" fo:widows="0" fo:text-indent="0cm" style:auto-text-indent="false"/>
      <style:text-properties fo:color="#000000" loext:opacity="100%" fo:font-size="11pt" fo:font-style="italic" officeooo:paragraph-rsid="001a56ad" style:font-size-asian="11pt" style:font-style-asian="italic" style:font-size-complex="11pt"/>
    </style:style>
    <style:style style:name="P64" style:family="paragraph" style:parent-style-name="Standard">
      <style:paragraph-properties fo:margin-left="0.06cm" fo:margin-right="0cm" fo:margin-top="0cm" fo:margin-bottom="0.106cm" style:contextual-spacing="false" fo:text-align="justify" style:justify-single-word="false" fo:orphans="0" fo:widows="0" fo:text-indent="0cm" style:auto-text-indent="false"/>
      <style:text-properties fo:color="#000000" loext:opacity="100%" fo:font-size="11pt" officeooo:paragraph-rsid="001a56ad" style:font-size-asian="11pt" style:font-size-complex="11pt"/>
    </style:style>
    <style:style style:name="P65" style:family="paragraph" style:parent-style-name="Standard">
      <style:paragraph-properties fo:margin-left="0.885cm" fo:margin-right="0cm" fo:margin-top="0cm" fo:margin-bottom="0.106cm" style:contextual-spacing="false" fo:text-align="justify" style:justify-single-word="false" fo:orphans="0" fo:widows="0" fo:hyphenation-ladder-count="no-limit" fo:text-indent="0cm" style:auto-text-indent="false"/>
      <style:text-properties fo:font-size="11pt" officeooo:paragraph-rsid="001a56ad" style:font-size-asian="11pt" style:font-size-complex="11pt" style:font-weight-complex="bold" fo:hyphenate="false" fo:hyphenation-remain-char-count="2" fo:hyphenation-push-char-count="2" loext:hyphenation-no-caps="false"/>
    </style:style>
    <style:style style:name="P66" style:family="paragraph" style:parent-style-name="Standard">
      <style:paragraph-properties fo:margin-left="0.635cm" fo:margin-right="0cm" fo:margin-top="0cm" fo:margin-bottom="0.106cm" style:contextual-spacing="false" fo:text-align="justify" style:justify-single-word="false" fo:orphans="0" fo:widows="0" fo:hyphenation-ladder-count="no-limit" fo:text-indent="-0.134cm" style:auto-text-indent="false"/>
      <style:text-properties fo:font-size="11pt" officeooo:paragraph-rsid="001a56ad" style:font-size-asian="11pt" style:font-size-complex="11pt" style:font-weight-complex="bold" fo:hyphenate="false" fo:hyphenation-remain-char-count="2" fo:hyphenation-push-char-count="2" loext:hyphenation-no-caps="false"/>
    </style:style>
    <style:style style:name="P67" style:family="paragraph" style:parent-style-name="Standard">
      <style:paragraph-properties fo:margin-left="0.635cm" fo:margin-right="0cm" fo:margin-top="0cm" fo:margin-bottom="0.106cm" style:contextual-spacing="false" fo:text-align="justify" style:justify-single-word="false" fo:orphans="0" fo:widows="0" fo:hyphenation-ladder-count="no-limit" fo:text-indent="-0.134cm" style:auto-text-indent="false"/>
      <style:text-properties fo:font-size="11pt" fo:font-style="italic" officeooo:paragraph-rsid="001a56ad" style:font-size-asian="11pt" style:font-style-asian="italic" style:font-size-complex="11pt" style:font-weight-complex="bold" fo:hyphenate="false" fo:hyphenation-remain-char-count="2" fo:hyphenation-push-char-count="2" loext:hyphenation-no-caps="false"/>
    </style:style>
    <style:style style:name="P68" style:family="paragraph" style:parent-style-name="Standard">
      <style:paragraph-properties fo:margin-left="0.501cm" fo:margin-right="0cm" fo:margin-top="0cm" fo:margin-bottom="0.106cm" style:contextual-spacing="false" fo:text-align="justify" style:justify-single-word="false" fo:orphans="0" fo:widows="0" fo:hyphenation-ladder-count="no-limit" fo:text-indent="0cm" style:auto-text-indent="false"/>
      <style:text-properties fo:font-size="11pt" officeooo:paragraph-rsid="001a56ad" style:font-size-asian="11pt" style:font-size-complex="11pt" style:font-weight-complex="bold" fo:hyphenate="false" fo:hyphenation-remain-char-count="2" fo:hyphenation-push-char-count="2" loext:hyphenation-no-caps="false"/>
    </style:style>
    <style:style style:name="P69" style:family="paragraph" style:parent-style-name="Standard">
      <style:paragraph-properties fo:margin-left="1.136cm" fo:margin-right="0cm" fo:margin-top="0cm" fo:margin-bottom="0.106cm" style:contextual-spacing="false" fo:text-align="justify" style:justify-single-word="false" fo:orphans="0" fo:widows="0" fo:hyphenation-ladder-count="no-limit" fo:text-indent="0cm" style:auto-text-indent="false"/>
      <style:text-properties fo:font-size="11pt" officeooo:paragraph-rsid="001a56ad" style:font-size-asian="11pt" style:font-size-complex="11pt" style:font-weight-complex="bold" fo:hyphenate="false" fo:hyphenation-remain-char-count="2" fo:hyphenation-push-char-count="2" loext:hyphenation-no-caps="false"/>
    </style:style>
    <style:style style:name="P70" style:family="paragraph" style:parent-style-name="Standard">
      <style:paragraph-properties fo:margin-left="0.751cm" fo:margin-right="0cm" fo:margin-top="0cm" fo:margin-bottom="0.106cm" style:contextual-spacing="false" fo:text-align="justify" style:justify-single-word="false" fo:orphans="0" fo:widows="0" fo:text-indent="0cm" style:auto-text-indent="false"/>
      <style:text-properties fo:font-size="11pt" officeooo:paragraph-rsid="001a56ad" style:font-size-asian="11pt" style:font-size-complex="11pt" style:font-weight-complex="bold"/>
    </style:style>
    <style:style style:name="P71" style:family="paragraph" style:parent-style-name="Standard">
      <style:paragraph-properties fo:margin-left="0.751cm" fo:margin-right="0cm" fo:margin-top="0cm" fo:margin-bottom="0.106cm" style:contextual-spacing="false" fo:text-align="justify" style:justify-single-word="false" fo:orphans="0" fo:widows="0" fo:text-indent="0cm" style:auto-text-indent="false"/>
      <style:text-properties fo:font-size="11pt" officeooo:paragraph-rsid="001a56ad" style:font-size-asian="11pt" style:font-size-complex="11pt"/>
    </style:style>
    <style:style style:name="P72" style:family="paragraph" style:parent-style-name="Standard">
      <style:paragraph-properties fo:margin-left="0.751cm" fo:margin-right="0cm" fo:margin-top="0.423cm" fo:margin-bottom="0.635cm" style:contextual-spacing="false" fo:text-align="justify" style:justify-single-word="false" fo:orphans="0" fo:widows="0" fo:text-indent="0cm" style:auto-text-indent="false"/>
      <style:text-properties fo:font-size="11pt" officeooo:paragraph-rsid="001a56ad" style:font-size-asian="11pt" style:font-size-complex="11pt"/>
    </style:style>
    <style:style style:name="P73" style:family="paragraph" style:parent-style-name="Standard">
      <style:paragraph-properties fo:margin-left="0.751cm" fo:margin-right="0cm" fo:line-height="121%" fo:orphans="0" fo:widows="0" fo:text-indent="0cm" style:auto-text-indent="false"/>
      <style:text-properties fo:font-size="11pt" officeooo:paragraph-rsid="001a56ad" style:font-size-asian="11pt" style:font-size-complex="11pt"/>
    </style:style>
    <style:style style:name="P74" style:family="paragraph" style:parent-style-name="Standard">
      <style:paragraph-properties fo:margin-left="0.751cm" fo:margin-right="0cm" fo:margin-top="0.423cm" fo:margin-bottom="0.635cm" style:contextual-spacing="true" fo:text-align="justify" style:justify-single-word="false" fo:orphans="0" fo:widows="0" fo:text-indent="0cm" style:auto-text-indent="false">
        <style:tab-stops>
          <style:tab-stop style:position="1cm"/>
        </style:tab-stops>
      </style:paragraph-properties>
      <style:text-properties style:font-name="Arial" officeooo:paragraph-rsid="001a56ad" style:font-name-complex="Arial1"/>
    </style:style>
    <style:style style:name="P75" style:family="paragraph" style:parent-style-name="Standard">
      <style:paragraph-properties fo:margin-left="0cm" fo:margin-right="0cm" fo:margin-top="0cm" fo:margin-bottom="0.106cm" style:contextual-spacing="false" fo:text-align="justify" style:justify-single-word="false" fo:orphans="0" fo:widows="0" fo:text-indent="0.501cm" style:auto-text-indent="false"/>
      <style:text-properties fo:font-size="11pt" officeooo:paragraph-rsid="001a56ad" style:font-size-asian="11pt" style:font-size-complex="11pt"/>
    </style:style>
    <style:style style:name="P76" style:family="paragraph" style:parent-style-name="Standard">
      <style:paragraph-properties fo:margin-left="0cm" fo:margin-right="0cm" fo:margin-top="0cm" fo:margin-bottom="0.106cm" style:contextual-spacing="false" fo:text-align="justify" style:justify-single-word="false" fo:orphans="0" fo:widows="0" fo:text-indent="0.501cm" style:auto-text-indent="false"/>
      <style:text-properties fo:font-size="11pt" style:text-underline-style="solid" style:text-underline-width="auto" style:text-underline-color="font-color" fo:font-weight="bold" officeooo:paragraph-rsid="001a56ad" style:font-size-asian="11pt" style:font-weight-asian="bold" style:font-size-complex="11pt" style:font-weight-complex="bold"/>
    </style:style>
    <style:style style:name="P77" style:family="paragraph" style:parent-style-name="Standard">
      <style:paragraph-properties fo:margin-left="0cm" fo:margin-right="0cm" fo:margin-top="0cm" fo:margin-bottom="0.106cm" style:contextual-spacing="false" fo:text-align="justify" style:justify-single-word="false" fo:orphans="0" fo:widows="0" fo:text-indent="0.635cm" style:auto-text-indent="false"/>
      <style:text-properties fo:font-size="11pt" style:text-underline-style="solid" style:text-underline-width="auto" style:text-underline-color="font-color" fo:font-weight="bold" officeooo:paragraph-rsid="001a56ad" style:font-size-asian="11pt" style:font-weight-asian="bold" style:font-size-complex="11pt" style:font-weight-complex="bold"/>
    </style:style>
    <style:style style:name="P78" style:family="paragraph" style:parent-style-name="Standard">
      <style:paragraph-properties fo:margin-left="1.33cm" fo:margin-right="0cm" fo:margin-top="0cm" fo:margin-bottom="0.106cm" style:contextual-spacing="false" fo:text-align="justify" style:justify-single-word="false" fo:orphans="0" fo:widows="0" fo:text-indent="-0.579cm" style:auto-text-indent="false"/>
      <style:text-properties fo:font-size="11pt" style:text-underline-style="solid" style:text-underline-width="auto" style:text-underline-color="font-color" fo:font-weight="bold" officeooo:paragraph-rsid="001a56ad" style:font-size-asian="11pt" style:font-weight-asian="bold" style:font-size-complex="11pt" style:font-weight-complex="bold"/>
    </style:style>
    <style:style style:name="P79" style:family="paragraph" style:parent-style-name="Standard">
      <style:paragraph-properties fo:margin-left="0.635cm" fo:margin-right="0cm" fo:margin-top="0cm" fo:margin-bottom="0.106cm" style:contextual-spacing="false" fo:text-align="justify" style:justify-single-word="false" fo:orphans="0" fo:widows="0" fo:hyphenation-ladder-count="no-limit" fo:text-indent="0cm" style:auto-text-indent="false"/>
      <style:text-properties fo:font-size="11pt" officeooo:paragraph-rsid="001a56ad" style:font-size-asian="11pt" style:font-size-complex="11pt" style:font-weight-complex="bold" fo:hyphenate="false" fo:hyphenation-remain-char-count="2" fo:hyphenation-push-char-count="2" loext:hyphenation-no-caps="false"/>
    </style:style>
    <style:style style:name="P80" style:family="paragraph" style:parent-style-name="Standard">
      <style:paragraph-properties fo:margin-left="0.635cm" fo:margin-right="0cm" fo:text-align="justify" style:justify-single-word="false" fo:orphans="0" fo:widows="0" fo:text-indent="0cm" style:auto-text-indent="false"/>
      <style:text-properties fo:font-size="11pt" officeooo:paragraph-rsid="001a56ad" style:font-size-asian="11pt" style:font-size-complex="11pt"/>
    </style:style>
    <style:style style:name="P81" style:family="paragraph" style:parent-style-name="Standard">
      <style:paragraph-properties fo:margin-left="0.51cm" fo:margin-right="0cm" fo:margin-top="0cm" fo:margin-bottom="0.212cm" style:contextual-spacing="false" fo:text-align="justify" style:justify-single-word="false" fo:orphans="0" fo:widows="0" fo:text-indent="0cm" style:auto-text-indent="false"/>
      <style:text-properties fo:font-size="11pt" officeooo:paragraph-rsid="001a56ad" style:font-size-asian="11pt" style:font-size-complex="11pt" style:font-weight-complex="bold"/>
    </style:style>
    <style:style style:name="P82" style:family="paragraph" style:parent-style-name="Standard">
      <style:paragraph-properties fo:margin-left="0.51cm" fo:margin-right="0cm" fo:margin-top="0cm" fo:margin-bottom="0.212cm" style:contextual-spacing="false" fo:text-align="justify" style:justify-single-word="false" fo:orphans="0" fo:widows="0" fo:text-indent="0cm" style:auto-text-indent="false"/>
      <style:text-properties fo:font-size="11pt" officeooo:paragraph-rsid="001a56ad" style:font-size-asian="11pt" style:font-size-complex="11pt"/>
    </style:style>
    <style:style style:name="P83" style:family="paragraph" style:parent-style-name="Standard">
      <style:paragraph-properties fo:margin-left="0.51cm" fo:margin-right="0cm" fo:margin-top="0cm" fo:margin-bottom="0.212cm" style:contextual-spacing="true" fo:text-align="justify" style:justify-single-word="false" fo:orphans="0" fo:widows="0" fo:text-indent="0cm" style:auto-text-indent="false"/>
      <style:text-properties style:font-name="Arial" officeooo:paragraph-rsid="001a56ad" style:font-name-complex="Arial1" style:font-weight-complex="bold"/>
    </style:style>
    <style:style style:name="P84" style:family="paragraph" style:parent-style-name="Standard">
      <style:paragraph-properties fo:margin-left="0.51cm" fo:margin-right="0cm" fo:margin-top="0cm" fo:margin-bottom="0.212cm" style:contextual-spacing="true" fo:text-align="justify" style:justify-single-word="false" fo:orphans="0" fo:widows="0" fo:text-indent="0cm" style:auto-text-indent="false"/>
      <style:text-properties style:font-name="Arial" officeooo:paragraph-rsid="001a56ad" style:font-name-complex="Arial1"/>
    </style:style>
    <style:style style:name="P85" style:family="paragraph" style:parent-style-name="Standard">
      <style:paragraph-properties fo:margin-left="0.51cm" fo:margin-right="0cm" fo:margin-top="0cm" fo:margin-bottom="0.212cm" style:contextual-spacing="true" fo:text-align="justify" style:justify-single-word="false" fo:orphans="0" fo:widows="0" fo:text-indent="0cm" style:auto-text-indent="false"/>
      <style:text-properties style:font-name="Arial" fo:font-weight="bold" officeooo:paragraph-rsid="001a56ad" style:font-weight-asian="bold" style:font-name-complex="Arial1" style:font-weight-complex="bold"/>
    </style:style>
    <style:style style:name="P86" style:family="paragraph" style:parent-style-name="Standard">
      <style:paragraph-properties fo:margin-left="0.501cm" fo:margin-right="0cm" fo:line-height="150%" fo:text-align="justify" style:justify-single-word="false" fo:orphans="0" fo:widows="0" fo:text-indent="-0.501cm" style:auto-text-indent="false"/>
      <style:text-properties fo:font-size="11pt" style:text-underline-style="solid" style:text-underline-width="auto" style:text-underline-color="font-color" officeooo:paragraph-rsid="001a56ad" style:font-size-asian="11pt" style:font-size-complex="11pt"/>
    </style:style>
    <style:style style:name="P87" style:family="paragraph" style:parent-style-name="Standard">
      <style:paragraph-properties fo:margin-top="0cm" fo:margin-bottom="0.423cm" style:contextual-spacing="false" fo:text-align="justify" style:justify-single-word="false" fo:orphans="0" fo:widows="0" style:punctuation-wrap="hanging" style:vertical-align="baseline"/>
      <style:text-properties fo:font-size="11pt" fo:font-weight="bold" officeooo:paragraph-rsid="001a56ad" style:font-size-asian="11pt" style:font-weight-asian="bold" style:font-size-complex="11pt"/>
    </style:style>
    <style:style style:name="P88" style:family="paragraph" style:parent-style-name="Standard">
      <style:paragraph-properties fo:margin-top="0cm" fo:margin-bottom="0.423cm" style:contextual-spacing="false" fo:text-align="justify" style:justify-single-word="false" fo:orphans="0" fo:widows="0"/>
      <style:text-properties fo:font-size="11pt" officeooo:paragraph-rsid="001a56ad" style:font-name-asian="Calibri1" style:font-size-asian="11pt" style:language-asian="en" style:country-asian="US" style:font-size-complex="11pt"/>
    </style:style>
    <style:style style:name="P89" style:family="paragraph" style:parent-style-name="Standard">
      <style:paragraph-properties fo:margin-top="0cm" fo:margin-bottom="0.423cm" style:contextual-spacing="false" fo:text-align="justify" style:justify-single-word="false" fo:orphans="0" fo:widows="0" style:punctuation-wrap="hanging" style:vertical-align="baseline"/>
      <style:text-properties fo:font-size="11pt" officeooo:paragraph-rsid="001a56ad" style:font-size-asian="11pt" style:font-size-complex="11pt"/>
    </style:style>
    <style:style style:name="P90" style:family="paragraph" style:parent-style-name="Standard">
      <style:paragraph-properties fo:margin-top="0cm" fo:margin-bottom="0.423cm" style:contextual-spacing="false" fo:text-align="justify" style:justify-single-word="false" fo:orphans="0" fo:widows="0"/>
      <style:text-properties fo:font-size="11pt" officeooo:paragraph-rsid="001a56ad" style:font-size-asian="11pt" style:font-size-complex="11pt"/>
    </style:style>
    <style:style style:name="P91" style:family="paragraph" style:parent-style-name="Standard">
      <style:paragraph-properties fo:margin-top="0cm" fo:margin-bottom="0.423cm" style:contextual-spacing="false" fo:text-align="justify" style:justify-single-word="false" fo:orphans="0" fo:widows="0" style:punctuation-wrap="hanging" style:vertical-align="baseline"/>
      <style:text-properties fo:font-size="11pt" officeooo:paragraph-rsid="001a56ad" style:font-size-asian="11pt" style:font-size-complex="11pt" style:font-weight-complex="bold"/>
    </style:style>
    <style:style style:name="P92" style:family="paragraph" style:parent-style-name="Standard">
      <style:paragraph-properties fo:margin-top="0cm" fo:margin-bottom="0.423cm" style:contextual-spacing="false" fo:text-align="justify" style:justify-single-word="false" fo:orphans="0" fo:widows="0" fo:keep-with-next="always" style:punctuation-wrap="hanging" style:vertical-align="baseline"/>
      <style:text-properties fo:font-size="11pt" fo:font-weight="bold" officeooo:paragraph-rsid="001a56ad" style:font-size-asian="11pt" style:font-weight-asian="bold" style:font-size-complex="11pt"/>
    </style:style>
    <style:style style:name="P93" style:family="paragraph" style:parent-style-name="Standard">
      <style:paragraph-properties fo:margin-top="0cm" fo:margin-bottom="0.423cm" style:contextual-spacing="false" fo:text-align="justify" style:justify-single-word="false" fo:orphans="0" fo:widows="0" fo:keep-with-next="always" style:punctuation-wrap="hanging" style:vertical-align="baseline"/>
      <style:text-properties fo:font-size="11pt" officeooo:paragraph-rsid="001a56ad" style:font-size-asian="11pt" style:font-size-complex="11pt" style:font-weight-complex="bold"/>
    </style:style>
    <style:style style:name="P94" style:family="paragraph" style:parent-style-name="Standard">
      <style:paragraph-properties fo:margin-top="0.423cm" fo:margin-bottom="0.212cm" style:contextual-spacing="false" fo:text-align="justify" style:justify-single-word="false" fo:orphans="0" fo:widows="0">
        <style:tab-stops>
          <style:tab-stop style:position="1cm"/>
        </style:tab-stops>
      </style:paragraph-properties>
      <style:text-properties fo:font-size="11pt" officeooo:paragraph-rsid="001a56ad" style:font-size-asian="11pt" style:font-size-complex="11pt"/>
    </style:style>
    <style:style style:name="P95" style:family="paragraph" style:parent-style-name="Standard">
      <style:paragraph-properties fo:margin-top="0.847cm" fo:margin-bottom="0.423cm" style:contextual-spacing="false" fo:orphans="0" fo:widows="0"/>
      <style:text-properties fo:font-size="11pt" fo:font-weight="bold" officeooo:paragraph-rsid="001a56ad" style:font-size-asian="11pt" style:language-asian="ar" style:country-asian="SA" style:font-weight-asian="bold" style:font-size-complex="11pt"/>
    </style:style>
    <style:style style:name="P96" style:family="paragraph" style:parent-style-name="Standard">
      <style:paragraph-properties fo:margin-top="0.212cm" fo:margin-bottom="0.423cm" style:contextual-spacing="false" fo:text-align="justify" style:justify-single-word="false" fo:orphans="0" fo:widows="0"/>
      <style:text-properties fo:font-size="11pt" officeooo:paragraph-rsid="001a56ad" style:font-name-asian="Calibri1" style:font-size-asian="11pt" style:language-asian="en" style:country-asian="US" style:font-size-complex="11pt"/>
    </style:style>
    <style:style style:name="P97" style:family="paragraph" style:parent-style-name="Standard">
      <style:paragraph-properties fo:margin-top="0.212cm" fo:margin-bottom="0.423cm" style:contextual-spacing="false" fo:text-align="justify" style:justify-single-word="false" fo:orphans="0" fo:widows="0"/>
      <style:text-properties fo:font-size="11pt" officeooo:paragraph-rsid="001a56ad" style:font-size-asian="11pt" style:font-size-complex="11pt"/>
    </style:style>
    <style:style style:name="P98" style:family="paragraph" style:parent-style-name="Standard">
      <style:paragraph-properties fo:margin-top="0.494cm" fo:margin-bottom="0.494cm" style:contextual-spacing="false" fo:text-align="justify" style:justify-single-word="false" fo:orphans="0" fo:widows="0"/>
      <style:text-properties fo:font-size="11pt" officeooo:paragraph-rsid="001a56ad" style:font-size-asian="11pt" style:language-asian="ar" style:country-asian="SA" style:font-size-complex="11pt"/>
    </style:style>
    <style:style style:name="P99" style:family="paragraph" style:parent-style-name="Standard">
      <style:paragraph-properties fo:margin-top="0.423cm" fo:margin-bottom="0.423cm" style:contextual-spacing="false" fo:text-align="justify" style:justify-single-word="false" fo:orphans="0" fo:widows="0" style:punctuation-wrap="hanging" style:vertical-align="baseline"/>
      <style:text-properties fo:font-size="11pt" fo:font-weight="bold" officeooo:paragraph-rsid="001a56ad" style:font-size-asian="11pt" style:font-weight-asian="bold" style:font-size-complex="11pt"/>
    </style:style>
    <style:style style:name="P100" style:family="paragraph" style:parent-style-name="Standard">
      <style:paragraph-properties fo:margin-top="0cm" fo:margin-bottom="0.353cm" style:contextual-spacing="false" fo:text-align="justify" style:justify-single-word="false" fo:orphans="0" fo:widows="0"/>
      <style:text-properties fo:font-size="11pt" officeooo:paragraph-rsid="001a56ad" style:font-size-asian="11pt" style:font-size-complex="11pt"/>
    </style:style>
    <style:style style:name="P101" style:family="paragraph" style:parent-style-name="Standard">
      <style:paragraph-properties fo:margin-left="0.079cm" fo:margin-right="0cm" fo:text-align="justify" style:justify-single-word="false" fo:keep-together="always" fo:orphans="0" fo:widows="0" fo:text-indent="0cm" style:auto-text-indent="false" fo:keep-with-next="always"/>
      <style:text-properties fo:color="#000000" loext:opacity="100%" fo:font-size="11pt" officeooo:paragraph-rsid="001a56ad" style:font-size-asian="11pt" style:font-size-complex="11pt"/>
    </style:style>
    <style:style style:name="P102" style:family="paragraph" style:parent-style-name="Standard">
      <style:paragraph-properties fo:margin-left="0.751cm" fo:margin-right="0cm" fo:margin-top="0cm" fo:margin-bottom="0.353cm" style:contextual-spacing="true" fo:text-align="justify" style:justify-single-word="false" fo:orphans="0" fo:widows="0" fo:text-indent="-0.751cm" style:auto-text-indent="false"/>
      <style:text-properties style:font-name="Arial" officeooo:paragraph-rsid="001a56ad" style:font-name-complex="Arial1" style:font-weight-complex="bold"/>
    </style:style>
    <style:style style:name="P103" style:family="paragraph" style:parent-style-name="Standard">
      <style:paragraph-properties fo:margin-left="0.751cm" fo:margin-right="0cm" fo:margin-top="0cm" fo:margin-bottom="0.353cm" style:contextual-spacing="true" fo:text-align="justify" style:justify-single-word="false" fo:orphans="0" fo:widows="0" fo:text-indent="-0.751cm" style:auto-text-indent="false"/>
      <style:text-properties style:font-name="Arial" officeooo:paragraph-rsid="001a56ad" style:font-name-complex="Arial1"/>
    </style:style>
    <style:style style:name="P104" style:family="paragraph" style:parent-style-name="Standard">
      <style:paragraph-properties fo:margin-left="0.75cm" fo:margin-right="0cm" fo:margin-top="0.423cm" fo:margin-bottom="0.353cm" style:contextual-spacing="true" fo:text-align="justify" style:justify-single-word="false" fo:orphans="0" fo:widows="0" fo:text-indent="-0.75cm" style:auto-text-indent="false"/>
      <style:text-properties style:font-name="Arial" officeooo:paragraph-rsid="001a56ad" style:font-name-complex="Arial1"/>
    </style:style>
    <style:style style:name="P105" style:family="paragraph" style:parent-style-name="Standard">
      <style:paragraph-properties fo:margin-left="0.654cm" fo:margin-right="0cm" fo:margin-top="0cm" fo:margin-bottom="0.212cm" style:contextual-spacing="true" fo:text-align="justify" style:justify-single-word="false" fo:orphans="0" fo:widows="0" fo:text-indent="0cm" style:auto-text-indent="false"/>
      <style:text-properties style:font-name="Arial" officeooo:paragraph-rsid="001a56ad" style:font-name-complex="Arial1" style:font-weight-complex="bold"/>
    </style:style>
    <style:style style:name="P106" style:family="paragraph" style:parent-style-name="Standard">
      <style:paragraph-properties fo:margin-left="0.651cm" fo:margin-right="0cm" fo:margin-top="0cm" fo:margin-bottom="0.212cm" style:contextual-spacing="true" fo:text-align="justify" style:justify-single-word="false" fo:orphans="0" fo:widows="0" fo:text-indent="0cm" style:auto-text-indent="false"/>
      <style:text-properties style:font-name="Arial" officeooo:paragraph-rsid="001a56ad" style:font-name-complex="Arial1" style:font-weight-complex="bold"/>
    </style:style>
    <style:style style:name="P107" style:family="paragraph" style:parent-style-name="Standard">
      <style:paragraph-properties fo:margin-left="0.52cm" fo:margin-right="0cm" fo:margin-top="0cm" fo:margin-bottom="0.212cm" style:contextual-spacing="true" fo:text-align="justify" style:justify-single-word="false" fo:orphans="0" fo:widows="0" fo:text-indent="-0.011cm" style:auto-text-indent="false"/>
      <style:text-properties style:font-name="Arial" officeooo:paragraph-rsid="001a56ad" style:font-name-complex="Arial1"/>
    </style:style>
    <style:style style:name="P108" style:family="paragraph" style:parent-style-name="Standard">
      <style:paragraph-properties fo:margin-left="0.52cm" fo:margin-right="0cm" fo:margin-top="0cm" fo:margin-bottom="0.212cm" style:contextual-spacing="true" fo:text-align="justify" style:justify-single-word="false" fo:orphans="0" fo:widows="0" fo:text-indent="-0.011cm" style:auto-text-indent="false"/>
      <style:text-properties style:font-name="Arial" officeooo:paragraph-rsid="001a56ad" style:font-name-complex="Arial1" style:font-weight-complex="bold"/>
    </style:style>
    <style:style style:name="P109" style:family="paragraph" style:parent-style-name="Standard">
      <style:paragraph-properties fo:margin-left="0.529cm" fo:margin-right="0cm" fo:margin-top="0cm" fo:margin-bottom="0.212cm" style:contextual-spacing="true" fo:text-align="justify" style:justify-single-word="false" fo:orphans="0" fo:widows="0" fo:text-indent="0cm" style:auto-text-indent="false"/>
      <style:text-properties style:font-name="Arial" officeooo:paragraph-rsid="001a56ad" style:font-name-complex="Arial1" style:font-weight-complex="bold"/>
    </style:style>
    <style:style style:name="P110" style:family="paragraph" style:parent-style-name="Standard">
      <style:paragraph-properties fo:margin-left="0.52cm" fo:margin-right="0cm" fo:margin-top="0cm" fo:margin-bottom="0.212cm" style:contextual-spacing="true" fo:text-align="justify" style:justify-single-word="false" fo:orphans="0" fo:widows="0" fo:text-indent="0cm" style:auto-text-indent="false"/>
      <style:text-properties style:font-name="Arial" officeooo:paragraph-rsid="001a56ad" style:font-name-complex="Arial1" style:font-weight-complex="bold"/>
    </style:style>
    <style:style style:name="P111" style:family="paragraph" style:parent-style-name="Standard">
      <style:paragraph-properties fo:margin-left="0cm" fo:margin-right="0cm" fo:margin-top="0cm" fo:margin-bottom="0cm" style:contextual-spacing="true" fo:text-align="justify" style:justify-single-word="false" fo:orphans="0" fo:widows="0" fo:text-indent="0cm" style:auto-text-indent="false"/>
      <style:text-properties style:font-name="Arial" officeooo:paragraph-rsid="001a56ad" style:font-name-complex="Arial1"/>
    </style:style>
    <style:style style:name="P112" style:family="paragraph" style:parent-style-name="Standard" style:list-style-name="WWNum7">
      <style:paragraph-properties fo:text-align="justify" style:justify-single-word="false" fo:orphans="0" fo:widows="0" fo:hyphenation-ladder-count="no-limit"/>
      <style:text-properties fo:font-size="11pt" fo:font-weight="bold" officeooo:paragraph-rsid="001a56ad" style:font-name-asian="Calibri1" style:font-size-asian="11pt" style:font-weight-asian="bold" style:font-size-complex="11pt" style:font-weight-complex="bold" fo:hyphenate="false" fo:hyphenation-remain-char-count="2" fo:hyphenation-push-char-count="2" loext:hyphenation-no-caps="false"/>
    </style:style>
    <style:style style:name="P113" style:family="paragraph" style:parent-style-name="Standard" style:list-style-name="WWNum8">
      <style:paragraph-properties fo:orphans="0" fo:widows="0" fo:hyphenation-ladder-count="no-limit"/>
      <style:text-properties fo:font-size="11pt" fo:font-weight="bold" officeooo:paragraph-rsid="001a56ad" style:font-size-asian="11pt" style:font-weight-asian="bold" style:font-size-complex="11pt" fo:hyphenate="false" fo:hyphenation-remain-char-count="2" fo:hyphenation-push-char-count="2" loext:hyphenation-no-caps="false"/>
    </style:style>
    <style:style style:name="P114" style:family="paragraph" style:parent-style-name="Standard" style:list-style-name="WWNum8">
      <style:paragraph-properties fo:text-align="justify" style:justify-single-word="false" fo:orphans="0" fo:widows="0" fo:hyphenation-ladder-count="no-limit"/>
      <style:text-properties fo:font-size="11pt" fo:font-weight="bold" officeooo:paragraph-rsid="001a56ad" style:font-size-asian="11pt" style:font-weight-asian="bold" style:font-size-complex="11pt" style:font-weight-complex="bold" fo:hyphenate="false" fo:hyphenation-remain-char-count="2" fo:hyphenation-push-char-count="2" loext:hyphenation-no-caps="false"/>
    </style:style>
    <style:style style:name="P115" style:family="paragraph" style:parent-style-name="Standard" style:list-style-name="WWNum8">
      <style:paragraph-properties fo:text-align="justify" style:justify-single-word="false" fo:orphans="0" fo:widows="0" fo:hyphenation-ladder-count="no-limit"/>
      <style:text-properties fo:font-size="11pt" officeooo:paragraph-rsid="001a56ad" style:font-size-asian="11pt" style:font-size-complex="11pt" fo:hyphenate="false" fo:hyphenation-remain-char-count="2" fo:hyphenation-push-char-count="2" loext:hyphenation-no-caps="false"/>
    </style:style>
    <style:style style:name="P116" style:family="paragraph" style:parent-style-name="Standard" style:list-style-name="WWNum18">
      <style:paragraph-properties fo:text-align="justify" style:justify-single-word="false" fo:orphans="0" fo:widows="0"/>
      <style:text-properties fo:font-size="11pt" officeooo:paragraph-rsid="001a56ad" style:font-size-asian="11pt" style:font-size-complex="11pt"/>
    </style:style>
    <style:style style:name="P117" style:family="paragraph" style:parent-style-name="Standard" style:list-style-name="WWNum8">
      <style:paragraph-properties fo:margin-top="0cm" fo:margin-bottom="0.106cm" style:contextual-spacing="false" fo:text-align="justify" style:justify-single-word="false" fo:orphans="0" fo:widows="0" fo:hyphenation-ladder-count="no-limit"/>
      <style:text-properties fo:font-size="11pt" fo:font-weight="bold" officeooo:paragraph-rsid="001a56ad" style:font-size-asian="11pt" style:font-weight-asian="bold" style:font-size-complex="11pt" style:font-weight-complex="bold" fo:hyphenate="false" fo:hyphenation-remain-char-count="2" fo:hyphenation-push-char-count="2" loext:hyphenation-no-caps="false"/>
    </style:style>
    <style:style style:name="P118" style:family="paragraph" style:parent-style-name="Standard" style:list-style-name="WWNum8">
      <style:paragraph-properties fo:margin-top="0cm" fo:margin-bottom="0.106cm" style:contextual-spacing="false" fo:text-align="justify" style:justify-single-word="false" fo:orphans="0" fo:widows="0" fo:hyphenation-ladder-count="no-limit"/>
      <style:text-properties fo:font-size="11pt" officeooo:paragraph-rsid="001a56ad" style:font-size-asian="11pt" style:font-size-complex="11pt" style:font-weight-complex="bold" fo:hyphenate="false" fo:hyphenation-remain-char-count="2" fo:hyphenation-push-char-count="2" loext:hyphenation-no-caps="false"/>
    </style:style>
    <style:style style:name="P119" style:family="paragraph" style:parent-style-name="Standard" style:list-style-name="WWNum8">
      <style:paragraph-properties fo:margin-top="0cm" fo:margin-bottom="0.106cm" style:contextual-spacing="false" fo:text-align="justify" style:justify-single-word="false" fo:orphans="0" fo:widows="0" fo:hyphenation-ladder-count="no-limit"/>
      <style:text-properties fo:color="#000000" loext:opacity="100%" fo:font-size="11pt" fo:font-weight="bold" officeooo:paragraph-rsid="001a56ad" style:font-size-asian="11pt" style:font-weight-asian="bold" style:font-size-complex="11pt" fo:hyphenate="false" fo:hyphenation-remain-char-count="2" fo:hyphenation-push-char-count="2" loext:hyphenation-no-caps="false"/>
    </style:style>
    <style:style style:name="P120" style:family="paragraph" style:parent-style-name="Standard" style:list-style-name="WWNum8">
      <style:paragraph-properties fo:margin-top="0cm" fo:margin-bottom="0cm" style:contextual-spacing="true" fo:line-height="115%" fo:text-align="justify" style:justify-single-word="false" fo:orphans="0" fo:widows="0"/>
      <style:text-properties style:font-name="Arial" fo:font-weight="bold" officeooo:paragraph-rsid="001a56ad" style:font-weight-asian="bold" style:font-name-complex="Arial1"/>
    </style:style>
    <style:style style:name="P121" style:family="paragraph" style:parent-style-name="Standard" style:list-style-name="WWNum12">
      <style:paragraph-properties fo:margin-top="0cm" fo:margin-bottom="0cm" style:contextual-spacing="true" fo:line-height="100%" fo:text-align="justify" style:justify-single-word="false" fo:orphans="0" fo:widows="0"/>
      <style:text-properties style:font-name="Arial" fo:font-weight="bold" officeooo:paragraph-rsid="001a56ad" style:font-weight-asian="bold" style:font-name-complex="Arial1" style:font-weight-complex="bold"/>
    </style:style>
    <style:style style:name="P122" style:family="paragraph" style:parent-style-name="Standard" style:list-style-name="WWNum12">
      <style:paragraph-properties fo:margin-top="0cm" fo:margin-bottom="0cm" style:contextual-spacing="true" fo:line-height="100%" fo:text-align="justify" style:justify-single-word="false" fo:orphans="0" fo:widows="0"/>
      <style:text-properties style:font-name="Arial" officeooo:paragraph-rsid="001a56ad" style:font-name-complex="Arial1"/>
    </style:style>
    <style:style style:name="P123" style:family="paragraph" style:parent-style-name="Standard" style:list-style-name="WWNum9">
      <style:paragraph-properties fo:margin-left="0.635cm" fo:margin-right="0cm" fo:margin-top="0cm" fo:margin-bottom="0.106cm" style:contextual-spacing="false" fo:text-align="justify" style:justify-single-word="false" fo:orphans="0" fo:widows="0" fo:hyphenation-ladder-count="no-limit" fo:text-indent="-0.385cm" style:auto-text-indent="false"/>
      <style:text-properties fo:font-size="11pt" officeooo:paragraph-rsid="001a56ad" style:font-size-asian="11pt" style:font-size-complex="11pt" fo:hyphenate="false" fo:hyphenation-remain-char-count="2" fo:hyphenation-push-char-count="2" loext:hyphenation-no-caps="false"/>
    </style:style>
    <style:style style:name="P124" style:family="paragraph" style:parent-style-name="Standard" style:list-style-name="WWNum10">
      <style:paragraph-properties fo:margin-left="0.635cm" fo:margin-right="0cm" fo:margin-top="0cm" fo:margin-bottom="0.106cm" style:contextual-spacing="false" fo:text-align="justify" style:justify-single-word="false" fo:orphans="0" fo:widows="0" fo:hyphenation-ladder-count="no-limit" fo:text-indent="-0.385cm" style:auto-text-indent="false"/>
      <style:text-properties fo:font-size="11pt" officeooo:paragraph-rsid="001a56ad" style:font-size-asian="11pt" style:font-size-complex="11pt" style:font-weight-complex="bold" fo:hyphenate="false" fo:hyphenation-remain-char-count="2" fo:hyphenation-push-char-count="2" loext:hyphenation-no-caps="false"/>
    </style:style>
    <style:style style:name="P125" style:family="paragraph" style:parent-style-name="Standard" style:list-style-name="WWNum11">
      <style:paragraph-properties fo:margin-left="0.635cm" fo:margin-right="0cm" fo:margin-top="0cm" fo:margin-bottom="0.106cm" style:contextual-spacing="false" fo:text-align="justify" style:justify-single-word="false" fo:orphans="0" fo:widows="0" fo:hyphenation-ladder-count="no-limit" fo:text-indent="-0.385cm" style:auto-text-indent="false"/>
      <style:text-properties fo:font-size="11pt" officeooo:paragraph-rsid="001a56ad" style:font-size-asian="11pt" style:font-size-complex="11pt" style:font-weight-complex="bold" fo:hyphenate="false" fo:hyphenation-remain-char-count="2" fo:hyphenation-push-char-count="2" loext:hyphenation-no-caps="false"/>
    </style:style>
    <style:style style:name="P126" style:family="paragraph" style:parent-style-name="Standard" style:list-style-name="WWNum9">
      <style:paragraph-properties fo:margin-left="0.635cm" fo:margin-right="0cm" fo:margin-top="0cm" fo:margin-bottom="0.106cm" style:contextual-spacing="false" fo:text-align="justify" style:justify-single-word="false" fo:orphans="0" fo:widows="0" fo:hyphenation-ladder-count="no-limit" fo:text-indent="-0.134cm" style:auto-text-indent="false"/>
      <style:text-properties fo:font-size="11pt" officeooo:paragraph-rsid="001a56ad" style:font-size-asian="11pt" style:font-size-complex="11pt" fo:hyphenate="false" fo:hyphenation-remain-char-count="2" fo:hyphenation-push-char-count="2" loext:hyphenation-no-caps="false"/>
    </style:style>
    <style:style style:name="P127" style:family="paragraph" style:parent-style-name="Standard" style:list-style-name="WWNum9">
      <style:paragraph-properties fo:margin-left="0.635cm" fo:margin-right="0cm" fo:margin-top="0cm" fo:margin-bottom="0.106cm" style:contextual-spacing="false" fo:text-align="justify" style:justify-single-word="false" fo:orphans="0" fo:widows="0" fo:hyphenation-ladder-count="no-limit" fo:text-indent="-0.134cm" style:auto-text-indent="false"/>
      <style:text-properties fo:font-size="11pt" officeooo:paragraph-rsid="001a56ad" style:font-size-asian="11pt" style:font-size-complex="11pt" style:font-weight-complex="bold" fo:hyphenate="false" fo:hyphenation-remain-char-count="2" fo:hyphenation-push-char-count="2" loext:hyphenation-no-caps="false"/>
    </style:style>
    <style:style style:name="P128" style:family="paragraph" style:parent-style-name="Standard" style:list-style-name="WWNum11">
      <style:paragraph-properties fo:margin-left="0.635cm" fo:margin-right="0cm" fo:margin-top="0cm" fo:margin-bottom="0.106cm" style:contextual-spacing="false" fo:text-align="justify" style:justify-single-word="false" fo:orphans="0" fo:widows="0" fo:hyphenation-ladder-count="no-limit" fo:text-indent="-0.134cm" style:auto-text-indent="false"/>
      <style:text-properties fo:font-size="11pt" officeooo:paragraph-rsid="001a56ad" style:font-size-asian="11pt" style:font-size-complex="11pt" style:font-weight-complex="bold" fo:hyphenate="false" fo:hyphenation-remain-char-count="2" fo:hyphenation-push-char-count="2" loext:hyphenation-no-caps="false"/>
    </style:style>
    <style:style style:name="P129" style:family="paragraph" style:parent-style-name="Standard" style:list-style-name="WWNum10">
      <style:paragraph-properties fo:margin-left="0.751cm" fo:margin-right="0cm" fo:margin-top="0cm" fo:margin-bottom="0.106cm" style:contextual-spacing="false" fo:text-align="justify" style:justify-single-word="false" fo:orphans="0" fo:widows="0" fo:hyphenation-ladder-count="no-limit" fo:text-indent="-0.501cm" style:auto-text-indent="false"/>
      <style:text-properties fo:font-size="11pt" officeooo:paragraph-rsid="001a56ad" style:font-size-asian="11pt" style:font-size-complex="11pt" style:font-weight-complex="bold" fo:hyphenate="false" fo:hyphenation-remain-char-count="2" fo:hyphenation-push-char-count="2" loext:hyphenation-no-caps="false"/>
    </style:style>
    <style:style style:name="P130" style:family="paragraph" style:parent-style-name="Standard" style:list-style-name="WWNum12">
      <style:paragraph-properties fo:margin-left="0.51cm" fo:margin-right="0cm" fo:margin-top="0cm" fo:margin-bottom="0cm" style:contextual-spacing="true" fo:line-height="100%" fo:text-align="justify" style:justify-single-word="false" fo:orphans="0" fo:widows="0" fo:text-indent="-0.49cm" style:auto-text-indent="false"/>
      <style:text-properties style:font-name="Arial" fo:font-weight="bold" officeooo:paragraph-rsid="001a56ad" style:font-weight-asian="bold" style:font-name-complex="Arial1"/>
    </style:style>
    <style:style style:name="P131" style:family="paragraph" style:parent-style-name="Standard" style:list-style-name="WWNum12">
      <style:paragraph-properties fo:margin-left="0.52cm" fo:margin-right="0cm" fo:margin-top="0cm" fo:margin-bottom="0cm" style:contextual-spacing="true" fo:line-height="100%" fo:text-align="justify" style:justify-single-word="false" fo:orphans="0" fo:widows="0" fo:text-indent="-0.501cm" style:auto-text-indent="false"/>
      <style:text-properties style:font-name="Arial" fo:font-weight="bold" officeooo:paragraph-rsid="001a56ad" style:font-weight-asian="bold" style:font-name-complex="Arial1" style:font-weight-complex="bold"/>
    </style:style>
    <style:style style:name="P132" style:family="paragraph" style:parent-style-name="Standard" style:list-style-name="WWNum12">
      <style:paragraph-properties fo:margin-left="0.529cm" fo:margin-right="0cm" fo:margin-top="0cm" fo:margin-bottom="0cm" style:contextual-spacing="true" fo:line-height="100%" fo:text-align="justify" style:justify-single-word="false" fo:orphans="0" fo:widows="0" fo:text-indent="-0.51cm" style:auto-text-indent="false"/>
      <style:text-properties style:font-name="Arial" fo:font-weight="bold" officeooo:paragraph-rsid="001a56ad" style:font-weight-asian="bold" style:font-name-complex="Arial1" style:font-weight-complex="bold"/>
    </style:style>
    <style:style style:name="P133" style:family="paragraph" style:parent-style-name="Standard" style:list-style-name="WWNum12">
      <style:paragraph-properties fo:margin-left="0.039cm" fo:margin-right="0cm" fo:margin-top="0cm" fo:margin-bottom="0cm" style:contextual-spacing="true" fo:line-height="100%" fo:text-align="justify" style:justify-single-word="false" fo:orphans="0" fo:widows="0" fo:text-indent="-0.019cm" style:auto-text-indent="false"/>
      <style:text-properties style:font-name="Arial" fo:font-weight="bold" officeooo:paragraph-rsid="001a56ad" style:font-weight-asian="bold" style:font-name-complex="Arial1" style:font-weight-complex="bold"/>
    </style:style>
    <style:style style:name="P134" style:family="paragraph" style:parent-style-name="Standard" style:list-style-name="WWNum12">
      <style:paragraph-properties fo:margin-left="0.649cm" fo:margin-right="0cm" fo:margin-top="0cm" fo:margin-bottom="0cm" style:contextual-spacing="true" fo:line-height="100%" fo:text-align="justify" style:justify-single-word="false" fo:orphans="0" fo:widows="0" fo:text-indent="-0.63cm" style:auto-text-indent="false"/>
      <style:text-properties style:font-name="Arial" fo:font-weight="bold" officeooo:paragraph-rsid="001a56ad" style:font-weight-asian="bold" style:font-name-complex="Arial1" style:font-weight-complex="bold"/>
    </style:style>
    <style:style style:name="P135" style:family="paragraph" style:parent-style-name="Standard" style:list-style-name="WWNum12">
      <style:paragraph-properties fo:margin-left="0.654cm" fo:margin-right="0cm" fo:margin-top="0cm" fo:margin-bottom="0cm" style:contextual-spacing="true" fo:line-height="100%" fo:text-align="justify" style:justify-single-word="false" fo:orphans="0" fo:widows="0" fo:text-indent="-0.635cm" style:auto-text-indent="false"/>
      <style:text-properties style:font-name="Arial" fo:font-weight="bold" officeooo:paragraph-rsid="001a56ad" style:font-weight-asian="bold" style:font-name-complex="Arial1" style:font-weight-complex="bold"/>
    </style:style>
    <style:style style:name="P136" style:family="paragraph" style:parent-style-name="Standard" style:list-style-name="WWNum12">
      <style:paragraph-properties fo:margin-left="0.654cm" fo:margin-right="0cm" fo:margin-top="0cm" fo:margin-bottom="0cm" style:contextual-spacing="true" fo:line-height="100%" fo:text-align="justify" style:justify-single-word="false" fo:orphans="0" fo:widows="0" fo:text-indent="-0.635cm" style:auto-text-indent="false"/>
      <style:text-properties style:font-name="Arial" fo:font-weight="bold" officeooo:paragraph-rsid="001a56ad" style:font-weight-asian="bold" style:font-name-complex="Arial1"/>
    </style:style>
    <style:style style:name="P137" style:family="paragraph" style:parent-style-name="Standard" style:list-style-name="WWNum15">
      <style:paragraph-properties fo:margin-left="0.751cm" fo:margin-right="0cm" fo:margin-top="0.423cm" fo:margin-bottom="0.635cm" style:contextual-spacing="true" fo:line-height="100%" fo:text-align="justify" style:justify-single-word="false" fo:orphans="0" fo:widows="0" fo:text-indent="-0.751cm" style:auto-text-indent="false"/>
      <style:text-properties style:font-name="Arial" officeooo:paragraph-rsid="001a56ad" style:font-name-complex="Arial1"/>
    </style:style>
    <style:style style:name="P138" style:family="paragraph" style:parent-style-name="Standard" style:list-style-name="WWNum15">
      <style:paragraph-properties fo:margin-top="0.423cm" fo:margin-bottom="0.635cm" style:contextual-spacing="true" fo:line-height="100%" fo:text-align="justify" style:justify-single-word="false" fo:orphans="0" fo:widows="0"/>
      <style:text-properties style:font-name="Arial" officeooo:paragraph-rsid="001a56ad" style:font-name-complex="Arial1"/>
    </style:style>
    <style:style style:name="P139" style:family="paragraph" style:parent-style-name="Standard" style:list-style-name="WWNum16">
      <style:paragraph-properties fo:margin-left="1cm" fo:margin-right="0cm" fo:margin-top="0cm" fo:margin-bottom="0.282cm" style:contextual-spacing="false" fo:text-align="justify" style:justify-single-word="false" fo:orphans="0" fo:widows="0" fo:text-indent="-1cm" style:auto-text-indent="false" style:punctuation-wrap="hanging" style:vertical-align="baseline"/>
      <style:text-properties fo:font-size="11pt" style:text-underline-style="solid" style:text-underline-width="auto" style:text-underline-color="font-color" fo:font-weight="bold" officeooo:paragraph-rsid="001a56ad" style:font-name-asian="Calibri1" style:font-size-asian="11pt" style:language-asian="en" style:country-asian="US" style:font-weight-asian="bold" style:font-size-complex="11pt"/>
    </style:style>
    <style:style style:name="P140" style:family="paragraph" style:parent-style-name="Standard" style:list-style-name="WWNum17">
      <style:paragraph-properties fo:margin-left="1.259cm" fo:margin-right="0cm" fo:margin-top="0cm" fo:margin-bottom="0.423cm" style:contextual-spacing="true" fo:line-height="100%" fo:text-align="justify" style:justify-single-word="false" fo:orphans="0" fo:widows="0" fo:text-indent="-0.63cm" style:auto-text-indent="false"/>
      <style:text-properties style:font-name="Arial" officeooo:paragraph-rsid="001a56ad" style:font-name-complex="Arial1"/>
    </style:style>
    <style:style style:name="P141" style:family="paragraph" style:parent-style-name="Standard" style:list-style-name="WWNum17">
      <style:paragraph-properties fo:margin-left="1.259cm" fo:margin-right="0cm" fo:margin-top="0cm" fo:margin-bottom="0.423cm" style:contextual-spacing="false" fo:line-height="100%" fo:text-align="justify" style:justify-single-word="false" fo:orphans="0" fo:widows="0" fo:text-indent="-0.63cm" style:auto-text-indent="false"/>
      <style:text-properties style:font-name="Arial" officeooo:paragraph-rsid="001a56ad" style:font-name-complex="Arial1"/>
    </style:style>
    <style:style style:name="T1" style:family="text">
      <style:text-properties fo:color="#000000" loext:opacity="100%"/>
    </style:style>
    <style:style style:name="T2" style:family="text">
      <style:text-properties fo:color="#000000" loext:opacity="100%" fo:font-weight="bold" style:font-weight-asian="bold"/>
    </style:style>
    <style:style style:name="T3" style:family="text">
      <style:text-properties fo:color="#000000" loext:opacity="100%" fo:font-weight="bold" style:font-weight-asian="bold" style:font-weight-complex="bold"/>
    </style:style>
    <style:style style:name="T4" style:family="text">
      <style:text-properties fo:color="#000000" loext:opacity="100%" fo:language="cs" fo:country="none"/>
    </style:style>
    <style:style style:name="T5" style:family="text">
      <style:text-properties fo:color="#000000" loext:opacity="100%" fo:language="en" fo:country="US"/>
    </style:style>
    <style:style style:name="T6" style:family="text">
      <style:text-properties fo:color="#000000" loext:opacity="100%" fo:language="en" fo:country="US" fo:font-weight="bold" style:font-name-asian="Calibri1" style:font-weight-asian="bold" style:font-weight-complex="bold"/>
    </style:style>
    <style:style style:name="T7" style:family="text">
      <style:text-properties fo:color="#000000" loext:opacity="100%" fo:language="en" fo:country="US" style:font-name-asian="Calibri1" style:font-weight-complex="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style:language-asian="ar" style:country-asian="SA" style:font-weight-asian="bold"/>
    </style:style>
    <style:style style:name="T11" style:family="text">
      <style:text-properties fo:color="#6600ff" loext:opacity="100%" fo:language="en" fo:country="US"/>
    </style:style>
    <style:style style:name="T12" style:family="text">
      <style:text-properties fo:language="cs" fo:country="none"/>
    </style:style>
    <style:style style:name="T13" style:family="text">
      <style:text-properties fo:language="en" fo:country="US"/>
    </style:style>
    <style:style style:name="T14" style:family="text">
      <style:text-properties fo:language="en" fo:country="US" style:font-weight-complex="bold"/>
    </style:style>
    <style:style style:name="T15" style:family="text">
      <style:text-properties fo:language="en" fo:country="US" fo:font-weight="bold" style:font-weight-asian="bold"/>
    </style:style>
    <style:style style:name="T16" style:family="text">
      <style:text-properties style:text-line-through-style="solid" style:text-line-through-type="single"/>
    </style:style>
    <style:style style:name="T17" style:family="text">
      <style:text-properties style:text-line-through-style="solid" style:text-line-through-type="single" fo:language="en" fo:country="US" fo:font-weight="bold" style:font-weight-asian="bold"/>
    </style:style>
    <style:style style:name="T18" style:family="text">
      <style:text-properties style:text-line-through-style="solid" style:text-line-through-type="single" fo:language="en" fo:country="US" fo:font-weight="bold" style:font-weight-asian="bold" style:font-weight-complex="bold"/>
    </style:style>
    <style:style style:name="T19" style:family="text">
      <style:text-properties style:text-line-through-style="solid" style:text-line-through-type="single" fo:language="en" fo:country="US" style:font-weight-complex="bold"/>
    </style:style>
    <style:style style:name="T20" style:family="text">
      <style:text-properties style:font-weight-complex="bold"/>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style:font-name-asian="Calibri1" style:language-asian="en" style:country-asian="US" style:font-style-asian="italic"/>
    </style:style>
    <style:style style:name="T24" style:family="text">
      <style:text-properties fo:font-style="italic" style:font-name-asian="Calibri1" style:language-asian="en" style:country-asian="US" style:font-style-asian="italic" style:font-weight-complex="bold"/>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style:font-weight-complex="bold"/>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font-name="Calibri" style:font-name-complex="Times New Roman1"/>
    </style:style>
    <style:style style:name="T29" style:family="text">
      <style:text-properties style:text-position="super 58%"/>
    </style:style>
    <style:style style:name="T30" style:family="text">
      <style:text-properties style:text-position="super 58%" style:font-weight-complex="bold"/>
    </style:style>
    <style:style style:name="T31" style:family="text">
      <style:text-properties style:text-position="super 58%" style:font-name="Times New Roman" style:font-name-complex="Times New Roman1"/>
    </style:style>
    <style:style style:name="T32" style:family="text">
      <style:text-properties style:font-name-asian="Calibri1" style:language-asian="en" style:country-asian="US"/>
    </style:style>
    <style:style style:name="T33" style:family="text">
      <style:text-properties style:font-name-asian="Calibri1" style:language-asian="en" style:country-asian="US" style:font-weight-complex="bold"/>
    </style:style>
    <style:style style:name="T34" style:family="text">
      <style:text-properties style:font-name="Times New Roman" style:font-name-complex="Times New Roman1"/>
    </style:style>
    <style:style style:name="T35" style:family="text">
      <style:text-properties style:language-asian="ar" style:country-asian="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able:table table:name="Table1" table:style-name="Table1">
        <table:table-column table:style-name="Table1.A"/>
        <table:table-column table:style-name="Table1.B"/>
        <table:table-row table:style-name="Table1.1">
          <table:table-cell table:style-name="Table1.A1" office:value-type="string">
            <text:p text:style-name="P44">1. K § 2 odst. 4 písm. a) zákona o elektronických komunikacích</text:p>
            <text:p text:style-name="P4">Navrhujeme za čárku na konci textu doplnit slova „nebo které negativně ovlivňuje činnosti k zajišťování obrany nebo bezpečnosti státu,“.</text:p>
            <text:p text:style-name="P3"><text:tab/></text:p>
            <text:p text:style-name="P8">Odůvodnění</text:p>
            <text:p text:style-name="P12">Činnosti ve frekvenčním spektru při obraně státu zahrnují i jiné činnosti než radionavigační nebo jiné bezpečnost zajišťující radiokomunikační služby. Tyto činnosti však nejsou ani současným ani navrhovaným zněním zákona dostatečně chráněny a Úřad v současnosti nemá dostatečnou zákonnou oporu pro řešení rušení, které negativně ovlivňuje a v některých případech i znemožňuje činnost odborných prvků působících v rámci zajišťování obrany nebo bezpečnosti státu.</text:p>
            <text:p text:style-name="P21">Tato připomínka je zásadní.</text:p>
          </table:table-cell>
          <table:table-cell table:style-name="Table1.A1" office:value-type="string">
            <text:p text:style-name="P8">Vysvětleno.</text:p>
            <text:p text:style-name="P27">Zákon musí obsahovat pouze jednoznačně definované povinnosti ČTÚ. Navržená formulace je velmi neurčitá a ve svém důsledku by mohla umožnit široké spektrum argumentace různým subjektům, které by mohlo negativně ovlivnit možnost využití rádiového spektra pro ostatní uživatele.</text:p>
            <text:p text:style-name="P29">Stávající definice je dostatečně generická, a navíc jde o definici z čl. 2 bod 20 Kodexu, která vychází z definice škodlivého rušení uvedené v Radiokomunikačním řádu Mezinárodní telekomunikační unie (ITU). Není důvod jít nad rámec dané definice, ochrana před rušením je dostatečně řešena v § 100 a ve spolupráci is MO bylo toto ustanovení doplněnoo nový odstavec.</text:p>
            <text:p text:style-name="P29"/>
            <text:p text:style-name="P40"/>
            <text:p text:style-name="P33"><text:s/></text:p>
            <text:p text:style-name="P30"/>
            <text:p text:style-name="P35">Vyjádření k vypořádání:</text:p>
            <text:p text:style-name="P37">Připomínkové místo souhlasí s vypořádáním.</text:p>
          </table:table-cell>
        </table:table-row>
        <table:table-row table:style-name="Table1.1">
          <table:table-cell table:style-name="Table1.A1" office:value-type="string">
            <text:p text:style-name="P52"><text:span text:style-name="T3">2. K § 6</text:span> <text:span text:style-name="T3">zákona o elektronických komunikacích</text:span></text:p>
            <text:p text:style-name="P29">Do § 6 navrhujeme vložit nový odstavec 6, který zní: „Ministerstvo a Úřad jsou povinny v rámci správy spektra zabezpečit ochranu činností při zajištění obrany nebo bezpečnosti státu.“</text:p>
            <text:p text:style-name="P54"/>
            <text:p text:style-name="P8">Odůvodnění</text:p>
            <text:p text:style-name="P12">Ministerstvo a Úřad jsou subjekty, které spravují spektrum. Nikde však nemají uloženu povinnost spravovat spektrum tak, aby nebyly narušeny činnosti na úseku zajištění obrany nebo bezpečnosti státu.</text:p>
            <text:p text:style-name="P22">Tato připomínka je zásadní.</text:p>
          </table:table-cell>
          <table:table-cell table:style-name="Table1.A1" office:value-type="string">
            <text:p text:style-name="P8">Neakceptováno.</text:p>
            <text:p text:style-name="P29">Neurčitá formulace, viz. předchozí připomínka. </text:p>
            <text:p text:style-name="P29">Ze zákona vyplývá povinnost ČTÚ vykonávat účelnou a efektivní správu spektra, jehož nedílnou součástí je i povinnost zajistit spektrum pro účely obrany a bezpečnosti (za předpokladu, že jsou tyto účely jednoznačně definovány a odůvodněny). </text:p>
            <text:p text:style-name="P35">Vyjádření k vypořádání:</text:p>
            <text:p text:style-name="P37">Připomínkové místo souhlasí s vypořádáním.</text:p>
          </table:table-cell>
        </table:table-row>
        <table:table-row table:style-name="Table1.1">
          <table:table-cell table:style-name="Table1.A1" office:value-type="string">
            <text:p text:style-name="P52"><text:span text:style-name="T8">3. K </text:span><text:span text:style-name="T2">§ 16a odst. 2 a odst. 3, § 17 odst. 1, § 19 odst. 4, § 22a odst. 2 a § 22b odst. 1</text:span> <text:span text:style-name="T2">zákona o elektronických komunikacích</text:span></text:p>
            <text:p text:style-name="P4">Do § 16a odst. 2 navrhujeme doplnit písmeno g), které zní: „zajištění obrany nebo bezpečnosti státu.“</text:p>
            <text:p text:style-name="P29"/>
            <text:p text:style-name="P29"><text:span text:style-name="T1">Do § 16a odst. 3 navrhujeme doplnit písmeno c), které zní: „zajištění obrany nebo bezpečnosti státu.</text:span>“</text:p>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Do § 17 odst. 1 navrhujeme doplnit písmeno f), které zní: „zajištění obrany nebo bezpečnosti státu.“</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9"><text:span text:style-name="T1">Do § 19 odst. 4 navrhujeme doplnit písmeno h), které zní: „je to nezbytné k zajištění obrany nebo bezpečnosti státu.</text:span>“ V souvislosti s touto změnou navrhujeme v písmeně c) odstranit slova „anebo vyžaduje-li to bezpečnost státu“ z důvodu částečné duplicity s nově navrhovaným písmenem h).</text:p>
            <text:p text:style-name="P29"/>
            <text:p text:style-name="P29"/>
            <text:p text:style-name="P29"/>
            <text:p text:style-name="P29"/>
            <text:p text:style-name="P29"/>
            <text:p text:style-name="P29"><text:soft-page-break/></text:p>
            <text:p text:style-name="P29"/>
            <text:p text:style-name="P29"><text:span text:style-name="T1">V § 22a odst. 2 navrhované znění písmene a) navrhujeme upravit takto: „oprávnění k využívání rádiových kmitočtů, na které se příděl vztahuje, bylo odňato podle § 19 odst. 4 písm. b) </text:span><text:span text:style-name="T2">d), g) nebo h) </text:span><text:span text:style-name="T1">a držitel přídělu byl držitelem odňatého oprávnění,</text:span>“</text:p>
            <text:p text:style-name="P4"/>
            <text:p text:style-name="P4">Do § 22b odst. 1 navrhujeme doplnit písmeno g), které zní: „to vyžaduje obrana nebo bezpečnost státu.“</text:p>
            <text:p text:style-name="P11"/>
            <text:p text:style-name="P11"/>
            <text:p text:style-name="P11">Odůvodnění:</text:p>
            <text:p text:style-name="P13">Výše uvedené úpravy jsou navrhované z důvodu zajištění obrany a bezpečnosti státu.</text:p>
            <text:p text:style-name="P22">Tato připomínka je zásadní.</text:p>
          </table:table-cell>
          <table:table-cell table:style-name="Table1.A1" office:value-type="string">
            <text:p text:style-name="P8">Akceptováno ve smyslu připomínky.</text:p>
            <text:p text:style-name="P27"/>
            <text:p text:style-name="P27"/>
            <text:p text:style-name="P5"/>
          </table:table-cell>
        </table:table-row>
        <table:table-row table:style-name="Table1.1">
          <table:table-cell table:style-name="Table1.A1" office:value-type="string">
            <text:p text:style-name="P21">Navrhujeme doplnit znění o modrý text v části</text:p>
            <text:p text:style-name="P23"/>
            <text:p text:style-name="P23">§ 2 (1) </text:p>
            <text:list xml:id="list1723783931" text:style-name="WWNum7">
              <text:list-item>
                <text:p text:style-name="P112"><text:span text:style-name="T4">spotřebitelem každ</text:span><text:span text:style-name="T5">á fyzická osoba, která využívá nebo žádá veřejně dostupnou službu elektronických komunikací pro účely mimo rámec její podnikatelské, obchodní, řemeslné nebo profesní činnosti, </text:span><text:span text:style-name="T11">a také mikropodnik, který doloží tuto skutečnost čestným prohlášením před uzavřením smlouvy s podnikatelem poskytujícím veřejně dostupnou službu elektronických komunikací.</text:span></text:p>
              </text:list-item>
            </text:list>
          </table:table-cell>
          <table:table-cell table:style-name="Table1.A1" office:value-type="string">
            <text:p text:style-name="P11">Neakceptováno.</text:p>
            <text:p text:style-name="P6">V předmětných částech zákona je navrhovaný aspekt řešn v daných ustanoveních, zároveň by jednal o rozpor s textací Kodexu.</text:p>
            <text:p text:style-name="P6"/>
            <text:p text:style-name="P35">Vyjádření k vypořádání:</text:p>
            <text:p text:style-name="P28">Připomínkové místo souhlasí s vypořádáním.</text:p>
          </table:table-cell>
        </table:table-row>
        <table:table-row table:style-name="Table1.1">
          <table:table-cell table:style-name="Table1.A1" office:value-type="string">
            <text:p text:style-name="P15">Dále pak upravit znění takto:</text:p>
            <text:p text:style-name="P17"/>
            <text:p text:style-name="P55"><text:span text:style-name="T12">§ 38 (1) Tímto dílem se stanoví rozsah univerzální služby, pr</text:span><text:span text:style-name="T13">áva </text:span><text:span text:style-name="T17">koncových uživatelů</text:span><text:span text:style-name="T13"> </text:span><text:span text:style-name="T14">spotřebitelů</text:span><text:span text:style-name="T13"> a povinnosti podnikatelů zajišťujících veřejně dostupné sítě a poskytujících veřejně dostupné služby elektronických komunikací. Cílem je zajistit pro </text:span><text:span text:style-name="T17">koncové uživatele</text:span><text:span text:style-name="T13"> </text:span><text:span text:style-name="T14">spotřebitele </text:span><text:span text:style-name="T13">dostupnost veřejných komunikačních sítí a služeb ve stanovené kvalitě, které uspokojí přiměřené potřeby koncových uživatelů. </text:span><text:span text:style-name="T14">Na základě přezkumu podle odstavce 10 může Úřad rozšířit okruh oprávněných osob i na </text:span><text:span text:style-name="T18">mikropodniky,</text:span><text:span text:style-name="T14"> malé a střední podniky <text:s text:c="7"/></text:span><text:span text:style-name="T19">a</text:span><text:span text:style-name="T14"> neziskové organizace.</text:span></text:p>
            <text:p text:style-name="P17"/>
            <text:p text:style-name="P19"><text:span text:style-name="T12">§ 38 (10)Úřad pravidelně, nejm</text:span><text:span text:style-name="T13">éně jednou za 5 let, provádí přezkum, zda by se povinnost poskytovat služby podle odstavce 2 neměla vztahovat i na mikropodniky, malé a střední podniky a neziskové organizace. V přezkumu Úřad zejména zohlední, zda vyjednávací pozice </text:span><text:span text:style-name="T17">mikropodniků</text:span><text:span text:style-name="T15">,</text:span><text:span text:style-name="T13"> malých a středních podniků nebo <text:s/>neziskových organizací není ztížena, zda mají přístup ke službám podle odstavce 2 nebo zda jim za tento přístup není účtována neopodstatněně vysoká cena. Výsledek tohoto přezkumu Úřad zveřejní. <text:s text:c="3"/></text:span></text:p>
            <text:p text:style-name="Standard"><text:s/></text:p>
          </table:table-cell>
          <table:table-cell table:style-name="Table1.A1" office:value-type="string">
            <text:p text:style-name="P11">Neakceptováno.</text:p>
            <text:p text:style-name="P6">Rozšíření okruhu oprávněných osob bylo na základě akceptace připomínky ČTÚ vypuštěno.</text:p>
            <text:p text:style-name="P41"/>
            <text:p text:style-name="P35">Vyjádření k vypořádání:</text:p>
            <text:p text:style-name="P28">Připomínkové místo souhlasí s vypořádáním.</text:p>
          </table:table-cell>
        </table:table-row>
        <table:table-row table:style-name="Table1.1">
          <table:table-cell table:style-name="Table1.A1" office:value-type="string">
            <text:p text:style-name="P19"><text:span text:style-name="T13">§ 63 </text:span><text:span text:style-name="T12">odst. 4</text:span></text:p>
            <text:p text:style-name="P18"/>
            <text:p text:style-name="P19"><text:soft-page-break/><text:span text:style-name="T12">Informace uvedené v odstavcích 1, 5 a 7 se poskytují též koncov</text:span><text:span text:style-name="T13">ým uživatelům, jimiž jsou mikropodniky, malé podniky nebo neziskové organizace, ledaže se výslovně zřekly nároku na uplatnění všech nebo některých těchto ustanovení. Koncový uživatel, který je </text:span><text:span text:style-name="T17">mikropodnikem,</text:span><text:span text:style-name="T13"> malým podnikem nebo <text:s/>neziskovou organizací, doloží tuto skutečnost čestným prohlášením před uzavřením smlouvy s podnikatelem poskytujícím veřejně dostupnou službu elektronických komunikací, včetně informace, zda se zříká nároku podle věty první.</text:span></text:p>
          </table:table-cell>
          <table:table-cell table:style-name="Table1.A1" office:value-type="string">
            <text:p text:style-name="P11">Neakceptováno.</text:p>
            <text:p text:style-name="P6">Souvisí s neakceptací připomínky k § 2, je v rozporu <text:soft-page-break/>s Kodexem.</text:p>
            <text:p text:style-name="P6"/>
            <text:p text:style-name="P35">Vyjádření k vypořádání:</text:p>
            <text:p text:style-name="P28">Připomínkové místo souhlasí s vypořádáním.</text:p>
          </table:table-cell>
        </table:table-row>
        <table:table-row table:style-name="Table1.1">
          <table:table-cell table:style-name="Table1.A1" office:value-type="string">
            <text:p text:style-name="P29"><text:span text:style-name="T6">Do § 118</text:span><text:span text:style-name="T7"> o přestupcích a pokutách právnických osob pak navrhujeme doplnit text o prokazování toho,</text:span><text:span text:style-name="T6"> že jde o mikropodnik v dikci <text:s/>KOM (2011) 803 (+) a pokutu za neoprávněné zařazení do této kategorie. <text:s/></text:span></text:p>
            <text:p text:style-name="P29"/>
            <text:p text:style-name="P16">(+) Zpráva Komise Radě a Evropskému Parlamentu z 23.11. 2011 <text:s/>Snížení regulační zátěže malým a středním podniků na minimum. Přizpůsobení právních předpisů EU potřebám mikropodniků.</text:p>
          </table:table-cell>
          <table:table-cell table:style-name="Table1.A1" office:value-type="string">
            <text:p text:style-name="P11">Neakceptováno.</text:p>
            <text:p text:style-name="P6">Jedná se o smluvní vztah mezi dvěma soukromými subjekty, přičemž sankci je možné upravit ve smlouvě.</text:p>
            <text:p text:style-name="P41"/>
            <text:p text:style-name="P35">Vyjádření k vypořádání:</text:p>
            <text:p text:style-name="P28">Připomínkové místo souhlasí s vypořádáním.</text:p>
          </table:table-cell>
        </table:table-row>
        <table:table-row table:style-name="Table1.1">
          <table:table-cell table:style-name="Table1.A1" office:value-type="string">
            <text:list xml:id="list776900940" text:style-name="WWNum8">
              <text:list-item>
                <text:p text:style-name="P117">K Čl. I - obecně k terminologii</text:p>
              </text:list-item>
            </text:list>
            <text:p text:style-name="P60">Na některých místech návrhu se nepřesně hovoří o ukončení, zániku, změně, délce či době trvání nebo prodloužení smlouvy. Dochází zde k záměně pojmu „smlouva“, jež je pouhým důvodem vzniku závazku, a pojmu „závazek“, který je českým výrazem pro obligaci. Doporučujeme proto, aby navrhovatel hovořil o ukončení, zániku, změně, délce či době trvání nebo prodloužení závazku případně závazku ze smlouvy. Jedná se zejména o tato novelizovaná ustanovení: § 34 odst. 11, § 63 odst. 5 písm. d), § 63 odst. 10 a odst. 11, § 63a odst. 1 písm. b) bod 4, § 63b nadpis, § 63b odst. 3 a odst. 10.</text:p>
          </table:table-cell>
          <table:table-cell table:style-name="Table1.A1" office:value-type="string">
            <text:p text:style-name="P8">Neakceptováno.</text:p>
            <text:p text:style-name="P4">Jakkoliv rozumíme smyslu připomínky, je terminologie zákona v této oblasti zaužívaná a změna by mohla vyvolat pochybnosti o kontinuitě právní úpravy.</text:p>
            <text:p text:style-name="P4"/>
            <text:p text:style-name="P4"/>
          </table:table-cell>
        </table:table-row>
        <table:table-row table:style-name="Table1.1">
          <table:table-cell table:style-name="Table1.A1" office:value-type="string">
            <text:list xml:id="list210903658527403" text:continue-numbering="true" text:style-name="WWNum8">
              <text:list-item>
                <text:p text:style-name="P117">K Čl. I bodům 3, 237 a 238 - § 2 odst. 3 písm. d) a § 97 odst. 3 a 5</text:p>
              </text:list-item>
            </text:list>
            <text:p text:style-name="P60">Vzhledem k nově zaváděnému pojmu „interpersonální komunikační služba nezávislá na číslech“ [§ 2 zákona o elektronických komunikacích (dále jen „zákon“)] navrhujeme pro lepší představu uživatelů zákona demonstrativně uvést v důvodové zprávě příklady takových služeb. V praxi se vyskytují nejrůznější soukromé servery poskytující komunikační služby na nadnárodní úrovni (např. Jabber), které nevyužívají čísel, ale pouze identifikátorů, kterými mohou být např. emailové adresy. Komunikace na těchto serverech je zpravidla šifrovaná. Pokud by takovýto druh služeb spadal pod pojem „interpersonální komunikační služba nezávislá na číslech“, požadujeme vysvětlit, proč mají být poskytovatelé těchto služeb bezpodmínečně vyňati z povinnosti uchovávat provozní a lokalizační údaje a poskytovat na žádost údaje ze své databáze dle § 97 zákona, neboť se nepochybně bude jednat o důležitý zdroj informací pro Policii ČR. Pokud je jediným důvodem technická neproveditelnost povinností dle § 97 zákona u těchto služeb, požadujeme objasnit, zda a proč se bude jednat o neproveditelnost absolutní (tzn. ve všech případech). S ohledem na technický vývoj v této oblasti, dáváme zároveň navrhovateli ke zvážení upravení formulace spíše v tom smyslu, že jsou poskytovatelé těchto služeb povinni takové údaje uchovávat a poskytovat, pokud je to technicky možné a nebylo by to spojeno s nepřiměřenými náklady. </text:p>
            <text:p text:style-name="P62">Tato připomínka je zásadní</text:p>
          </table:table-cell>
          <table:table-cell table:style-name="Table1.A1" office:value-type="string">
            <text:p text:style-name="P21">Akceptováno jinak.</text:p>
            <text:p text:style-name="P29">Upraveno formou přechodných ustanovení v tom smyslu, že nad rámec povinných osob podle v současnosti platného znění se vztahuje pouze, pokud to je technicky proveditelné a nepřináší to nepřiměřené náklady. Od navrhované změny v odstavci 5 bylo upuštěno a zachová se tedy současná právní úprava, pouze s nahrazením pojmu „veřejně dostupná telefonní služba“ za pojem „hlasová komunikační služba“.</text:p>
            <text:p text:style-name="P29"/>
            <text:p text:style-name="P29"/>
            <text:p text:style-name="P35">Vyjádření k vypořádání:</text:p>
            <text:p text:style-name="P28">Připomínkové místo souhlasí s vypořádáním.</text:p>
          </table:table-cell>
        </table:table-row>
        <table:table-row table:style-name="Table1.1">
          <table:table-cell table:style-name="Table1.A1" office:value-type="string">
            <text:list xml:id="list210904406263356" text:continue-numbering="true" text:style-name="WWNum8">
              <text:list-item>
                <text:p text:style-name="P117">K Čl. I bodu 9 - § 8 odst. 2</text:p>
              </text:list-item>
            </text:list>
            <text:p text:style-name="P60">Z formulace „splňují obecné podmínky“ není zřejmé, jaké podmínky a případně podle jakého zákona jsou <text:soft-page-break/>myšleny. Doporučujeme proto zavést odkaz na poznámku pod čarou, který toto upřesní.</text:p>
          </table:table-cell>
          <table:table-cell table:style-name="Table1.A1" office:value-type="string">
            <text:p text:style-name="P6"><text:span text:style-name="T8">Neakceptováno.</text:span> </text:p>
            <text:p text:style-name="P6">Formulace „splňují obecné podmínky“ je v tomto <text:soft-page-break/>odstavci používána i ve stávajícím účinném znění a co se pod tímto pojmem rozumí je vysvětleno hned v následujícím odstavci.</text:p>
          </table:table-cell>
        </table:table-row>
        <table:table-row table:style-name="Table1.1">
          <table:table-cell table:style-name="Table1.A1" office:value-type="string">
            <text:list xml:id="list210903626692815" text:continue-numbering="true" text:style-name="WWNum8">
              <text:list-item>
                <text:p text:style-name="P117">K Čl. I bodu 12 - § 8 odst. 4</text:p>
              </text:list-item>
            </text:list>
            <text:p text:style-name="P60">Upozorňujeme navrhovatele, že přeformulováním tohoto ustanovení nedochází k jeho významovému posunu ani zpřesnění. Doporučujeme proto zachovat stávající znění.</text:p>
          </table:table-cell>
          <table:table-cell table:style-name="Table1.A1" office:value-type="string">
            <text:p text:style-name="P6"><text:span text:style-name="T8">Akceptováno.</text:span> </text:p>
            <text:p text:style-name="P6">Text upraven. </text:p>
          </table:table-cell>
        </table:table-row>
        <table:table-row table:style-name="Table1.1">
          <table:table-cell table:style-name="Table1.A1" office:value-type="string">
            <text:list xml:id="list210904521238656" text:continue-numbering="true" text:style-name="WWNum8">
              <text:list-item>
                <text:p text:style-name="P120">K Čl. I bodům 43 a 51 - § 17 odst. 3 písm. a) bod 1. a § 18 odst. 1 písm. a) bod 1</text:p>
              </text:list-item>
            </text:list>
            <text:p text:style-name="P111">Právnické osobě se sídlo nepřiděluje a bude ho mít vždy. Doporučujeme proto vypustit slova „,bylo-li přiděleno“ za slovy „adresu sídla“ pro nadbytečnost. </text:p>
          </table:table-cell>
          <table:table-cell table:style-name="Table1.A1" office:value-type="string">
            <text:p text:style-name="P24">Akceptováno ve smyslu připomínky.</text:p>
            <text:p text:style-name="P27">Nedopatřením došlo k vypuštění „a identifikační číslo“, ke kterému se vztahoval dovětek „bylo-li přiděleno. Text byl opraven.</text:p>
          </table:table-cell>
        </table:table-row>
        <table:table-row table:style-name="Table1.1">
          <table:table-cell table:style-name="Table1.A1" office:value-type="string">
            <text:list xml:id="list210902718645495" text:continue-numbering="true" text:style-name="WWNum8">
              <text:list-item>
                <text:p text:style-name="P117">K Čl. I bodu 57 - § 18 odst. 6</text:p>
              </text:list-item>
            </text:list>
            <text:p text:style-name="P60">Řízení o předběžné otázce předpokládá vydání rozhodnutí, kterým bude tato otázka vyřešena. Výsledkem provedení procesu mezinárodní koordinace rádiových kmitočtů není rozhodnutí spočívající ve vyřešení nějaké otázky, povahou se tedy nejedná o řízení o předběžné otázce ani jiné řízení. Není žádoucí konstruovat institut řízení o předběžné otázce pro případ, který materiálně znaky žádného řízení nenaplňuje. Navrhovatel může dosáhnout sledovaného cíle, tedy přerušení nebo prodloužení řízení po dobu, kdy se bude provádět proces mezinárodní koordinace rádiových kmitočtů, i jinak, např. využitím institutu přerušení řízení, nebo prodloužením lhůty pro vydání rozhodnutí, jak je tomu v případech podle věty druhé. Navrhujeme proto, aby byl místo institutu řízení o předběžné otázce zvolen některý z námi navrhovaných způsobů, kterým bude dosaženo účelu sledovaného navrhovatelem. </text:p>
          </table:table-cell>
          <table:table-cell table:style-name="Table1.A1" office:value-type="string">
            <text:p text:style-name="P11">Akceptováno.</text:p>
            <text:p text:style-name="P6">Text upraven.</text:p>
          </table:table-cell>
        </table:table-row>
        <table:table-row table:style-name="Table1.1">
          <table:table-cell table:style-name="Table1.A1" office:value-type="string">
            <text:list xml:id="list210903624818485" text:continue-numbering="true" text:style-name="WWNum8">
              <text:list-item>
                <text:p text:style-name="P113"><text:span text:style-name="T20">K Čl. I </text:span>bodu 82 - § 21a odst. 3</text:p>
              </text:list-item>
            </text:list>
            <text:p text:style-name="P29">Podmínkou pro prodloužení doby platnosti přídělu má být mimo jiné skutečnost, že s držitelem přídělu nebylo dokončeno řízení o přestupku pro využívání rádiových kmitočtů v rozporu s vydaným oprávněním a nebyla mu uložena pokuta. Smyslem této podmínky je dle odůvodnění předpoklad, že subjekt, který ji splní, bude i nadále nakládat s přiděleným rádiovým spektrem v souladu se zákonem. Vzhledem k tomu, že pro splnění podmínky prodloužení přídělu musí být obě výše uvedená kritéria splněna kumulativně (spojka „a“), znamenalo by to, že v případě, že s držitelem přídělu bude řízení o přestupku sice ukončeno, ale nebude mu uložena pokuta, protože se například ukáže, že ke spáchání přestupku vůbec nedošlo, podmínka pro prodloužení platnosti přídělu nebude splněna. Doporučujeme proto tuto podmínku přeformulovat následovně:</text:p>
            <text:p text:style-name="P38">„…a držitel přídělu rádiových kmitočtů nebyl během doby platnosti přídělu rádiových potrestán za spáchání přestupku pro využívání rádiových kmitočtů v rozporu s oprávněním k využívání rádiových kmitočtů v daném kmitočtovém…“</text:p>
          </table:table-cell>
          <table:table-cell table:style-name="Table1.A1" office:value-type="string">
            <text:p text:style-name="P8">Akceptováno. </text:p>
            <text:p text:style-name="P27">Text upraven.</text:p>
          </table:table-cell>
        </table:table-row>
        <table:table-row table:style-name="Table1.1">
          <table:table-cell table:style-name="Table1.A1" office:value-type="string">
            <text:list xml:id="list210902983245006" text:continue-numbering="true" text:style-name="WWNum8">
              <text:list-item>
                <text:p text:style-name="P115"><text:span text:style-name="T9">K Čl. I </text:span><text:span text:style-name="T8">bodu 105 - § 25 odst. 6</text:span></text:p>
              </text:list-item>
            </text:list>
            <text:p text:style-name="P29">Dle odůvodnění má ustanovení jasně odlišovat situace, kdy bylo žadateli vyhověno částečně a kdy tedy není důvod příslušný poplatek vracet. Navrhovanému znění ustanovení lze však rozumět naopak tak, že pokud žadateli bude vyhověno jen částečně (tzn. ne v plném rozsahu) poplatek mu musí být vrácen. Doporučujeme proto buď upravit <text:soft-page-break/>odůvodnění, nebo formulovat jinak navrhované znění, aby byl tento rozpor odstraněn.</text:p>
          </table:table-cell>
          <table:table-cell table:style-name="Table1.A1" office:value-type="string">
            <text:p text:style-name="P8">Akceptováno.</text:p>
            <text:p text:style-name="P4">Upraveno ve smyslu připomínky ČTÚ.</text:p>
            <text:p text:style-name="P6"/>
          </table:table-cell>
        </table:table-row>
        <table:table-row table:style-name="Table1.1">
          <table:table-cell table:style-name="Table1.A1" office:value-type="string">
            <text:list xml:id="list210903620909737" text:continue-numbering="true" text:style-name="WWNum8">
              <text:list-item>
                <text:p text:style-name="P117">K Čl. I bodu 126 - § 34 odst. 1) </text:p>
              </text:list-item>
            </text:list>
            <text:p text:style-name="P60">Zřejmě vypadlo slovo „číslo“ za slovy „ponechat své“. Doporučujeme tuto chybu odstranit.</text:p>
          </table:table-cell>
          <table:table-cell table:style-name="Table1.A1" office:value-type="string">
            <text:p text:style-name="P8">Akceptováno.</text:p>
            <text:p text:style-name="P6">Text upraven. </text:p>
          </table:table-cell>
        </table:table-row>
        <table:table-row table:style-name="Table1.1">
          <table:table-cell table:style-name="Table1.A1" office:value-type="string">
            <text:list xml:id="list210903209400457" text:continue-numbering="true" text:style-name="WWNum8">
              <text:list-item>
                <text:p text:style-name="P114">K Čl. I bodu 135 - § 38 odst. 1)</text:p>
              </text:list-item>
            </text:list>
            <text:p text:style-name="P27">Vzhledem k tomu, že v českém právním řádu není pojem „nezisková organizace“ definován, doporučujeme předkladateli, aby jej pro své účely vymezil. To ostatně směrnice č. 2018/1972/EU <text:s/>(dále jen „Kodex“) předpokládá (bod recitálu č. 259). Možností je výčet některých „neziskových“ právních forem a jejich doplnění o materiální znak. <text:s/>Například by takové ustanovení mohlo znít následovně: <text:span text:style-name="T21">„xy) neziskovou organizací spolek, ústav, nadace nebo jiná právnická osoba, která podle svého zakladatelského právního jednání nerozděluje zisk mezi své členy a hospodárně jej využívá k (veřejně) prospěšnému účelu,“.</text:span></text:p>
          </table:table-cell>
          <table:table-cell table:style-name="Table1.A1" office:value-type="string">
            <text:p text:style-name="P8">Vysvětleno.</text:p>
            <text:p text:style-name="P6">Předkladatel se nakonec rozhodl nedefinovat pojem „nezisková organizace v textu zákona. Vysvětlení pojmu bylo přesunuto v relevantních případech do důvodové zprávy.</text:p>
            <text:p text:style-name="P8"/>
          </table:table-cell>
        </table:table-row>
        <table:table-row table:style-name="Table1.1">
          <table:table-cell table:style-name="Table1.A1" office:value-type="string">
            <text:list xml:id="list210904629392630" text:continue-numbering="true" text:style-name="WWNum8">
              <text:list-item>
                <text:p text:style-name="P117">K Čl. I bodu 149 <text:s/>- § 40 odst. 7 <text:s/></text:p>
              </text:list-item>
            </text:list>
            <text:p text:style-name="P60">Výčet by neměl obsahovat lomítka. Navrhujeme proto, aby byla lomítka nahrazena spojkou „nebo“, nebo výčet jiným způsobem přeformulován.</text:p>
          </table:table-cell>
          <table:table-cell table:style-name="Table1.A1" office:value-type="string">
            <text:p text:style-name="P8">Akceptováno.</text:p>
            <text:p text:style-name="P6">Text upraven.</text:p>
          </table:table-cell>
        </table:table-row>
        <table:table-row table:style-name="Table1.1">
          <table:table-cell table:style-name="Table1.A1" office:value-type="string">
            <text:list xml:id="list210902755415510" text:continue-numbering="true" text:style-name="WWNum8">
              <text:list-item>
                <text:p text:style-name="P117">K Čl. I bodu 194 – § 63</text:p>
              </text:list-item>
            </text:list>
            <text:list xml:id="list3709725209" text:style-name="WWNum9">
              <text:list-item>
                <text:p text:style-name="P123"><text:span text:style-name="T26">K ustanovení jako celku</text:span><text:span text:style-name="T20"> – Jednotlivé odstavce se obsahově týkají různých oblastí. Některé se vztahují na poskytování informací před uzavřením smlouvy, další upravují shrnutí smlouvy a jiné se vztahují k právům a povinnostem za trvání závazku, což může být složité pro orientaci v předpisu. Pro lepší přehlednost bychom tak doporučovali navrhovaný § 63 rozdělit, a to například na „předsmluvní informace“ (odst. 1 až 3 a 6), „poskytnutí smlouvy spotřebiteli“ (odst. 5), „sledování a kontrolu využívání služeb“ (odst. 7 a 8), samostatné ustanovení s obsahem odst. 4, „smlouvy uzavírané distančním způsobem“ (odst. 11), „pravomoc Úřadu“ (odst. 9) a „zakázaná ujednání“ (odst. 10).</text:span></text:p>
              </text:list-item>
            </text:list>
            <text:p text:style-name="P65"/>
            <text:list xml:id="list210903305420298" text:continue-numbering="true" text:style-name="WWNum9">
              <text:list-item>
                <text:p text:style-name="P123"><text:span text:style-name="T26">K poznámkám pod čarou </text:span><text:span text:style-name="T20">– Dle čl. 57 odst. 5 Legislativních pravidel vlády nahrazuje-li se ustanovení právního předpisu obsahující odkaz na poznámku pod čarou jiným textem, který již odkaz na tuto poznámku neobsahuje, a poznámka pod čarou se má zrušit, uvede se její zrušení samostatně v závěru příslušného bodu novely. Doporučujeme tedy zrušit poznámky pod čarou č. 62 a 63 zjevně odkazující na starý občanský zákoník v souladu s předchozí větou.</text:span></text:p>
              </text:list-item>
            </text:list>
            <text:p text:style-name="P65"/>
            <text:list xml:id="list210903942231879" text:continue-numbering="true" text:style-name="WWNum9">
              <text:list-item>
                <text:p text:style-name="P126"><text:span text:style-name="T26">K nadpisu</text:span><text:span text:style-name="T20"> – Zvolené slovní spojení není z jazykového hlediska příliš vhodné. Doporučujeme proto zvolit nějaké lépe znějící spojení, například „Poskytování informací“ nebo „Informační povinnosti“. </text:span></text:p>
              </text:list-item>
            </text:list>
            <text:p text:style-name="P68"/>
            <text:list xml:id="list210904092504247" text:continue-numbering="true" text:style-name="WWNum9">
              <text:list-item>
                <text:p text:style-name="P126"><text:span text:style-name="T26">K odst. 1</text:span><text:span text:style-name="T20"> – V návětí doporučujeme vypustit slovo „následující“ a dvojtečku.</text:span></text:p>
              </text:list-item>
            </text:list>
            <text:p text:style-name="P66"/>
            <text:p text:style-name="P66"/>
            <text:list xml:id="list210904415891679" text:continue-numbering="true" text:style-name="WWNum9">
              <text:list-item>
                <text:p text:style-name="P126"><text:soft-page-break/><text:span text:style-name="T26">K odst. 1 písm. a)</text:span><text:span text:style-name="T20"> – Odkaz v poznámce pod čarou je příliš široký. Ustanovení § 1826, uvedené v poznámce pod čarou, je transpozicí směrnice o e-commerce č. 2000/31/ES a nikoli směrnice č. 2011/83/EU. Zákon o cenách podle našeho názoru směrnici č. 2011/83/EU rovněž netransponuje. Pro lepší orientaci subjektů této informační povinnosti doporučujeme toto transpoziční ustanovení zpřesnit odkazem na konkrétní ustanovení občanského zákoníku, která transponují čl. 5 a 6 směrnice č. 2011/83/EU, tedy § 1811 a 1820, přímo v textu zákona.</text:span></text:p>
              </text:list-item>
            </text:list>
            <text:p text:style-name="P67"/>
            <text:list xml:id="list210904308003022" text:continue-numbering="true" text:style-name="WWNum9">
              <text:list-item>
                <text:p text:style-name="P126"><text:span text:style-name="T26">K odst. 2</text:span><text:span text:style-name="T20"> – Doporučujeme namísto spojení „jednoduchým a srozumitelným způsobem“ použít spojení „jasně a srozumitelně“, jak se slova „in a clear and comprehensible manner“ v českém právním řádu jinak běžně překládají (viz např. § 1811 odst. 1 OZ).</text:span></text:p>
              </text:list-item>
            </text:list>
            <text:p text:style-name="P69"/>
            <text:p text:style-name="P70">Dále doporučujeme odkázat na definici trvalého nosiče v českém právním řádu. V současné době jde o § 1819 občanského zákoníku („textová podoba“). Toto ustanovení však bude dotčeno připravovanou novelou (č.j. OVA 1170/19, § 563a). </text:p>
            <text:p text:style-name="P70"/>
            <text:p text:style-name="P70"/>
            <text:p text:style-name="P71"/>
            <text:p text:style-name="P70"/>
            <text:p text:style-name="P70">V ustanovení je dále ohledně způsobu zpřístupnění dokumentu s informacemi odkazováno na odstavec 1, který však toto neupravuje. Doporučujeme proto tento odkaz vypustit a specifikovat, jakým způsobem má být dokument s informacemi zpřístupněn.</text:p>
            <text:p text:style-name="P70"/>
            <text:p text:style-name="P70"/>
            <text:p text:style-name="P70"/>
            <text:p text:style-name="P70"/>
            <text:p text:style-name="P70"/>
            <text:list xml:id="list210904294767296" text:continue-numbering="true" text:style-name="WWNum9">
              <text:list-item>
                <text:p text:style-name="P127"><text:span text:style-name="T25">K odst. 5</text:span> – V úvodu ustanovení chybí stanovení časového okamžiku, k němuž má poskytovatel informační povinnost plnit. Doporučujeme jej zde proto uvést.</text:p>
              </text:list-item>
            </text:list>
            <text:p text:style-name="P70">Z formálního hlediska není vhodné, aby ustanovení obsahovalo samostatný nečíslovaný odstavec. Doporučujeme tedy buď z textu na konci odst. 5 udělat v pořadí další odstavec č. 6 a zbylé odstavce přečíslovat, nebo ustanovení jiným způsobem přeformulovat.</text:p>
            <text:p text:style-name="P70"/>
            <text:list xml:id="list210902818903378" text:continue-numbering="true" text:style-name="WWNum9">
              <text:list-item>
                <text:p text:style-name="P126"><text:span text:style-name="T26">K odst. 5 písm. a)</text:span><text:span text:style-name="T20"> – Ustanovení je značně nepřehledné, doporučujeme jej proto zestručnit. Není nutné </text:span><text:soft-page-break/><text:span text:style-name="T20">rozlišovat mezi poskytovatelem, který je fyzickou osobou, a poskytovatelem, který je právnickou osobou. Jménem se rozumí i název právnické osoby (§ 132 odst. 1 OZ). Rovněž pojem „sídlo“ lze použít i ve vztahu k fyzické osobě podnikající (§ 429 OZ). Informace o osobách oprávněných jednat za právnickou osobu je podle našeho názoru nadbytečná a může být vypuštěna. Doplnit naopak doporučujeme „kontaktní údaj“, kterým může být například emailová adresa nebo telefonní číslo. Slovo „reklamace“ pak doporučujeme nahradit slovem „stížnost“, které má širší obsah.</text:span></text:p>
              </text:list-item>
            </text:list>
            <text:p text:style-name="P69"/>
            <text:list xml:id="list210902698921614" text:continue-numbering="true" text:style-name="WWNum9">
              <text:list-item>
                <text:p text:style-name="P127"><text:span text:style-name="T25">K odst. 5 písm. d)</text:span> – Slova „smluv uzavíraných na dálku“ doporučujeme nahradit slovy „smluv uzavíraných distančním způsobem“, jak je označuje občanský zákoník (oddíl 2 – § 1820 až 1851). Případně je možné toto upřesnění z textu vypustit, neboť samo o sobě nemá normativní povahu (pravidlo se na tyto smlouvy bude vztahovat i bez výslovné zmínky).</text:p>
              </text:list-item>
            </text:list>
            <text:p text:style-name="P56"/>
            <text:list xml:id="list210904130156404" text:continue-numbering="true" text:style-name="WWNum9">
              <text:list-item>
                <text:p text:style-name="P127"><text:span text:style-name="T25">K poslední větě</text:span> - Souhlas spotřebitele má být dle Kodexu podmínkou účinnosti smlouvy, nikoli její platnosti (the contract shall become effective…). Doporučujeme tedy slova „vstupuje v platnost“ nahradit slovy „nabývá účinnosti“. Kodex dále požaduje pouze potvrzení souhlasu, umožňuje tedy potvrzení i jiným způsobem než výslovně. Vzhledem k úplné harmonizaci tedy není vhodné, aby byl požadován výslovný souhlas, proto doporučujeme slovo „výslovně“ vypustit.</text:p>
              </text:list-item>
            </text:list>
            <text:p text:style-name="P56"/>
            <text:list xml:id="list210904554468738" text:continue-numbering="true" text:style-name="WWNum9">
              <text:list-item>
                <text:p text:style-name="P126"><text:span text:style-name="T25">K odst. 6</text:span> – Považujeme za nevhodné činit údaje uvedené v bodech 1 a 3 nedílnou součástí smlouvy. Shodné pravidlo, které je obsaženo v čl. 102 odst. 4 Kodexu, obsahuje také čl. 6 odst. 5 směrnice č. 2011/83/EU o právech spotřebitelů. Nyní je toto ustanovení transponováno v § 1822 OZ a je předmětem již zmíněné připravované novely občanského zákoníku (č.j. OVA 1170/19). Upozorňujeme, že smyslem předmětného pravidla (že se určité náležitosti stávají nedílnou součástí smlouvy) je vtáhnout do obsahu budoucího závazku určité náležitosti, bez ohledu na to, zda si je strany ujednaly (tzv. implicitní obsah smlouvy). Cílem je, aby budoucí závazek vznikl s obsahem, který vyplývá z předsmluvních informací. I v případě, že tyto náležitosti ve smlouvě uvedeny nebudou, bude se jimi závazek řídit. Tato technika není vhodná v případě, kdy se naopak vyžaduje, aby určité náležitosti byly ve smlouvě výslovně uvedeny – typicky údaje o smluvních stranách, číslo uživatele apod. Takovéto údaje nejsou obsahem závazku (nevymezují práva a povinnosti stran), ale údaji identifikujícími smluvní strany (vymezující subjekty závazku). Navrhovaná úprava vede k výkladu, že bez výslovné dohody smluvních stran např. nemůže účastník změnit své příjmení nebo poskytovatel svého jednatele. Požadujeme tedy ustanovení rozdělit a dle výše uvedeného upravit samostatně údaje, které jsou nedílnou součástí smlouvy, a to bez ohledu na to zda jsou v ní výslovně uvedeny nebo ne, a údaje, jež jsou ve smlouvě výslovně uvedeny, ale nejsou její nedílnou součástí (tzn. je možné je měnit i jednostranně), protože nezakládají práva a povinnosti.</text:p>
              </text:list-item>
            </text:list>
            <text:p text:style-name="P75"><text:span text:style-name="T9"><text:s/></text:span><text:span text:style-name="T27">Tato připomínka je zásadní.</text:span></text:p>
            <text:p text:style-name="P76"><text:soft-page-break/></text:p>
            <text:list xml:id="list210903701711591" text:continue-numbering="true" text:style-name="WWNum9">
              <text:list-item>
                <text:p text:style-name="P126"><text:span text:style-name="T25">K odst. 9</text:span> – V odůvodnění navrhovatel uvádí, že pravomoc Úřadu změnit smluvní podmínky (smlouvu nebo zveřejněný návrh smlouvy) se má uplatnit zejména v případech, kdy nejsou dodrženy požadavky navrhovaného § 63 odst. 1, tj. v případě, kdy smlouva neobsahuje některou z povinných obsahových náležitostí. Upozorňujeme, že podle navrhovaného znění odstavce 6 jsou nedílnou součástí smlouvy informace uvedené v odstavcích 1 až 3 a 5. Tedy i v případě, že tyto informace nebudou v samotném textu smlouvy uvedeny, bude se jimi obsah závazku řídit. Smluvní ujednání, která by byla v rozporu se zákonem, pak budou neplatná. Obsah závazku lze zásadně měnit jen dohodou stran. Není proto zřejmé, jak by mohlo dojít k jednostranné změně závazku na základě rozhodnutí Úřadu v případě, že nebyla možnost takovéto změny předem ujednána (viz i § 1752 OZ). Výše uvedená pravomoc Úřadu by dávala smysl jen ve vztahu k obchodním podmínkám poskytovatele, kde by mohla dobře působit do budoucnosti. Požadujeme tedy rozlišovat mezi konkrétní smlouvou uzavřenou s uživatelem a obchodními podmínkami, které poskytovatel standardně využívá při svých obchodech. Pravomoc Úřadu měnit obsah závazku pak požadujeme buď zcela vypustit, nebo modifikovat tak, aby se vztahovala jen na obchodní podmínky a jen s účinky do budoucnosti.</text:p>
              </text:list-item>
            </text:list>
            <text:p text:style-name="P77">Tato připomínka je zásadní.</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58"/>
            <text:p text:style-name="P58"/>
            <text:list xml:id="list210903934418391" text:continue-numbering="true" text:style-name="WWNum9">
              <text:list-item>
                <text:p text:style-name="P126"><text:span text:style-name="T25">K odst. 10</text:span> – Doporučujeme toto ustanovení zařadit do § 63b, kam lépe systematicky náleží. Dále dáváme na zvážení, zda toto ustanovení neformulovat tak, aby takové podmínky a postupy zakazovalo s tím, že se k takovým ujednáním nepřihlíží (obdobně jako § 1815 OZ). </text:p>
              </text:list-item>
            </text:list>
            <text:p text:style-name="P56"/>
            <text:list xml:id="list210902984237364" text:continue-numbering="true" text:style-name="WWNum9">
              <text:list-item>
                <text:p text:style-name="P126"><text:span text:style-name="T25">K odst. 11</text:span> – Upozorňujeme, že spotřebitel nemá právo odstoupit od smlouvy v případě změny závazku. Směrnice č. 2011/83/EU upravuje odlišným způsobem rovněž poskytování předsmluvních informací a běh lhůty pro odstoupení od smlouvy. Požadujeme proto vysvětlit vztah navrhované právní úpravy k odkazované právní úpravě obsažené v občanském zákoníku (§ 1824 až 1828), potažmo ke směrnici č. 2011/83/EU, jejíž transpozici předmětná ustanovení představují a která je v režimu maximální harmonizace. </text:p>
              </text:list-item>
            </text:list>
            <text:p text:style-name="P78">Tato připomínka je zásadní.</text:p>
            <text:p text:style-name="P70"/>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70"/>
            <text:p text:style-name="P70">Dále doporučujeme hovořit o listinné nebo elektronické „podobě“ (nikoli formě), neboť se jedná o jednotlivé podoby písemné formy.</text:p>
          </table:table-cell>
          <table:table-cell table:style-name="Table1.A1" office:value-type="string">
            <text:p text:style-name="P6"/>
            <text:p text:style-name="P11">Neakceptováno.</text:p>
            <text:p text:style-name="P6">Navržený text se drží Kodexu se zohledněním současné struktury zákona. Vzhledem k zajištění kontinuity a právní jistoty bude ponechán stávající text.</text:p>
            <text:p text:style-name="P6"/>
            <text:p text:style-name="P6"/>
            <text:p text:style-name="P6"/>
            <text:p text:style-name="P6"/>
            <text:p text:style-name="P6"/>
            <text:p text:style-name="P4"><text:span text:style-name="T8">Akceptováno</text:span><text:span text:style-name="T20">.</text:span></text:p>
            <text:p text:style-name="P6">Bude upraveno.</text:p>
            <text:p text:style-name="P6"/>
            <text:p text:style-name="P6"/>
            <text:p text:style-name="P6"/>
            <text:p text:style-name="P6"/>
            <text:p text:style-name="P6"/>
            <text:p text:style-name="P11">Akceptováno.</text:p>
            <text:p text:style-name="P6">Název § 63 byl změněn na „Informační povinnosti u smluv“.</text:p>
            <text:p text:style-name="P6"/>
            <text:p text:style-name="P6"/>
            <text:p text:style-name="P11"><text:bookmark-start text:name="__DdeLink__15380_3815937399"/><text:soft-page-break/>Akceptováno.<text:bookmark-end text:name="__DdeLink__15380_3815937399"/></text:p>
            <text:p text:style-name="P6">Text upraven.</text:p>
            <text:p text:style-name="P6"/>
            <text:p text:style-name="P6"/>
            <text:p text:style-name="P11">Akceptováno.</text:p>
            <text:p text:style-name="P6">Text upraven.</text:p>
            <text:p text:style-name="P6"/>
            <text:p text:style-name="P6"/>
            <text:p text:style-name="P6"/>
            <text:p text:style-name="P6"/>
            <text:p text:style-name="P6"/>
            <text:p text:style-name="P6"/>
            <text:p text:style-name="P6"/>
            <text:p text:style-name="P6"/>
            <text:p text:style-name="P11">Akceptováno.</text:p>
            <text:p text:style-name="P6">Text upraven.</text:p>
            <text:p text:style-name="P6"/>
            <text:p text:style-name="P6"/>
            <text:p text:style-name="P11"/>
            <text:p text:style-name="P11">Akceptováno.</text:p>
            <text:p text:style-name="P6">Text prozatímně na „trvalý nosič dat“ ve všech výskytech v zákoně. Předkladatel bude sledovat vývoj novely občanského zákoníku a podle jeho výsledku pojem případně upraví.</text:p>
            <text:p text:style-name="P6"/>
            <text:p text:style-name="P11"/>
            <text:p text:style-name="P11">Neakceptováno.</text:p>
            <text:p text:style-name="P6">Odstavec 2 odkazuje na odstavec 1 z hlediska druhu požadovaných informací a z hlediska vymezení povinných subjektů, nikoliv z hlediska způsobu zpřístupněných dokumentů. Pro větší srozumitelnost bylo ustanovení drobně přeformulováno. </text:p>
            <text:p text:style-name="P6"/>
            <text:p text:style-name="P6"/>
            <text:p text:style-name="P11">Akceptováno.</text:p>
            <text:p text:style-name="P6">Text upraven.</text:p>
            <text:p text:style-name="P6"/>
            <text:p text:style-name="P6"/>
            <text:p text:style-name="P6"><text:soft-page-break/></text:p>
            <text:p text:style-name="P6"/>
            <text:p text:style-name="P6"/>
            <text:p text:style-name="P11">Vysvětleno. </text:p>
            <text:p text:style-name="P6">Termín „reklamace“ je nutné ponechat, jedná se o zaužívanou formulaci, která nečiní v praxi problémy a pracuje se s ní v dalších ustanoveních zákona (např. § 64, §129).</text:p>
            <text:p text:style-name="P6"/>
            <text:p text:style-name="P6"/>
            <text:p text:style-name="P6"/>
            <text:p text:style-name="P6"/>
            <text:p text:style-name="P8">Akceptováno.</text:p>
            <text:p text:style-name="P6">Text upraven.</text:p>
            <text:p text:style-name="P6"/>
            <text:p text:style-name="P6"/>
            <text:p text:style-name="P6"/>
            <text:p text:style-name="P6"/>
            <text:p text:style-name="P6"/>
            <text:p text:style-name="P11">Akceptováno.</text:p>
            <text:p text:style-name="P6">Text upraven.</text:p>
            <text:p text:style-name="P6"/>
            <text:p text:style-name="P6"/>
            <text:p text:style-name="P6"/>
            <text:p text:style-name="P6"/>
            <text:p text:style-name="P6"/>
            <text:p text:style-name="P11">Akceptováno.</text:p>
            <text:p text:style-name="P6">Ustanovení bylo rozděleno do 2 odstavců. Odstavec <text:s/>6 určuje závaznost předsmluvních informacích o obsahu budoucího závazku a odst. 7 stanovuje údaje, které musí být ve smlouvě výslovně obsaženy .<text:bookmark text:name="_Hlk39403767"/></text:p>
            <text:p text:style-name="P6"/>
            <text:p text:style-name="P35">Vyjádření k vypořádání:</text:p>
            <text:p text:style-name="P28">Připomínkové místo souhlasí s vypořádáním.</text:p>
            <text:p text:style-name="P6"/>
            <text:p text:style-name="P6"/>
            <text:p text:style-name="P6"/>
            <text:p text:style-name="P6"/>
            <text:p text:style-name="P8"><text:soft-page-break/></text:p>
            <text:p text:style-name="P8"/>
            <text:p text:style-name="P8"/>
            <text:p text:style-name="P8"/>
            <text:p text:style-name="P8"/>
            <text:p text:style-name="P8"/>
            <text:p text:style-name="P8"/>
            <text:p text:style-name="P8"/>
            <text:p text:style-name="P8">Neakceptováno.</text:p>
            <text:p text:style-name="P27">Dané ustanovení dává ČTÚ pravomoc rozhodnutím uložit poskytovateli, aby změnil smluvní podmínky (smlouvu, zveřejněný návrhu smlouvy) v případech, kdy jsou v rozporu s právními předpisy, zejména pro rozpor smluvních podmínek s požadavky kladenými na ně prvním odstavcem § 63, tj. v případě, kdy smlouva neobsahuje některou z povinných obsahových náležitostí nebo je s ní v rozporu. Smlouvu lze měnit zásadně na základě dohody smluvních stran s možností jednostranné změny smlouvy za splnění podmínek § 1752 NOZ (pozn. jednostranná změna obchodních podmínek se podle tohoto ustanovení připouští, vyplývá-li z povahy závazku již při jednání o uzavření smlouvy rozumná potřeba jejich pozdější změny v přiměřeném rozsahu). </text:p>
            <text:p text:style-name="P27">Z titulu veřejnoprávní ochrany slabší smluvní strany, dohledu nad dodržováním zákona a souladu smluvních podmínek se zákonem, tak podle tohoto ustanovení zákona dochází na základě uložení povinnosti ČTÚ ke změně smlouvy povinným. V tomto ohledu je tak zákon o elektronických komunikacích <text:span text:style-name="T22">lex specialis</text:span> k úpravě obsažené v § 1752 NOZ.</text:p>
            <text:p text:style-name="P27">Nelze se ztotožnit s tím, že daná pravomoc ČTÚ by dávala smysl jen ve vztahu k obchodním podmínkám poskytovatele, které poskytovatel standardně využívá při svých obchodech, kde by mohla dobře působit do budoucnosti. Všeobecné obchodní podmínky jsou <text:soft-page-break/>nedílnou součástí smlouvy (jsou-li připojeny k nabídce nebo jsou stranám známy - § 1751 NOZ). Dané ustanovení se vztahuje na celý obsah smlouvy (závazku), který je v rozporu s uvedenými ustanoveními zákona. </text:p>
            <text:p text:style-name="P27"/>
            <text:p text:style-name="P20">Vyjádření k vypořádání:</text:p>
            <text:p text:style-name="P7">Připomínkové místo změnilo připomínku na doporučující. </text:p>
            <text:p text:style-name="P6"/>
            <text:p text:style-name="P6"/>
            <text:p text:style-name="P11">Akceptováno.</text:p>
            <text:p text:style-name="P6">Odstavec přesunut.</text:p>
            <text:p text:style-name="P6"/>
            <text:p text:style-name="P6"/>
            <text:p text:style-name="P6"/>
            <text:p text:style-name="P11">Vysvětleno.</text:p>
            <text:p text:style-name="P7">Dané ustanovení není ani v rozporu se směrnicí č. <text:s/>2011/83/EU, resp. je v souladu s jejím hlavním smyslem, kterým je poskytnutí ochrany spotřebitelů v situacích, kdy je to na místě. Jde de facto o zachování právní úpravy, která reagovala na špatnou praxi ze strany operátorů, kdy informace poskytované za použití prostředku komunikace na dálku nebyly dostačující a v řadě případů byly i matoucí. V praxi se ČTÚ totiž před zavedením dané právní úpravy setkával se situacemi, kdy smlouva byla uzavřena (měněna) distančním způsobem a smluvní informace byly spotřebitelům poskytovateli dodávány až po uplynutí 14denní lhůty pro odstoupení (počítáno ode dne uzavření smlouvy).  Specialita dané úpravy vůči občanskému zákoníku je toliko v odchylném určení (posunutí) počátku běhu lhůty pro odstoupení od smlouvy, ostatní relevantní pravidla vztahující se k odstoupení od smlouvy stanovená NOZ se uplatní. Toto ustanovení je vhodné zachovat z důvodů efektivního zajištění ochrany spotřebitele, když dané ustanovení <text:soft-page-break/>je poskytovateli služeb akceptováno a mělo nepochybně pozitivní vliv na jejich obchodní praxi.</text:p>
            <text:p text:style-name="P6"/>
            <text:p text:style-name="P20">Vyjádření k vypořádání:</text:p>
            <text:p text:style-name="P7">Připomínkové místo bere vypořádání na vědomí..</text:p>
            <text:p text:style-name="P7"/>
            <text:p text:style-name="P7"/>
            <text:p text:style-name="P11">Akceptováno.</text:p>
            <text:p text:style-name="P6">Text upraven i na jiných místech zákona.</text:p>
          </table:table-cell>
        </table:table-row>
        <table:table-row table:style-name="Table1.1">
          <table:table-cell table:style-name="Table1.A1" office:value-type="string">
            <text:list xml:id="list210904289692442" text:continue-list="list210902755415510" text:style-name="WWNum8">
              <text:list-item>
                <text:p text:style-name="P114">K Čl. I bodu 195 – § 63b</text:p>
              </text:list-item>
            </text:list>
            <text:list xml:id="list3824759840" text:style-name="WWNum10">
              <text:list-item>
                <text:p text:style-name="P124"><text:span text:style-name="T25">K odst. 3</text:span> – Doporučujeme hovořit o výpovědní „době“ namísto „lhůty“. Zároveň nepovažujeme za přesnou a vhodnou formulaci „ před uplynutím účinnosti této smlouvy“, neboť smlouva může být účinná i nadále, právě pokud dojde k jejímu prodloužení. Doporučujeme proto tuto formulaci nahradit slovy „před prodloužením“.</text:p>
              </text:list-item>
              <text:list-item>
                <text:p text:style-name="P124"><text:span text:style-name="T25">K odst. 5</text:span> – Z důvodové zprávy není zřejmý vztah možnosti jednostranných změn závazku podle navrhované úpravy a podle § 1752 OZ. Návrh patrně přináší odlišnou úpravu. Doporučujeme proto důvodovou zprávu v tomto ohledu doplnit. Z důvodu srozumitelnosti dále doporučujeme druhou větu obsahující výjimky formulovat negativně, např. pomocí slova „ledaže“.</text:p>
              </text:list-item>
              <text:list-item>
                <text:p text:style-name="P129"><text:span text:style-name="T25">K odst. 7</text:span> – První větu doporučujeme z důvodu srozumitelnosti formulovat obratněji, např. <text:bookmark-start text:name="_Hlk32782290"/><text:span text:style-name="T21">„V případě, že má účastník právo ukončit závazek podle </text:span><text:bookmark-end text:name="_Hlk32782290"/><text:span text:style-name="T21">… </text:span><text:bookmark-start text:name="_Hlk32782331"/><text:span text:style-name="T21">před koncem ujednaného období, lze po něm požadovat pouze náhradu za dotované koncové zařízení, pokud si ho ponechá</text:span><text:bookmark-end text:name="_Hlk32782331"/><text:span text:style-name="T21">.“</text:span>. Formulace „ do ukončení smlouvy“ v druhé větě není přesná, jednak se nejedná o ukončení smlouvy ale závazku, jednak předpokladem proto aplikaci zde uvedeného pravidla je, že závazek již bude ukončen. Doporučujeme proto namísto slov „do ukončení smlouvy“ použít slova „do konce původně ujednaného období“ nebo jinou obdobnou formulaci.</text:p>
              </text:list-item>
            </text:list>
          </table:table-cell>
          <table:table-cell table:style-name="Table1.A1" office:value-type="string">
            <text:p text:style-name="P11"/>
            <text:p text:style-name="P11">Akceptováno.</text:p>
            <text:p text:style-name="P6">Text upraven.</text:p>
            <text:p text:style-name="P6"/>
            <text:p text:style-name="P6"/>
            <text:p text:style-name="P6"/>
            <text:p text:style-name="P9">Částečně akceptováno.</text:p>
            <text:p text:style-name="P6">Bude doplněna důvodová zpráva. Dle názoru předkladatele je navrhovaná úprava dostatečně srozumitelná.</text:p>
            <text:p text:style-name="P6"/>
            <text:p text:style-name="P6"/>
            <text:p text:style-name="P11">Akceptováno.</text:p>
            <text:p text:style-name="P6">Text upraven.</text:p>
            <text:p text:style-name="P6"/>
          </table:table-cell>
        </table:table-row>
        <table:table-row table:style-name="Table1.1">
          <table:table-cell table:style-name="Table1.A1" office:value-type="string">
            <text:list xml:id="list210902989695924" text:continue-list="list210904289692442" text:style-name="WWNum8">
              <text:list-item>
                <text:p text:style-name="P117">K Čl. I bodu 195 - § 63c </text:p>
              </text:list-item>
            </text:list>
            <text:list xml:id="list534240140" text:style-name="WWNum11">
              <text:list-item>
                <text:p text:style-name="P125"><text:span text:style-name="T25">K odst. 1</text:span> – Slova „a to s nezbytnými úpravami“ doporučujeme nahradit slovem „<text:bookmark-start text:name="_Hlk32783218"/>obdobně<text:bookmark-end text:name="_Hlk32783218"/>“, které v naší legislativní terminologii vyjadřuje to, že se ustanovení aplikují pouze v té míře, v jaké to odpovídá povaze daného předmětu.</text:p>
              </text:list-item>
            </text:list>
            <text:p text:style-name="P79"/>
            <text:list xml:id="list210903077737777" text:continue-numbering="true" text:style-name="WWNum11">
              <text:list-item>
                <text:p text:style-name="P125"><text:span text:style-name="T25">K odst. 2</text:span> – Ustanovení není formulováno z hlediska právní terminologie správně. Právní řád nezná pojem ukončení složky balíčku. Navrhujeme jej proto přeformulovat následujícím způsobem: „<text:bookmark-start text:name="_Hlk32783318"/><text:span text:style-name="T21">Pokud má spotřebitel podle přímo použitelného předpisu Evropské unie nebo jiného právního předpisu právo ukončit závazek ve vztahu ke kterékoli složce balíčku uvedené v odstavci 1 před koncem ujednaného období z důvodu vadného plnění nebo jiného porušení smlouvy, má právo ukončit závazek ve vztahu ke všem složkám balíčku</text:span><text:bookmark-end text:name="_Hlk32783318"/><text:span text:style-name="T21">.“</text:span></text:p>
              </text:list-item>
            </text:list>
            <text:p text:style-name="P59"/>
            <text:list xml:id="list210903957873933" text:continue-numbering="true" text:style-name="WWNum11">
              <text:list-item>
                <text:p text:style-name="P128"><text:soft-page-break/><text:span text:style-name="T25">K odst. 3</text:span> – Doporučujeme vypustit slovo „Případné“ pro nadbytečnost.</text:p>
              </text:list-item>
            </text:list>
          </table:table-cell>
          <table:table-cell table:style-name="Table1.A1" office:value-type="string">
            <text:p text:style-name="P11"/>
            <text:p text:style-name="P11">Akceptováno.</text:p>
            <text:p text:style-name="P6">Text upraven.</text:p>
            <text:p text:style-name="P6"/>
            <text:p text:style-name="P6"/>
            <text:p text:style-name="P6"/>
            <text:p text:style-name="P11">Akceptováno.</text:p>
            <text:p text:style-name="P6">Text upraven.</text:p>
            <text:p text:style-name="P6"/>
            <text:p text:style-name="P6"/>
            <text:p text:style-name="P6"/>
            <text:p text:style-name="P6"/>
            <text:p text:style-name="P6"/>
            <text:p text:style-name="P11"><text:soft-page-break/>Akceptováno.</text:p>
            <text:p text:style-name="P6">Text upraven.</text:p>
          </table:table-cell>
        </table:table-row>
        <table:table-row table:style-name="Table1.1">
          <table:table-cell table:style-name="Table1.A1" office:value-type="string">
            <text:list xml:id="list210904674670028" text:continue-list="list210902989695924" text:style-name="WWNum8">
              <text:list-item>
                <text:p text:style-name="P117">K Čl. I bodu 196 - § 64 odst. 2</text:p>
              </text:list-item>
            </text:list>
            <text:p text:style-name="P57">Odstavec 5, na který je odkazováno, upravuje pouze právo uživatele požadovat vyúčtování i v jiné než elektronické formě, jedná se tedy toliko o výjimku z pravidla, že vyúčtování je poskytováno v elektronické formě, které však není nikde zakotveno. Doporučujeme proto slova „v podobě podle odstavce 5“ nahradit slovy „v elektronické podobě“. </text:p>
          </table:table-cell>
          <table:table-cell table:style-name="Table1.A1" office:value-type="string">
            <text:p text:style-name="P11">Akceptováno.</text:p>
            <text:p text:style-name="P6">Text upraven.</text:p>
          </table:table-cell>
        </table:table-row>
        <table:table-row table:style-name="Table1.1">
          <table:table-cell table:style-name="Table1.A1" office:value-type="string">
            <text:list xml:id="list210904258331802" text:continue-numbering="true" text:style-name="WWNum8">
              <text:list-item>
                <text:p text:style-name="P117">K Čl. I bodu 200 - § 64 odst. 8</text:p>
              </text:list-item>
            </text:list>
            <text:p text:style-name="P57">Občanský soudní řád není zvláštním zákonem. Navrhujeme proto slovo „zvláštního“ vypustit.</text:p>
          </table:table-cell>
          <table:table-cell table:style-name="Table1.A1" office:value-type="string">
            <text:p text:style-name="P11">Akceptováno.</text:p>
            <text:p text:style-name="P6">Text upraven.</text:p>
          </table:table-cell>
        </table:table-row>
        <table:table-row table:style-name="Table1.1">
          <table:table-cell table:style-name="Table1.A1" office:value-type="string">
            <text:list xml:id="list210904018242404" text:continue-numbering="true" text:style-name="WWNum8">
              <text:list-item>
                <text:p text:style-name="P117">K Čl. I bodu 209 - § 69b odst. 2 a 3</text:p>
              </text:list-item>
            </text:list>
            <text:p text:style-name="P60">Pojem „obchodní podmínky“ je v českém právním řádu užíván ve smyslu smluvních podmínek, které upřesňují obsah smlouvy a jsou její součástí, a nikoli ve významu podmínek trhu, jak jej užívá navrhovatel. Doporučujeme proto slova „obchodních podmínek“ nahradit například slovy „tržních podmínek“.</text:p>
          </table:table-cell>
          <table:table-cell table:style-name="Table1.A1" office:value-type="string">
            <text:p text:style-name="P11">Akceptováno.</text:p>
            <text:p text:style-name="P6">Text upraven.</text:p>
          </table:table-cell>
        </table:table-row>
        <table:table-row table:style-name="Table1.1">
          <table:table-cell table:style-name="Table1.A1" office:value-type="string">
            <text:list xml:id="list210904067776239" text:continue-numbering="true" text:style-name="WWNum8">
              <text:list-item>
                <text:p text:style-name="P117">K Čl. I bodu 216 - § 80 odst. 8</text:p>
              </text:list-item>
            </text:list>
            <text:p text:style-name="P60">Dle odůvodnění je cílem, aby všechny podniky, bez ohledu na jejich velikost a obchodní model, mohly využívat propojení za rozumných podmínek a poskytovat tak spojení mezi koncovými body a přístup k internetu. Ustanovení však v tomto ohledu není zcela srozumitelné. Není patrné, z jakých uložených povinností by měly mít malé a střední podniky prospěch, když úkolem Úřadu je pouze zveřejnit pokyny a postupy nutné k získání přístupu a propojení. Doporučujeme proto ustanovení přeformulovat například následovně: </text:p>
            <text:p text:style-name="P63">„(8)Úřad uveřejní pokyny a postupy nutné k získání přístupu a propojení, které budou ve prospěch malých a středních podniků a operátorů s omezeným zeměpisným dosahem.“</text:p>
          </table:table-cell>
          <table:table-cell table:style-name="Table1.A1" office:value-type="string">
            <text:p text:style-name="P8">Neakceptováno.</text:p>
            <text:p text:style-name="P6">Textace odpovídá smyslu a účelu navrhované právní úpravy.</text:p>
          </table:table-cell>
        </table:table-row>
        <table:table-row table:style-name="Table1.1">
          <table:table-cell table:style-name="Table1.A1" office:value-type="string">
            <text:list xml:id="list210903249851115" text:continue-numbering="true" text:style-name="WWNum8">
              <text:list-item>
                <text:p text:style-name="P117">K Čl. I bodu 224</text:p>
              </text:list-item>
            </text:list>
            <text:p text:style-name="P60">Není zřejmé, kam přesně míří odkaz na poznámku pod čarou č. 33. Doporučujeme proto v poznámce pod čarou uvést konkrétní ustanovení občanského zákoníku. </text:p>
          </table:table-cell>
          <table:table-cell table:style-name="Table1.A1" office:value-type="string">
            <text:p text:style-name="P11">Akceptováno.</text:p>
            <text:p text:style-name="P6">Poznámka pod čarou byla aktualizována.</text:p>
          </table:table-cell>
        </table:table-row>
        <table:table-row table:style-name="Table1.1">
          <table:table-cell table:style-name="Table1.A1" office:value-type="string">
            <text:list xml:id="list210904587831848" text:continue-numbering="true" text:style-name="WWNum8">
              <text:list-item>
                <text:p text:style-name="P117">K Čl. I bodu 249 <text:s/>- § 104 odst. 3)</text:p>
              </text:list-item>
            </text:list>
            <text:p text:style-name="P61"><text:span text:style-name="T20">Nově vkládaná poslední věta tohoto ustanovení má zajistit, aby byl výkon činností spojených s provozováním veřejné komunikační sítě nebo poskytováním veřejně dostupné služby elektronických komunikací účinně strukturálně oddělen od výkonu kompetencí </text:span>orgánu moci výkonné nebo orgánu územního samosprávného celku<text:span text:style-name="T20">. Z důvodu srozumitelnosti proto doporučujeme slova „funkcí k umožnění výkonu“ nahradit slovy </text:span><text:span text:style-name="T1">„</text:span><text:bookmark-start text:name="_Hlk32784108"/><text:span text:style-name="T1">výkonu pravomocí týkajících se</text:span><text:bookmark-end text:name="_Hlk32784108"/><text:span text:style-name="T1">“.</text:span></text:p>
          </table:table-cell>
          <table:table-cell table:style-name="Table1.A1" office:value-type="string">
            <text:p text:style-name="P11">Akceptováno.</text:p>
            <text:p text:style-name="P6">Text upraven.</text:p>
          </table:table-cell>
        </table:table-row>
        <table:table-row table:style-name="Table1.1">
          <table:table-cell table:style-name="Table1.A1" office:value-type="string">
            <text:list xml:id="list210904628092072" text:continue-numbering="true" text:style-name="WWNum8">
              <text:list-item>
                <text:p text:style-name="P119">K Čl. X</text:p>
              </text:list-item>
            </text:list>
            <text:p text:style-name="P64">Nově vkládaný bod 6. nenavazuje na návětí, které hovoří o povinné osobě. Z formulace „povinný orgán“ zároveň není zřejmé, o čí orgán se jedná. Z důvodu srozumitelnosti doporučujeme tedy v souladu s odůvodněním nahradit slova „povinný orgán“ slovy „orgán veřejné správy“.</text:p>
          </table:table-cell>
          <table:table-cell table:style-name="Table1.A1" office:value-type="string">
            <text:p text:style-name="P11">Vysvětleno.</text:p>
            <text:p text:style-name="P6">Zde jde o situaci, kdy v postavení povinné osoby může být i povinný orgán, který je definovaný v písmenu h).</text:p>
          </table:table-cell>
        </table:table-row>
        <text:soft-page-break/>
        <table:table-row table:style-name="Table1.1">
          <table:table-cell table:style-name="Table1.A1" office:value-type="string">
            <text:list xml:id="list210902691084015" text:continue-numbering="true" text:style-name="WWNum8">
              <text:list-item>
                <text:p text:style-name="P118"><text:bookmark-start text:name="_Hlk34301637"/><text:span text:style-name="T8">Nad rámec návrhu</text:span> </text:p>
              </text:list-item>
            </text:list>
            <text:p text:style-name="P28">Dáváme na zvážení, zda nevyužít příležitosti ke změně § 8 odst. 5, který podle našeho názoru není vhodně formulován. Osobou oprávněnou jednat jménem právnické osoby bude sice zpravidla člen (členové) statutárního orgánu, ale i řada dalších osob, které se nacházejí v postavení zástupce, aniž by toto oprávnění muselo být současně spojeno s právem rozhodovat o záležitosti, které budou předmětem těchto právních jednáních (např. ad hoc plná moc). </text:p>
            <text:p text:style-name="P28">Na druhou stranu na chod právnické osoby mohou mít významný vliv i osoby, které nejsou oprávněny jednat jejím jménem, podílejí se však na vnitřní tvorbě její vůle. Může jít například o členy statutárního orgánu, kteří sami za právnickou osobu nejednají (nevýkonní členové) nebo o osoby zastávající jiné řídící či kontrolní funkce. <text:tab/><text:bookmark-end text:name="_Hlk34301637"/></text:p>
          </table:table-cell>
          <table:table-cell table:style-name="Table1.A1" office:value-type="string">
            <text:p text:style-name="P11">Akceptováno ve smyslu připomínky.</text:p>
            <text:p text:style-name="P6">Navrženo následující znění:</text:p>
            <text:p text:style-name="P4">„(5) U právnické osoby musí podmínku bezúhonnosti podle odstavce 4 splňovat rovněž <text:span text:style-name="T16">osoba oprávněná jednat jejím jménem.</text:span><text:span text:style-name="T28"> </text:span><text:span text:style-name="T9">člen statutárního orgánu“.</text:span><text:bookmark text:name="_Hlk34751515"/></text:p>
            <text:p text:style-name="P14"/>
          </table:table-cell>
        </table:table-row>
        <table:table-row table:style-name="Table1.1">
          <table:table-cell table:style-name="Table1.A1" office:value-type="string">
            <text:p text:style-name="P45">Připomínka č. 1</text:p>
            <text:p text:style-name="P47">Správa radiového spektra</text:p>
            <text:p text:style-name="P47">Nový regulační rámec přináší řadu nových pravidel do oblasti správy radiového spektra. V této oblasti posiluje harmonizační roli Sdružení BEREC. Je proto pochopitelné, že řada změn je s tím spojena. Některé navrhované úpravy však neplynou z Evropského kodexu – viz například dílčí připomínky níže. Navržených úprav tohoto typu je tam celá řada. Navrhované úpravy vedou k rozšíření pravomoci při udělování oprávnění k užívání radiového spektra a mohou potlačovat práva jeho uživatelů. Lze doporučit omezit se jen na takové změny, které mají původ v Evropském kodexu. </text:p>
            <text:p text:style-name="P46">Zásadní připomínka.</text:p>
          </table:table-cell>
          <table:table-cell table:style-name="Table1.A1" office:value-type="string">
            <text:p text:style-name="P11">Neakceptováno. </text:p>
            <text:p text:style-name="P6">Nejedná se o čistě transpoziční předpis, návrh zákona vychází i z v minulosti připravované tzv. technické novely a poznatky z aplikační praxe. Předkladatel při zpracování návrhu vždy zvažoval potřebu vyváženosti mezi oprávněními regulátora a právy uživatelů zákona.</text:p>
            <text:p text:style-name="P6"/>
            <text:p text:style-name="P35">Vyjádření k vypořádání:</text:p>
            <text:p text:style-name="P28">Připomínkové místo souhlasí s vypořádáním.</text:p>
          </table:table-cell>
        </table:table-row>
        <table:table-row table:style-name="Table1.1">
          <table:table-cell table:style-name="Table1.A1" office:value-type="string">
            <text:p text:style-name="P46">Připomínka č. 2 </text:p>
            <text:p text:style-name="P47">Výstavba sítí</text:p>
            <text:p text:style-name="P47">V rámci výstavby sítí lze přivítat zakotvení bezúplatného zřizování služebností na nemovitostech, kde je vlastníkem stát. Viz § 104 odst. 3 Návrhu. To může zásadním způsobem zlevnit a urychlit výstavbu nových sítí v obcích. Další prvkem je i stanovení maximální 6-ti měsíční lhůty pro vydání rozhodnutí na zřízení služebnosti, které se vydává v případě, kdy se operátor nemůže dohodnout s vlastníkem nemovitosti pro umístění telekomunikačního zařízení. </text:p>
            <text:p text:style-name="P47">Pokud jde o podporu výstavbu sítí a umisťování bezdrátových přístupových bodů s malým dosahem, v předloženém Návrhu podle našeho názoru chybí legislativní řešení k požadavku čl. 57 odst. 4 a odst. 5 Evropského kodexu:</text:p>
            <text:p text:style-name="P49">„4. Členské státy v příslušných případech uplatňováním postupů přijatých v souladu se směrnicí 2014/61/EU zajistí, aby provozovatelé měli právo na přístup k veškeré fyzické infrastruktuře spravované celostátními, <text:soft-page-break/>regionálními nebo místními veřejnými orgány, která je technicky způsobilá k tomu, aby mohla být hostitelem bezdrátového přístupového bodu s malým dosahem, nebo která je nezbytná pro připojení těchto přístupových bodů k páteřní síti, včetně městského mobiliáře, jako jsou sloupy veřejného osvětlení, značky a ukazatele, světelná signalizace, billboardy, zastávky autobusů a tramvají či stanice metra. Veřejné orgány vyhoví každé přiměřené žádosti o přístup za spravedlivých, přiměřených, transparentních a nediskriminačních podmínek, které jsou zveřejněny na jednotném informačním místě.“</text:p>
            <text:p text:style-name="P49">„5. Aniž jsou dotčeny jakékoli obchodní dohody, nepodléhá zavedení bezdrátových přístupových bodů s malým dosahem žádným poplatkům nebo platbám přesahujícím správní poplatky v souladu s článkem.“</text:p>
            <text:p text:style-name="P46">Zásadní připomínka.</text:p>
          </table:table-cell>
          <table:table-cell table:style-name="Table1.A1" office:value-type="string">
            <text:p text:style-name="P11">Vysvětleno.</text:p>
            <text:p text:style-name="P6">Článek 57 odst. 4 je obsažen v již nyní platném § 78.</text:p>
            <text:p text:style-name="P4">Pro bezdrátové přístupové body s malým dosahem<text:span text:style-name="T20"> žádné jiné poplatky nebyly zavedeny.</text:span></text:p>
            <text:p text:style-name="P6"/>
            <text:p text:style-name="P35">Vyjádření k vypořádání:</text:p>
            <text:p text:style-name="P28">Připomínkové místo souhlasí s vypořádáním.</text:p>
          </table:table-cell>
        </table:table-row>
        <table:table-row table:style-name="Table1.1">
          <table:table-cell table:style-name="Table1.A1" office:value-type="string">
            <text:p text:style-name="P51">Připomínka č. 1 k § 17 odst. 11 </text:p>
            <text:p text:style-name="P47">Doplněny 2 nové důvody pro neudělení oprávnění k využívání rádiových kmitočtů: </text:p>
            <text:p text:style-name="P50">i) by neudělení oprávnění k využívání požadovaných kmitočtů vedlo k jejich neúčelnému využívání</text:p>
            <text:p text:style-name="P50">j) by podmínky využívání požadovaných rádiových kmitočtů byly v rozporu s podmínkami v přídělu rádiových kmitočtů</text:p>
            <text:p text:style-name="P46">Odůvodnění:</text:p>
            <text:p text:style-name="P47">Tyto důvody nemají původ v nutnosti transponovat Evropský kodex. Podle důvodové zprávy má první důvod bránit udělování oprávnění těm držitelům, pokud by jejich požadavek na počet kmitočtů byl neúměrný předpokládanému využití nebo předpokládané službě el. komunikací, který by ve svém důsledku vedl pouze k bránění ostatním žadatelům v přístupu k rádiovým kmitočtům. Tento důvod neodůvodněně posiluje diskreční pravomoc ČTÚ rozhodovat o udělování rádiových kmitočtů a oslabuje podnikatele - žadatele o rádiové kmitočty. Právní úprava udělování kmitočtů přitom stojí na zásadě nárokovosti nevyužívaných kmitočtů. </text:p>
          </table:table-cell>
          <table:table-cell table:style-name="Table1.A1" office:value-type="string">
            <text:p text:style-name="P21">Neakceptováno. </text:p>
            <text:p text:style-name="P27">Nejedná se o čistě transpoziční předpis, návrh zákona vychází i v minulosti z připravované tzv. technické novely a poznatky z aplikační praxe. Předkladatel při zpracování návrhu vždy zvažoval potřebu vyváženosti mezi oprávněními regulátora a právy uživatelů zákona.</text:p>
            <text:p text:style-name="P29"/>
            <text:p text:style-name="P29">K argumentům SPČR vzneseným v rámci vypořádání předkladatel uvádí: </text:p>
            <text:p text:style-name="P29"/>
            <text:p text:style-name="P34">Smyslem navržené úpravy není bránit využívání rádiových kmitočtů, ale možnost ČTÚ reagovat na případy, kdy je požadavek na počet kmitočtů neúměrný předpokládanému využití nebo předpokládané službě elektronických komunikací, který by ve svém důsledku vedl pouze k bránění ostatním žadatelům v přístupu k rádiovým kmitočtům.</text:p>
            <text:p text:style-name="P34"/>
            <text:p text:style-name="P34">Současně ČTÚ nemá možnost odebrat kmitočty, pokud nejsou účelně využívány – možnosti odnětí jsou explicitně vyjmenovány v § 19 odst. 4. Zde se hovoří pouze o porušení či nedodržení podmínek – právo využívat rádiové kmitočty ovšem není <text:soft-page-break/>podmínka, ale právo. </text:p>
            <text:p text:style-name="P34"/>
            <text:p text:style-name="P34">Aplikace § 19 odst. 4 písm. d) (nevyužívání rádiových kmitočtů po stanovenou dobu), se jeví jako velmi obtížná, zejména z hlediska prokázání takového nevyužívání, zejména v případě požadovaného celoplošného přidělení nebo přidělení pro větší síť. ČTÚ nemůže nepřetržitě na všech místech po stanovenou dobu 6 měsíců kontrolovat jednoho držitele v rámci takového rozsahu přidělení, a je tedy obtížné prokázat, že k došlo k naplnění podmínky, že kmitočty nejsou využívány nejméně 6 měsíců. </text:p>
            <text:p text:style-name="P34"/>
            <text:p text:style-name="P34">Argument SPČR, že zejména ve vyšších pásmech nelze kmitočty využívat z ekonomických důvodů v rámci celého území není relevantní, protože tyto kmitočty jsou zpravidla využívány na základě přídělu rádiových kmitočtů nebo se nepřidělují celoplošně právě z toho důvodu, že jeden provozovatel není schopen je efektivně využívat na celém území.</text:p>
            <text:p text:style-name="P34"/>
            <text:p text:style-name="P34">K argumentu SPČR k § 17 odst. 1 písm. j) návrhu transpozice („jak bude ČTÚ dopředu vědět, že podmínky využívání kmitočtů budou v rozporu s přídělem?“): Aby mohl ČTÚ udělit individuální oprávnění v pásmu, kde byl udělen příděl rádiových kmitočtů, je nesporné, že takový příděl musí existovat. Je však zcela nezbytné, aby individuální oprávnění bylo v souladu s podmínkami a obsahem příslušného přídělu rádiových kmitočtů. Jako důvod pro neudělení individuálního oprávnění to však v současné době platný zákon výslovně neuvádí. </text:p>
          </table:table-cell>
        </table:table-row>
        <table:table-row table:style-name="Table1.1">
          <table:table-cell table:style-name="Table1.A1" office:value-type="string">
            <text:p text:style-name="P51">Připomínka č. 2 k novému § 23b</text:p>
            <text:p text:style-name="P48">Doplňuje se nové oprávnění ČTÚ stanovit další podmínky i v rozhodnutí o udělení, změně nebo prodloužení přídělu. Tato pravomoc nemá původ v Evropském kodexu. </text:p>
          </table:table-cell>
          <table:table-cell table:style-name="Table1.A1" office:value-type="string">
            <text:p text:style-name="P11">Neakceptováno. </text:p>
            <text:p text:style-name="P6">Nejedná se o čistě transpoziční předpis, návrh zákona vychází i v minulosti připravované tzv. technické novely a poznatky z aplikační praxe. Předkladatel při <text:soft-page-break/>zpracování návrhu vždy zvažoval potřebu vyváženosti mezi oprávněními regulátora a právy uživatelů zákona.</text:p>
          </table:table-cell>
        </table:table-row>
        <table:table-row table:style-name="Table1.1">
          <table:table-cell table:style-name="Table1.A1" office:value-type="string">
            <text:p text:style-name="P53"><text:span text:style-name="T25">Připomínka č. 3 k novému § 114 odst. 4</text:span>: </text:p>
            <text:p text:style-name="P47">Rozšiřuje se pravomoc ČTÚ rozhodnout o přerušení nebo ukončení poskytování služby el. komunikací, pokud povinná osoba závažně nebo opakovaně porušuje povinnosti či podmínky a na výzvu nezjednala nápravu ve stanovené lhůtě.</text:p>
            <text:p text:style-name="P46">Odůvodnění:</text:p>
            <text:p text:style-name="P47">Toto rozšíření má svůj původ v čl. 30 odst. 5 Evropského kodexu, nicméně jde nad jeho rámec, neboť hovoří o obecném porušení povinností. Nevztahuje se specificky k porušení povinností dle všeobecného oprávnění, práv na užívání radiového spektra nebo číslovacích zdrojů nebo zvláštních povinností, jak je tomu v Evropské kodexu. </text:p>
          </table:table-cell>
          <table:table-cell table:style-name="Table1.A1" office:value-type="string">
            <text:p text:style-name="P11">Vysvětleno.</text:p>
            <text:p text:style-name="P6">Nejde nad rámec Kodexu, je odkazováno na § 114 odst. 1, který tyto povinnosti specifikuje.</text:p>
            <text:p text:style-name="P6"/>
          </table:table-cell>
        </table:table-row>
        <table:table-row table:style-name="Table1.1">
          <table:table-cell table:style-name="Table1.A1" office:value-type="string">
            <text:list xml:id="list1098112384" text:style-name="WWNum12">
              <text:list-item>
                <text:p text:style-name="P130">Obecně k materiálu:</text:p>
              </text:list-item>
            </text:list>
            <text:p text:style-name="P83">Doporučujeme celkovou revizi materiálu z hlediska legislativně-technického. Předložený materiál vykazuje velké množství nedostatků s ohledem na Legislativní pravidla vlády. V některých případech je také uveden nesprávný odkaz na novelizovaná ustanovení a neshoduje se tak platné znění s navrhovanými změnami. Dále uvádíme pouze pár příkladů, zejména z počátečních novelizačních bodů.</text:p>
          </table:table-cell>
          <table:table-cell table:style-name="Table1.A1" office:value-type="string">
            <text:p text:style-name="P11">Vysvětleno.</text:p>
            <text:p text:style-name="P6">Materiál byl upraven na základě obdržených připomínek a prošel komplexní revizi.</text:p>
          </table:table-cell>
        </table:table-row>
        <table:table-row table:style-name="Table1.1">
          <table:table-cell table:style-name="Table1.A1" office:value-type="string">
            <text:list xml:id="list210903107606303" text:continue-numbering="true" text:style-name="WWNum12">
              <text:list-item>
                <text:p text:style-name="P130">K Části první, Čl. I, úvodní věta: </text:p>
              </text:list-item>
            </text:list>
            <text:p text:style-name="P84">Doporučujeme zákony postupně seřadit podle čísel jednotlivých zákonů. A rovněž doporučujeme za text „311/2019 Sb.“ vložit čárku. Tuto úpravu je vhodné učinit i u všech ostatních novelizovaných zákonů v materiálu.</text:p>
          </table:table-cell>
          <table:table-cell table:style-name="Table1.A1" office:value-type="string">
            <text:p text:style-name="P8">Akceptováno.</text:p>
            <text:p text:style-name="P4">Text legislativního znění bude podroben revizi.</text:p>
          </table:table-cell>
        </table:table-row>
        <table:table-row table:style-name="Table1.1">
          <table:table-cell table:style-name="Table1.A1" office:value-type="string">
            <text:list xml:id="list210904264943712" text:continue-numbering="true" text:style-name="WWNum12">
              <text:list-item>
                <text:p text:style-name="P131">K Části první, Čl. I, bod 8:</text:p>
              </text:list-item>
            </text:list>
            <text:p text:style-name="P81">Doporučujeme slova „odstavec 5 zní“ nahradit slovy „se doplňuje odstavec 5, který zní“ a to s ohledem na skutečnost, že je doplňován nový odstavec 5.</text:p>
          </table:table-cell>
          <table:table-cell table:style-name="Table1.A1" office:value-type="string">
            <text:p text:style-name="P8">Akceptováno.</text:p>
            <text:p text:style-name="P4">Text legislativního znění bude podroben revizi.</text:p>
          </table:table-cell>
        </table:table-row>
        <table:table-row table:style-name="Table1.1">
          <table:table-cell table:style-name="Table1.A1" office:value-type="string">
            <text:list xml:id="list210903175157883" text:continue-numbering="true" text:style-name="WWNum12">
              <text:list-item>
                <text:p text:style-name="P131">K Části první, Čl. I, bod 13:</text:p>
              </text:list-item>
            </text:list>
            <text:p text:style-name="P28">Slova „věta pátá zní:“ doporučujeme nahradit slovy „se věta šestá nahrazuje větou“ a to v souladu s čl. 57 odst. 4 písm. b. Legislativních pravidel vlády.</text:p>
          </table:table-cell>
          <table:table-cell table:style-name="Table1.A1" office:value-type="string">
            <text:p text:style-name="P8">Akceptováno.</text:p>
            <text:p text:style-name="P4">Text legislativního znění bude podroben revizi.</text:p>
          </table:table-cell>
        </table:table-row>
        <table:table-row table:style-name="Table1.1">
          <table:table-cell table:style-name="Table1.A1" office:value-type="string">
            <text:list xml:id="list210904271382124" text:continue-numbering="true" text:style-name="WWNum12">
              <text:list-item>
                <text:p text:style-name="P122"><text:span text:style-name="T8">K Části první, Čl. I, bodu 16:</text:span> </text:p>
              </text:list-item>
            </text:list>
            <text:p text:style-name="P110">Doporučujeme v novém § 10 odst. 1 písm. j) uvést závorku u poznámky pod čarou č. 7 horním indexem. Stejnou úpravu doporučujeme provést také např. u bodu 227. </text:p>
          </table:table-cell>
          <table:table-cell table:style-name="Table1.A1" office:value-type="string">
            <text:p text:style-name="P8">Akceptováno.</text:p>
            <text:p text:style-name="P4">Text legislativního znění bude podroben revizi.</text:p>
          </table:table-cell>
        </table:table-row>
        <table:table-row table:style-name="Table1.1">
          <table:table-cell table:style-name="Table1.A1" office:value-type="string">
            <text:list xml:id="list210902711491297" text:continue-numbering="true" text:style-name="WWNum12">
              <text:list-item>
                <text:p text:style-name="P132">K Části první, Čl. I, bodu 22:</text:p>
              </text:list-item>
            </text:list>
            <text:p text:style-name="P83"><text:soft-page-break/>Dovolujeme si upozornit, že je navrženo nové znění § 14 odst. 2, přičemž v písmenu b) tohoto nového znění se slova „a územního rozsahu“ neobjevují. Z uvedeného důvodu doporučujeme slova „a § 14 odst. 2 písm. b)“ zrušit.</text:p>
          </table:table-cell>
          <table:table-cell table:style-name="Table1.A1" office:value-type="string">
            <text:p text:style-name="P8">Akceptováno.</text:p>
            <text:p text:style-name="P6"><text:soft-page-break/>Text legislativního znění bude podroben revizi.</text:p>
          </table:table-cell>
        </table:table-row>
        <table:table-row table:style-name="Table1.1">
          <table:table-cell table:style-name="Table1.A1" office:value-type="string">
            <text:list xml:id="list210903355883463" text:continue-numbering="true" text:style-name="WWNum12">
              <text:list-item>
                <text:p text:style-name="P132">K Části první, Čl. I, bodu 23:</text:p>
              </text:list-item>
            </text:list>
            <text:p text:style-name="P83">Doporučujeme text „písm.“ nahradit slovem „písmeno“.</text:p>
          </table:table-cell>
          <table:table-cell table:style-name="Table1.A1" office:value-type="string">
            <text:p text:style-name="P8">Akceptováno.</text:p>
            <text:p text:style-name="P4">Text legislativního znění bude podroben revizi.</text:p>
          </table:table-cell>
        </table:table-row>
        <table:table-row table:style-name="Table1.1">
          <table:table-cell table:style-name="Table1.A1" office:value-type="string">
            <text:list xml:id="list210903786524503" text:continue-numbering="true" text:style-name="WWNum12">
              <text:list-item>
                <text:p text:style-name="P132">K Části první, Čl. I, bodu 36:</text:p>
              </text:list-item>
            </text:list>
            <text:p text:style-name="P109">Doporučujeme slova „doplňuje text“ nahradit slovy „vkládají slova“.</text:p>
          </table:table-cell>
          <table:table-cell table:style-name="Table1.A1" office:value-type="string">
            <text:p text:style-name="P8">Akceptováno.</text:p>
            <text:p text:style-name="P4">Text legislativního znění bude podroben revizi.</text:p>
          </table:table-cell>
        </table:table-row>
        <table:table-row table:style-name="Table1.1">
          <table:table-cell table:style-name="Table1.A1" office:value-type="string">
            <text:list xml:id="list210903005144968" text:continue-numbering="true" text:style-name="WWNum12">
              <text:list-item>
                <text:p text:style-name="P132">K Části první, Čl. I, bodu 48:</text:p>
              </text:list-item>
            </text:list>
            <text:p text:style-name="P83">Doporučujeme text „odst. 10“ nahradit textem „odst. 1 písm. d)“. Navrhovaná změna je v platném znění učiněna právě v odstavci 11 písmenu d) a nikoli v odstavci 10. Nicméně necháváme na zvážení předkladatele, kde má skutečně být změna provedena, a na základě toho poté upravit předložený návrh zákona, nebo platné znění.</text:p>
          </table:table-cell>
          <table:table-cell table:style-name="Table1.A1" office:value-type="string">
            <text:p text:style-name="P11">Vysvětleno.</text:p>
            <text:p text:style-name="P6">Jednalo se rozpor mezi bodovou novelou (ta byla v pořádku) a úplným zněním. Rozpor byl odstraněn. </text:p>
          </table:table-cell>
        </table:table-row>
        <table:table-row table:style-name="Table1.1">
          <table:table-cell table:style-name="Table1.A1" office:value-type="string">
            <text:list xml:id="list210903766462552" text:continue-numbering="true" text:style-name="WWNum12">
              <text:list-item>
                <text:p text:style-name="P133">K Části první, Čl. I, bodu 55:</text:p>
              </text:list-item>
            </text:list>
            <text:p text:style-name="P83">Slova „slova „podle § 22 odst. 2 písm. f)“ se nahrazují slovy „podle § 22 odst. 2 písm. f)“ doporučujeme nahradit slovy „na konci textu odstavce se doplňují slova“.</text:p>
          </table:table-cell>
          <table:table-cell table:style-name="Table1.A1" office:value-type="string">
            <text:p text:style-name="P8">Akceptováno.</text:p>
            <text:p text:style-name="P4">Text legislativního znění bude podroben revizi.</text:p>
          </table:table-cell>
        </table:table-row>
        <table:table-row table:style-name="Table1.1">
          <table:table-cell table:style-name="Table1.A1" office:value-type="string">
            <text:list xml:id="list210902924294860" text:continue-numbering="true" text:style-name="WWNum12">
              <text:list-item>
                <text:p text:style-name="P134">K Části první, Čl. I, bodu 66:</text:p>
              </text:list-item>
            </text:list>
            <text:p text:style-name="P83">Text „písm. f)“ doporučujeme nahradit textem „písm. e)“.</text:p>
          </table:table-cell>
          <table:table-cell table:style-name="Table1.A1" office:value-type="string">
            <text:p text:style-name="P8">Akceptováno.</text:p>
            <text:p text:style-name="P4">Text legislativního znění bude podroben revizi.</text:p>
          </table:table-cell>
        </table:table-row>
        <table:table-row table:style-name="Table1.1">
          <table:table-cell table:style-name="Table1.A1" office:value-type="string">
            <text:list xml:id="list210903501144718" text:continue-numbering="true" text:style-name="WWNum12">
              <text:list-item>
                <text:p text:style-name="P135">K Části první, Čl. I, bodu 71:</text:p>
              </text:list-item>
            </text:list>
            <text:p text:style-name="P83">Upozorňujeme, že se předložený návrh zákona neshoduje s platným zněním. Zatímco v návrhu zákona jsou slova „odnětí přídělu“, tak v platném znění se užívají slova „omezení přídělu“. V důvodové zprávě se také píše o odnětí. Z uvedeného důvodu doporučujeme dát do souladu platné znění s návrhem zákona.</text:p>
          </table:table-cell>
          <table:table-cell table:style-name="Table1.A1" office:value-type="string">
            <text:p text:style-name="P11">Akceptováno.</text:p>
            <text:p text:style-name="P6">Úplné znění bylo upraveno ve smyslu připomínky ČTÚ.</text:p>
          </table:table-cell>
        </table:table-row>
        <table:table-row table:style-name="Table1.1">
          <table:table-cell table:style-name="Table1.A1" office:value-type="string">
            <text:list xml:id="list210904607377143" text:continue-numbering="true" text:style-name="WWNum12">
              <text:list-item>
                <text:p text:style-name="P135">K Části první, Čl. I, bodu 72:</text:p>
              </text:list-item>
            </text:list>
            <text:p text:style-name="P83">Doporučujeme slovo „text“, resp. „textem“ nahradit slovem „slova“, resp. „slovy“.</text:p>
          </table:table-cell>
          <table:table-cell table:style-name="Table1.A1" office:value-type="string">
            <text:p text:style-name="P8">Akceptováno.</text:p>
            <text:p text:style-name="P4">Text legislativního znění bude podroben revizi.</text:p>
          </table:table-cell>
        </table:table-row>
        <table:table-row table:style-name="Table1.1">
          <table:table-cell table:style-name="Table1.A1" office:value-type="string">
            <text:list xml:id="list210903002913266" text:continue-numbering="true" text:style-name="WWNum12">
              <text:list-item>
                <text:p text:style-name="P135">K Části první, Čl. I, bodu 68:</text:p>
              </text:list-item>
            </text:list>
            <text:p text:style-name="P28">Doporučujeme slova „za slovo „uděleny“ se vkládají“ nahradit slovy „na konci textu písmene se doplňují“.</text:p>
          </table:table-cell>
          <table:table-cell table:style-name="Table1.A1" office:value-type="string">
            <text:p text:style-name="P8">Akceptováno.</text:p>
            <text:p text:style-name="P4">Text legislativního znění bude podroben revizi.</text:p>
          </table:table-cell>
        </table:table-row>
        <table:table-row table:style-name="Table1.1">
          <table:table-cell table:style-name="Table1.A1" office:value-type="string">
            <text:list xml:id="list210904348862520" text:continue-numbering="true" text:style-name="WWNum12">
              <text:list-item>
                <text:p text:style-name="P121">K Části první, Čl. I, bodu 79:</text:p>
              </text:list-item>
            </text:list>
            <text:p text:style-name="P83">Za slovo „jako“ doporučujeme vložit slovo „odstavce“. Stejnou nebo obdobnou úpravu doporučujeme učinit také např. u bodů 98, 162.</text:p>
          </table:table-cell>
          <table:table-cell table:style-name="Table1.A1" office:value-type="string">
            <text:p text:style-name="P8">Akceptováno.</text:p>
            <text:p text:style-name="P4">Text legislativního znění bude podroben revizi.</text:p>
          </table:table-cell>
        </table:table-row>
        <table:table-row table:style-name="Table1.1">
          <table:table-cell table:style-name="Table1.A1" office:value-type="string">
            <text:list xml:id="list210902868198812" text:continue-numbering="true" text:style-name="WWNum12">
              <text:list-item>
                <text:p text:style-name="P135">K Části první, Čl. I, bodu 86:</text:p>
              </text:list-item>
            </text:list>
            <text:p text:style-name="P83">Doporučujeme slova „odst. 2 se na konci písmene g) doplňuje slova „a““ nahradit slovy „se na konci odstavce 2 tečka nahrazuje slovem „a““ a to v souladu s čl. 58 odst. 4 písm. b. Legislativních pravidel vlády.</text:p>
          </table:table-cell>
          <table:table-cell table:style-name="Table1.A1" office:value-type="string">
            <text:p text:style-name="P8">Akceptováno.</text:p>
            <text:p text:style-name="P4">Text legislativního znění bude podroben revizi.</text:p>
          </table:table-cell>
        </table:table-row>
        <table:table-row table:style-name="Table1.1">
          <table:table-cell table:style-name="Table1.A1" office:value-type="string">
            <text:list xml:id="list210903458928408" text:continue-numbering="true" text:style-name="WWNum12">
              <text:list-item>
                <text:p text:style-name="P135">K Části první, Čl. I, bodu 96:</text:p>
              </text:list-item>
            </text:list>
            <text:p text:style-name="P83">Doporučujeme za text „§ 22c odst. 1“ vložit text „písm. b)“.</text:p>
          </table:table-cell>
          <table:table-cell table:style-name="Table1.A1" office:value-type="string">
            <text:p text:style-name="P8">Akceptováno.</text:p>
            <text:p text:style-name="P4">Text legislativního znění bude podroben revizi.</text:p>
          </table:table-cell>
        </table:table-row>
        <table:table-row table:style-name="Table1.1">
          <table:table-cell table:style-name="Table1.A1" office:value-type="string">
            <text:list xml:id="list210902964521785" text:continue-numbering="true" text:style-name="WWNum12">
              <text:list-item>
                <text:p text:style-name="P135">K Části první, Čl. I, bodu 99:</text:p>
              </text:list-item>
            </text:list>
            <text:p text:style-name="P84">Dovolujeme si upozornit, že navrhovaná změna je v platném znění promítnuta v odstavci 1, nikoli odstavci 5. Dáváme tedy ke zvážení, kde má být daná změna provedena a dle toho upravit předloženou novelu, případně platné znění.</text:p>
          </table:table-cell>
          <table:table-cell table:style-name="Table1.A1" office:value-type="string">
            <text:p text:style-name="P8">Akceptováno.</text:p>
            <text:p text:style-name="P4">Text legislativního znění bude podroben revizi.</text:p>
          </table:table-cell>
        </table:table-row>
        <table:table-row table:style-name="Table1.1">
          <table:table-cell table:style-name="Table1.A1" office:value-type="string">
            <text:list xml:id="list210903556753848" text:continue-numbering="true" text:style-name="WWNum12">
              <text:list-item>
                <text:p text:style-name="P136"><text:span text:style-name="T20">K Části první, Čl. I, bodu 104</text:span>:</text:p>
              </text:list-item>
            </text:list>
            <text:p text:style-name="P82">Slovo „vkládá“ doporučujeme nahradit slovem „doplňuje“.</text:p>
            <text:list xml:id="list210903253317345" text:continue-numbering="true" text:style-name="WWNum12">
              <text:list-item>
                <text:p text:style-name="P135">K Části první, Čl. I, bodu 107:</text:p>
              </text:list-item>
            </text:list>
            <text:p text:style-name="P108">Doporučujeme slovo „textu“ zrušit.</text:p>
            <text:p text:style-name="P107"/>
            <text:list xml:id="list210902600065431" text:continue-numbering="true" text:style-name="WWNum12">
              <text:list-item>
                <text:p text:style-name="P135">K Části první, Čl. I, bodu 126:</text:p>
              </text:list-item>
            </text:list>
            <text:p text:style-name="P83">V novém znění § 34 odst. 1 doporučujeme za slovo „své“ vložit slovo „číslo“.</text:p>
            <text:p text:style-name="P83"/>
            <text:p text:style-name="P83"/>
            <text:list xml:id="list210904644469998" text:continue-numbering="true" text:style-name="WWNum12">
              <text:list-item>
                <text:p text:style-name="P135">K Části první, Čl. I, bodu 153:</text:p>
              </text:list-item>
            </text:list>
            <text:p text:style-name="P83">Za text „odst. 4“ doporučujeme vložit slova „písm. c) a d)“.</text:p>
            <text:p text:style-name="P83"/>
            <text:list xml:id="list210903783439263" text:continue-numbering="true" text:style-name="WWNum12">
              <text:list-item>
                <text:p text:style-name="P135">K Části první, Čl. I, bodu 169:</text:p>
              </text:list-item>
            </text:list>
            <text:p text:style-name="P83">Doporučujeme slova „a 12“ zrušit. S ohledem na skutečnost, že v dalších novelizačních bodech dojde k přečíslování odstavců a v novém odstavci 12 také dochází ke změně, není možné provést tímto způsobem úpravu odstavce 12.</text:p>
            <text:p text:style-name="P85"/>
            <text:list xml:id="list210903950204726" text:continue-numbering="true" text:style-name="WWNum12">
              <text:list-item>
                <text:p text:style-name="P135">K Části první, Čl. I, bodu 183:</text:p>
              </text:list-item>
            </text:list>
            <text:p text:style-name="P83">Doporučujeme slova „odst. 1 se doplňuje“ nahradit slovy „se na konci odstavce 1 tečka nahrazuje čárkou a doplňuje se“.</text:p>
            <text:p text:style-name="P83"/>
            <text:p text:style-name="P83"/>
            <text:list xml:id="list210903576835668" text:continue-numbering="true" text:style-name="WWNum12">
              <text:list-item>
                <text:p text:style-name="P135">K Části první, Čl. I, bodu 194:</text:p>
              </text:list-item>
            </text:list>
            <text:p text:style-name="P83"><text:soft-page-break/>V poznámce pod čarou č. 78 doporučujeme slova „526/1990, o cenách, ve znění pozdějších předpisů Sb., ve znění pozdějších předpisů“ nahradit slovy „526/1990 Sb., o cenách, ve znění pozdějších předpisů“. Rovněž doporučujeme u zákona č. 89/2012 Sb., občanský zákoník, ve znění pozdějších předpisů užívat jeho slovní citaci, tj. občanský zákoník.</text:p>
            <text:p text:style-name="P83"/>
            <text:list xml:id="list210904368556783" text:continue-numbering="true" text:style-name="WWNum12">
              <text:list-item>
                <text:p text:style-name="P135">K Části první, Čl. I, bodu 196:</text:p>
              </text:list-item>
            </text:list>
            <text:p text:style-name="P83">Doporučujeme za slovo „komunikační“ vložit slovo „službu“.</text:p>
            <text:p text:style-name="P83"/>
            <text:list xml:id="list210904143126425" text:continue-numbering="true" text:style-name="WWNum12">
              <text:list-item>
                <text:p text:style-name="P135">K Části první, Čl. I, bodu 269:</text:p>
              </text:list-item>
            </text:list>
            <text:p text:style-name="P83">Doporučujeme slova „písmene o) 3“ nahradit slovy „písmene o)“ a dále v nově vkládaném písmenu t) za slovo „žádosti“ vložit slovo „Sdružení“.</text:p>
            <text:p text:style-name="P85"/>
            <text:list xml:id="list210903282458196" text:continue-numbering="true" text:style-name="WWNum12">
              <text:list-item>
                <text:p text:style-name="P135">K Části první, Čl. I, bodu 272:</text:p>
              </text:list-item>
            </text:list>
            <text:p text:style-name="P83">V § 115a odst. 5 doporučujeme za slova „orgánu veřejné“ vložit slovo „moci“.</text:p>
            <text:p text:style-name="P83"/>
            <text:list xml:id="list210903269530525" text:continue-numbering="true" text:style-name="WWNum12">
              <text:list-item>
                <text:p text:style-name="P135">K Části první, Čl. I, bodu 305:</text:p>
              </text:list-item>
            </text:list>
            <text:p text:style-name="P106">Doporučujeme v novém znění odstavce 14 písmenu r) číslo „35“ nahradit číslem „5“.</text:p>
            <text:p text:style-name="P106"/>
            <text:list xml:id="list210903032052099" text:continue-numbering="true" text:style-name="WWNum12">
              <text:list-item>
                <text:p text:style-name="P135">K Části první, Čl. I, bodu 306:</text:p>
              </text:list-item>
            </text:list>
            <text:p text:style-name="P106">Doporučujeme za slova „V § 118 se“ vložit slova „za odstavec 14“.</text:p>
            <text:p text:style-name="P106"/>
            <text:list xml:id="list210902956167370" text:continue-numbering="true" text:style-name="WWNum12">
              <text:list-item>
                <text:p text:style-name="P135">K Části třetí až desáté:</text:p>
              </text:list-item>
            </text:list>
            <text:p text:style-name="P105">Doporučujeme v úvodních větách vypsat všechny novely a vypsat celé názvy zákonů.</text:p>
            <text:p text:style-name="P105"/>
            <text:list xml:id="list210903726606538" text:continue-numbering="true" text:style-name="WWNum12">
              <text:list-item>
                <text:p text:style-name="P135">K Části čtvrté, Čl. V, bodu 1:</text:p>
              </text:list-item>
            </text:list>
            <text:p text:style-name="P31"><text:span text:style-name="T20">Doporučujeme za slovo „předpisu</text:span><text:span text:style-name="T30">29)</text:span><text:span text:style-name="T20">“ doplnit uvozovky nahoře a tečku. A dále uvést slova „Poznámka pod čarou č. 29 zní:“.</text:span></text:p>
          </table:table-cell>
          <table:table-cell table:style-name="Table1.A1" office:value-type="string">
            <text:p text:style-name="P11">A<text:span text:style-name="T20">kceptováno.</text:span></text:p>
            <text:p text:style-name="P4">Text legislativního znění bude podroben revizi.</text:p>
            <text:p text:style-name="P6"/>
            <text:p text:style-name="P6"/>
            <text:p text:style-name="P6"/>
            <text:p text:style-name="P6"/>
            <text:p text:style-name="P11">Akceptováno.</text:p>
            <text:p text:style-name="P6">Text upraven.</text:p>
            <text:p text:style-name="P6"/>
            <text:p text:style-name="P8">Akceptováno.</text:p>
            <text:p text:style-name="P4">Text legislativního znění bude podroben revizi.</text:p>
            <text:p text:style-name="P4"/>
            <text:p text:style-name="P8">Akceptováno.</text:p>
            <text:p text:style-name="P4">Text legislativního znění bude podroben revizi.</text:p>
            <text:p text:style-name="P31"/>
            <text:p text:style-name="P31"/>
            <text:p text:style-name="P8">Akceptováno.</text:p>
            <text:p text:style-name="P5">Text legislativního znění bude podroben revizi.</text:p>
            <text:p text:style-name="P31"/>
            <text:p text:style-name="P10"/>
            <text:p text:style-name="P25">Částečně akceptováno.</text:p>
            <text:p text:style-name="P31">Upraveno ve smyslu připomínky MSP.</text:p>
            <text:p text:style-name="P31"/>
            <text:p text:style-name="P31"/>
            <text:p text:style-name="P31"/>
            <text:p text:style-name="P31"><text:soft-page-break/></text:p>
            <text:p text:style-name="P31"/>
            <text:p text:style-name="P11">Akceptováno.</text:p>
            <text:p text:style-name="P6">Text upraven.</text:p>
            <text:p text:style-name="P31"/>
            <text:p text:style-name="P31"/>
            <text:p text:style-name="P8">Akceptováno.</text:p>
            <text:p text:style-name="P5">Text legislativního znění bude podroben revizi.</text:p>
            <text:p text:style-name="P5"/>
            <text:p text:style-name="P8">Akceptováno.</text:p>
            <text:p text:style-name="P5">Text upraven.</text:p>
            <text:p text:style-name="P5"/>
            <text:p text:style-name="P8">Akceptováno.</text:p>
            <text:p text:style-name="P5">Text legislativního znění bude podroben revizi.</text:p>
            <text:p text:style-name="P5"/>
            <text:p text:style-name="P5"/>
            <text:p text:style-name="P8">Akceptováno.</text:p>
            <text:p text:style-name="P5">Text legislativního znění bude podroben revizi.</text:p>
            <text:p text:style-name="P5"/>
            <text:p text:style-name="P8">Akceptováno.</text:p>
            <text:p text:style-name="P5">Text legislativního znění bude podroben revizi.</text:p>
          </table:table-cell>
        </table:table-row>
        <table:table-row table:style-name="Table1.1">
          <table:table-cell table:style-name="Table1.A1" office:value-type="string">
            <text:p text:style-name="P36">K bodu 96</text:p>
            <text:p text:style-name="P32">S ohledem na změnu číslování odstavců v § 22 je nutné rovněž v § 22d odst. 3 nahradit odkaz na „§ 22 odst. 4“ odkazem na „§ 22 odst. 7“. </text:p>
          </table:table-cell>
          <table:table-cell table:style-name="Table1.A1" office:value-type="string">
            <text:p text:style-name="P11">Akceptováno.</text:p>
            <text:p text:style-name="P6">Text upraven.</text:p>
          </table:table-cell>
        </table:table-row>
        <table:table-row table:style-name="Table1.1">
          <table:table-cell table:style-name="Table1.A1" office:value-type="string">
            <text:p text:style-name="P36">K bodu 137</text:p>
            <text:p text:style-name="P32">Osobám se zvláštními sociálními potřebami (dále jen osoby se ZSP) má být dle § 38 odst. 3 umožněn výběr cen nebo cenových plánů. Osobu se ZSP vymezuje § 38 odst. 4 jako spotřebitele, který je zdravotně postiženou osobou <text:soft-page-break/>(s odkazem na § 43 odst. 4) nebo osobou s nízkými příjmy. Ustanovení § 38 odst. 3 stanoví, že osoba se ZSP má prokazovat podnikateli poskytujícímu dané služby doklady podle § § 43 odst. 5; celý § 43 se však vztahuje pouze na osoby se zdravotním postižením, nikoli na celou skupinu osob se ZSP, tedy nespadají pod zde obsaženou úpravu něj osoby s nízkými příjmy. Přitom doklady, kterými se osoby se ZSP mají prokazovat (nařízením je stanoví vláda) upravuje § 38 odst. 8. Návrh v této části je tak nejednoznačný a je nutno jej upravit.</text:p>
            <text:p text:style-name="P26">Tato připomínka je zásadní. </text:p>
          </table:table-cell>
          <table:table-cell table:style-name="Table1.A1" office:value-type="string">
            <text:p text:style-name="P11">Akceptováno.</text:p>
            <text:p text:style-name="P6">Text upraven.</text:p>
          </table:table-cell>
        </table:table-row>
        <table:table-row table:style-name="Table1.1">
          <table:table-cell table:style-name="Table1.A1" office:value-type="string">
            <text:p text:style-name="P36">K bodu 139</text:p>
            <text:p text:style-name="P32">Vymezení osob s nízkými příjmy v § 38 odst. 4 je nedostatečné. Není vymezen okruh příjmů, které mají být brány v potaz; není jasné, zda má jít o životní minimum jednotlivce; chybí odkaz na zákon o životním a existenčním minimu; pojem „čistý“ příjem je nevhodný. </text:p>
            <text:p text:style-name="P23">Tato připomínka je zásadní.</text:p>
          </table:table-cell>
          <table:table-cell table:style-name="Table1.A1" office:value-type="string">
            <text:p text:style-name="P8">Akceptováno.</text:p>
            <text:p text:style-name="P6">Text upraven.</text:p>
          </table:table-cell>
        </table:table-row>
        <table:table-row table:style-name="Table1.1">
          <table:table-cell table:style-name="Table1.A1" office:value-type="string">
            <text:p text:style-name="P36">K bodu 140</text:p>
            <text:p text:style-name="P32">Podle § 38 odst. 7 je <text:span text:style-name="T21">osoba, které byla zvláštní cena přiznána</text:span>, povinna informovat podnikatele poskytujícího službu podle odstavce 2 písm. a) nebo b), kterému byla uložena povinnost poskytovat zvláštní ceny, o všech skutečnostech, které mají vliv na podmínky pro poskytování zvláštní ceny. Chybí však lhůta, ve které má tato osoba uvedenou povinnost splnit. Navíc povinnost není spojena se sankcí. Navrhujeme upravit.</text:p>
            <text:p text:style-name="P23">Tato připomínka je zásadní.</text:p>
          </table:table-cell>
          <table:table-cell table:style-name="Table1.A1" office:value-type="string">
            <text:p text:style-name="P8">Akceptováno.</text:p>
            <text:p text:style-name="P6">Text upraven.</text:p>
          </table:table-cell>
        </table:table-row>
        <table:table-row table:style-name="Table1.1">
          <table:table-cell table:style-name="Table1.A1" office:value-type="string">
            <text:p text:style-name="P36">K bodu 153</text:p>
            <text:p text:style-name="P32">Ustanovení § 43 odst. 4 definuje zdravotně postižené osoby, a to nejen jako samotné osoby se zdravotním postižením ale i osoby o ně pečující (bez zdravotního postižení). Nad rámec návrhu dáváme ke zvážení změnu členění předpisu, neboť osoby uvedené v § 43 odst. 4 písm. d) a osoby uvedené v § 43 odst. 4 písm. c) „spotřebitel“, který o ni osobně pečuje“ jsou logicky spíše samostatnou skupinou osob se ZSP než podskupinou osob se zdravotním postižením. </text:p>
          </table:table-cell>
          <table:table-cell table:style-name="Table1.A1" office:value-type="string">
            <text:p text:style-name="P11">Neakceptováno.</text:p>
            <text:p text:style-name="P6">Jde o definici pro účely poskytování univerzální služby.</text:p>
          </table:table-cell>
        </table:table-row>
        <table:table-row table:style-name="Table1.1">
          <table:table-cell table:style-name="Table1.A1" office:value-type="string">
            <text:p text:style-name="P36">K bodu 160</text:p>
            <text:p text:style-name="P32">MPSV se ukládá spolupracovat při vyhodnocování vývoje úrovně cen univerzální služby. Mezi spolupracujícími orgány chybí Ministerstvo průmyslu a obchodu. Požadujeme doplnit; současně upravit § 105 – působnost <text:soft-page-break/>Ministerstva. </text:p>
            <text:p text:style-name="P32"><text:span text:style-name="T8">Tato připomínka je zásadní</text:span>. </text:p>
          </table:table-cell>
          <table:table-cell table:style-name="Table1.A1" office:value-type="string">
            <text:p text:style-name="P11">Akceptováno ve smyslu připomínky.</text:p>
            <text:p text:style-name="P6">Upraveno v § 45.</text:p>
            <text:p text:style-name="P6"/>
            <text:p text:style-name="P35">Vyjádření k vypořádání:</text:p>
            <text:p text:style-name="P28"><text:soft-page-break/>Připomínkové místo souhlasí s vypořádáním.</text:p>
          </table:table-cell>
        </table:table-row>
        <table:table-row table:style-name="Table1.1">
          <table:table-cell table:style-name="Table1.A1" office:value-type="string">
            <text:p text:style-name="P36">Obecně k pojmu <text:span text:style-name="T21">osoba se zvláštními sociálními potřebami (ZSP)</text:span></text:p>
            <text:p text:style-name="P32">Zavedený pojem osoba s ZSP (zahrnující osoby se zdravotním postižením a osoby s nízkými příjmy) není užíván jednotně, např. § 69b odst. 2 uvádí „nízkými příjmy nebo se ZSP“), osoby s nízkými příjmy jsou však dle § 38 odst. 4 vymezeny jako jedna skupina osob se ZSP. Doporučujeme vymezení osob věnovat pozornost a v kontextu připomínky k novelizačnímu bodu 153 zvážit změnu úpravy. <text:s/></text:p>
          </table:table-cell>
          <table:table-cell table:style-name="Table1.A1" office:value-type="string">
            <text:p text:style-name="P11">Akceptováno.</text:p>
            <text:p text:style-name="P6">Text v § 69b upraven.</text:p>
            <text:p text:style-name="P6"/>
          </table:table-cell>
        </table:table-row>
        <table:table-row table:style-name="Table1.1">
          <table:table-cell table:style-name="Table1.A1" office:value-type="string">
            <text:p text:style-name="P86">Připomínky k RIA</text:p>
            <text:p text:style-name="P32"><text:span text:style-name="T25">Část 7 Konzultace a zdroje dat</text:span> (str. 88 a následující)</text:p>
            <text:p text:style-name="P32">Nebyl doplněn seznam pracovních skupin (jak zmiňuje text kurzívou), proto je vhodné buď doplnit pracovní skupiny, nebo vypustit text kurzívou. Zpracovatel  - EEIP komunikoval také s MPSV, které není zmíněno. Doporučujeme upravit. </text:p>
          </table:table-cell>
          <table:table-cell table:style-name="Table1.A1" office:value-type="string">
            <text:p text:style-name="P11">Akceptováno.</text:p>
            <text:p text:style-name="P4">Bude doplněno.</text:p>
          </table:table-cell>
        </table:table-row>
        <table:table-row table:style-name="Table1.1">
          <table:table-cell table:style-name="Table1.A1" office:value-type="string">
            <text:p text:style-name="P32"><text:span text:style-name="T25">Doporučujeme jazykovou a legislativně technickou revizi textu</text:span>. </text:p>
            <text:p text:style-name="P32">Např. v návrhu zákona v bodu 122 v § 32 odst. 2 doporučujeme nahradit v písm. d) slova „zvláštní podmínky“ slovy „zvláštních podmínek“ a v písm. e) slova „taxativní výčet závazků“ slovy „taxativního výčtu závazků“; v bodu 126 v § 34 odst. 1 doplnit ve třetím řádku za slovo „své“ slovo „číslo“; na str. 62 ú<text:span text:style-name="T21">plného znění </text:span>v § 38 odst. 9 chybí interpunkční znaménko; na str. 188 ú<text:span text:style-name="T21">plného znění v </text:span>§ 7 odst. 7 zákona o integrovaném záchranném systému je nutno změnit „osoby se zdravotním postižením měli“ na „osoby se zdravotním postižením měly“; v RIA v citaci právních předpisů opakovaně chybí čárka za „Sb.“; není užita jednotná citace (u některých novelizovaných předpisů se uvádí „ve znění pozdějších předpisů“, ale ne vždy – viz např. stavební zákon).</text:p>
          </table:table-cell>
          <table:table-cell table:style-name="Table1.A1" office:value-type="string">
            <text:p text:style-name="P8">Akceptováno</text:p>
            <text:p text:style-name="P6">Bude podrobeno revizi.</text:p>
          </table:table-cell>
        </table:table-row>
        <table:table-row table:style-name="Table1.1">
          <table:table-cell table:style-name="Table1.A1" office:value-type="string">
            <text:list xml:id="list661654595" text:style-name="WWNum15">
              <text:list-item>
                <text:p text:style-name="P137">Do Části první, Čl. I návrhu se za bod 75. vkládá nový bod 76, který zní:</text:p>
              </text:list-item>
            </text:list>
            <text:p text:style-name="P72">„76.<text:tab/><text:bookmark-start text:name="_Ref22025492"/>V § 21 odst. 7 písm. b) se za slova „dobu zahájení využívání rádiových kmitočtů,“ vkládají slova:<text:bookmark-end text:name="_Ref22025492"/></text:p>
            <text:p text:style-name="P74"><text:soft-page-break/>„<text:span text:style-name="T8">možnost jejich regionálního využití,</text:span>“</text:p>
            <text:p text:style-name="P73">Dosavadní body 76 až 339 se označují jako 77 až 340.“</text:p>
            <text:p text:style-name="P87">K Čl. I</text:p>
            <text:p text:style-name="P94">Navrhovaná úprava spočívá v doplnění demonstrativního výčtu skupiny hodnotících kritérií pro hodnocení žádostí o udělení práv k využívání rádiových kmitočtů, která může ČTÚ fakultativně dle okolností a potřeb využít v případě výběrového řízení formou hodnocení žádosti <text:span text:style-name="T32">(tzv. „</text:span><text:span text:style-name="T23">beauty contest</text:span><text:span text:style-name="T32">“)</text:span> o kritérium možnosti regionálního vysílání.</text:p>
            <text:p text:style-name="P94">Jejím smyslem je zdůraznění významu umožnění regionálního vysílání, relevantního pro sítě elektronických komunikací sdělovacího charakteru (tj. zejména televizní vysílání), který v tomto kontextu logicky doplňuje dosavadní kritéria této skupiny týkající se využívání rádiových kmitočtů v závislosti na pokrytí území nebo obyvatelstva. Potřebnost úpravy se odvíjí od skutečnosti, že konkrétně v případě televizního vysílání byly doposud využívány takové technologie, které umožňovaly jeho regionalizaci v zásadě bez omezení, nicméně sítě typu DVB-T2 v pro ně určeném frekvenčním pásmu jsou optimalizovány primárně pro koncepci <text:span text:style-name="T21">Single Frequency Network</text:span>, v důsledku čehož je provozování regionálního vysílání pro perspektivní držitele přídělu obtížnější, a tedy méně atraktivní.</text:p>
            <text:p text:style-name="P94">Možné zohlednění tohoto kritéria Úřadem v rámci hodnocení žádostí se tedy jeví být vhodným korektivem z hlediska veřejného zájmu na provozování <text:span text:style-name="T20">regionálního vysílání.</text:span></text:p>
          </table:table-cell>
          <table:table-cell table:style-name="Table1.A1" office:value-type="string">
            <text:p text:style-name="P11">Vysvětleno.</text:p>
            <text:p text:style-name="P6">Z legislativního hlediska je třeba uvést, že doplnění, které je navrhováno do § 21 odst. 7, který určuje „kritéria hodnocení žádostí“ není příhodné. Možnost regionálního využití rádiového kmitočtu je faktem o způsobu využívání rádiového kmitočtu, a je možné jej v rámci stanovení podmínek výběrového řízení <text:soft-page-break/>zohledňovat již nyní, nepředstavuje však způsob hodnocení žádosti o udělení rádiových kmitočtů. </text:p>
            <text:p text:style-name="P6"/>
            <text:p text:style-name="P35">Vyjádření k vypořádání:</text:p>
            <text:p text:style-name="P27">Připomínkové místo souhlasí s vypořádáním.</text:p>
          </table:table-cell>
        </table:table-row>
        <table:table-row table:style-name="Table1.1">
          <table:table-cell table:style-name="Table1.A1" office:value-type="string">
            <text:list xml:id="list210903703211209" text:continue-numbering="true" text:style-name="WWNum15">
              <text:list-item>
                <text:p text:style-name="P138">Do Části první, Čl. II návrhu se za bod 3. vkládají nové body 4. – 9., které zní:</text:p>
              </text:list-item>
            </text:list>
            <text:p text:style-name="P104"><text:bookmark-start text:name="_Ref21274394"/><text:bookmark-start text:name="_Ref21345373"/><text:span text:style-name="T20">„4. <text:tab/>Za účelem dokončení přechodu zemského digitálního televizního vysílání na standard DVB-T2/HEVC.265 (dále jen „standard DVB-T2“) a zachování možnosti regionálního vysílání v rámci celoplošného zemského digitálního televizního vysílání, udělí Český telekomunikační úřad (dále jen „Úřad“) dva příděly rádiových kmitočtů pro sestavení dvou celoplošných sítí elektronických komunikací pro šíření zemského digitálního televizního vysílání ve standardu DVB-T2 (dále jen „rozvojový příděl“). Rozvojový příděl Úřad udělí na žádost o udělení rozvojového přídělu podanou </text:span>do 60 dnů ode dne nabytí účinnosti tohoto zákona <text:span text:style-name="T20">držitelem přídělu </text:span>rádiových kmitočtů pro šíření celoplošného zemského digitálního televizního vysílání, <text:span text:style-name="T20">který byl dotčen ztrátou podílu na využití rádiového spektra v podobě ztráty kmitočtů v důsledku změny svého přídělu </text:span><text:bookmark-end text:name="_Ref21274394"/><text:span text:style-name="T20">v souvislosti s přechodem na standard DVB-T2 podle </text:span>čl. <text:span text:style-name="T20">II. zákona č. 252/2017 Sb., kterým se mění zákon č. 127/2005 Sb., o </text:span><text:soft-page-break/><text:span text:style-name="T20">elektronických komunikacích a o změně některých souvisejících zákonů (zákon o elektronických komunikacích), ve znění pozdějších předpisů a zákon č. 483/1991 Sb., o České televizi, ve znění pozdějších předpisů</text:span> <text:bookmark-end text:name="_Ref21345373"/><text:span text:style-name="T20">(dále jen „ztráta kmitočtů“). Úřad rozhodne o udělení rozvojového přídělu do 120 dnů ode dne účinnosti tohoto zákona podle pořadí žadatelů. Pořadí žadatelů podle předchozí věty Úřad určí podle výše rozsahu ztráty kmitočtů s dopady na technickou možnost regionálního vysílání v rámci celoplošného zemského digitálního televizního vysílání</text:span><text:bookmark-start text:name="_Ref21274406"/><text:span text:style-name="T20">. Úřad stanoví dobu platnosti rozvojového přídělu do 31. 12. 2030.</text:span><text:bookmark-end text:name="_Ref21274406"/></text:p>
            <text:p text:style-name="P102">5.<text:tab/>Při postupu podle bodu 4 a za účelem naplnění veřejné služby v oblasti televizního vysílání, Úřad vyhradí jeden rozvojový příděl provozovateli multiplexu veřejné služby.<text:note text:id="ftn1" text:note-class="footnote"><text:note-citation>1</text:note-citation><text:note-body><text:p text:style-name="P1"><text:span text:style-name="T31">)</text:span><text:span text:style-name="T34"> § 3 odst. 2 zákona č. 483/1991 Sb., o České televizi, ve znění pozdějších předpisů.</text:span></text:p><text:p text:style-name="P1"/></text:note-body></text:note><text:span text:style-name="T29">)</text:span> Provozovatel multiplexu veřejné služby je oprávněn do 6 měsíců od udělení rozvojového přídělu požádat Úřad, aby mu umožnil využití rádiových kmitočtů rozvojového přídělu v rámci celoplošné sítě, která byla dotčena ztrátou kmitoč<text:bookmark text:name="_Ref21274386"/>tů.</text:p>
            <text:p text:style-name="P103"><text:span text:style-name="T20">6.<text:tab/>Držitel rozvojového přídělu do 6 měsíců od jeho udělení zajistí, aby každá jednotlivá síť vytvořená na základě rozvojového přídělu byla dostupná alespoň pro 95 % obyvatel České republiky počítaných podle údajů vyplývajících z posledního sčítání lidu</text:span><text:span text:style-name="T20"><text:note text:id="ftn2" text:note-class="footnote"><text:note-citation>2</text:note-citation><text:note-body><text:p text:style-name="P2"><text:span text:style-name="T31">)</text:span><text:span text:style-name="T34"> § 12 odst. 2 zákona č. 89/1995 Sb., o státní statistické službě, ve znění pozdějších předpisů.</text:span></text:p><text:p text:style-name="P1"/></text:note-body></text:note></text:span><text:span text:style-name="T30">)</text:span><text:span text:style-name="T20"> a současně, pokud to technické podmínky umožní, zajistí, aby taková celoplošná síť umožňovala i regionální vysílání v jejím rámci. Provozovatel multiplexu veřejné služby splní tuto povinnost do 12 měsíců od udělení rozvojového přídělu.</text:span></text:p>
            <text:p text:style-name="P102">7.<text:tab/>Individuální oprávnění k využívání rádiových kmitočtů pro šíření zemského digitálního televizního vysílání prostřednictvím sítě rozvojového přídělu udělí Úřad na žádost držitele rozvojového přídělu tak, aby v souladu jeho s technickými možnostmi mohla být k šíření zemského digitálního televizního vysílání prostřednictvím rozvojového přídělu využita stávající stanoviště vysílačů celoplošných sítí ve standardu DVB-T2. </text:p>
            <text:p text:style-name="P102">8.<text:tab/>Pro udělení rozvojového přídělu podle bodu 4 se použije § 22 zákona č. 127/2005 Sb., o elektronických komunikacích, ve znění účinném ke dni nabytí účinnosti tohoto zákona; § 21 zákona se pro řízení podle bodu 4 nepoužije. </text:p>
            <text:p text:style-name="P102">9.<text:tab/>Nedojde-li k udělení rozvojového přídělu podle předchozích bodů, postupuje Úřad podle § 21 zákona č. 127/2005 Sb., o elektronických komunikacích, ve znění účinném ke dni nabytí účinnosti tohoto zákona.“</text:p>
            <text:p text:style-name="P95"><text:soft-page-break/>Odůvodnění</text:p>
            <text:list xml:id="list2599954136" text:style-name="WWNum16">
              <text:list-item>
                <text:p text:style-name="P139">Obecná část</text:p>
              </text:list-item>
            </text:list>
            <text:p text:style-name="P96">Předkládá se pozměňovací návrh (dále jen „návrh“) k návrhu zákona, kterým se mění zákon č. 127/2005 Sb., o elektronických komunikacích a o změně některých souvisejících zákonů (zákon o elektronických komunikacích), ve znění pozdějších předpisů, a o změně některých dalších zákonů.</text:p>
            <text:p text:style-name="P97"><text:span text:style-name="T32">Hlavním cílem návrhu je, a to především v souladu s předpoklady </text:span><text:span text:style-name="T24">Strategie rozvoje zemského digitálního televizního vysílání</text:span><text:span text:style-name="T33"> schválené usnesením vlády ze dne 20. července 2016 č. 648 (dále jen „Strategie“), zachování stability </text:span><text:span text:style-name="T35">zemského televizního vysílání, potažmo</text:span><text:span text:style-name="T33"> celé mediální oblasti, a zohlednění potřebné míry kompenzace vůči subjektům dotčeným nuceným přechodem </text:span><text:span text:style-name="T35">zemského digitálního televizního vysílání (dále jen „DTT“) </text:span><text:span text:style-name="T20">na standard DVB-T2/HEVC.265</text:span><text:span text:style-name="T33"> (</text:span><text:span text:style-name="T24">Digital Video Broadcasting – Terrestrial</text:span><text:span text:style-name="T33">) tak, jak byl realizován materiálně předcházející novelou v podobě </text:span><text:span text:style-name="T20">zákona č. 252/2017 Sb., kterým se mění zákon č. 127/2005 Sb., o elektronických komunikacích a o změně některých souvisejících zákonů (zákon o elektronických komunikacích), ve znění pozdějších předpisů, a zákon č. 483/1991 Sb., o České televizi, ve znění pozdějších předpisů.</text:span></text:p>
            <text:p text:style-name="P97"><text:span text:style-name="T1">Návrh vychází z předpokladu, že v důsledku procesů vynucených státem nesmí dojít ke zhoršení pozice jednotlivých subjektů na trhu šíření DTT, neboť v opačném případě nelze z jejich strany vyloučit eventuální právní kroky vč. možné žaloby proti České republice stran ochrany investic. Návrh má zároveň předejít situaci, kdy by na základě proběhlého zásahu státu došlo k narušení poměrů na příslušném trhu šíření televizního vysílání a ovlivnění budoucího vývoje ve prospěch omezení soutěže a nepřiměřeného zvýhodnění alternativních platforem televizního vysílání. </text:span>V případě, že by zásahem státu byl v budoucnu snížen podíl <text:span text:style-name="T1">DTT na příslušném trhu</text:span>, došlo by i k nežádoucímu efektu zvýšení nákladů obyvatelstva na příjem televizního vysílání. </text:p>
            <text:p text:style-name="P97">Návrh navrhuje doplnit mezi možná kritéria pro hodnocení žádostí o udělení práv k využívání rádiových kmitočtů podle § 21 odst. 3 <text:span text:style-name="T32">zákona o elektronických komunikacích též kritérium možnosti regionálního využití rádiových kmitočtů. Jde o doplnění demonstrativního výčtu, jehož využití je pro ČTÚ fakultativní. </text:span></text:p>
            <text:p text:style-name="P97"><text:span text:style-name="T1">Návrh vychází dále z předpokladu, že je v souladu s veřejným zájmem, aby došlo co možná k největšímu využití dostupných kapacit pro DTT v rámci přiděleného vysílacího pásma, jelikož bezplatné </text:span><text:span text:style-name="T35">zemské televizní vysílání</text:span><text:span text:style-name="T1"> představuje dominantní způsob příjmu televizního vysílání v České republice celkově. Televizní vysílání samotné má přitom jako informační zdroj stále nezanedbatelný význam pro většinu populace. Rozvoj DTT tak z povahy věci přináší ve svém důsledku pestřejší a dostupnější nabídku informací občanům, což má pozitivní dopad i </text:span><text:soft-page-break/><text:span text:style-name="T1">z hlediska demokratických hodnot státu a ústavně garantovaných práv.</text:span></text:p>
            <text:p text:style-name="P97"><text:span text:style-name="T1">Zároveň lze očekávat, že zvýšený důraz na regionalizaci vysílání bude pozitivním přínosem pro hospodářský i kulturní život regionů i místních komunit. </text:span>Na základě návrhu by měly být všechny nevyužité kmitočty zbývající v pásmu určeném pro televizní vysílání přiděleny tak, aby bylo zajištěno efektivní využívání spektra a jeho ochrana pro zajištění služeb <text:span text:style-name="T1">DTT</text:span> a jejich další rozvoj. Rozdělení těchto kmitočtů mezi jednotlivé, návrhem zákona předjímané, sítě bude provedeno podle jejich reálných potřeb, odpovídajících parametrům pokrytí obyvatel signálem v jednotlivých sítích a s přihlédnutím k zachování stávajících poměrů ve využití spektra v jednotlivých sítích.</text:p>
            <text:p text:style-name="P97"><text:span text:style-name="T1">Náv</text:span>rh nepředstavuje veřejnou podporu ve smyslu čl. 107 odst. 1 Smlouvy o fungování Evropské unie, neboť jsou jeho prostřednictvím sledovány legitimní cíle tím, že <text:span text:style-name="T21">podmíní proces výběru dotyčných podniků kvalitativními kritérii </text:span>a zároveň platí, že stát může <text:span text:style-name="T21">legitimně rozhodnout o tom, že nebude maximalizovat výnosy, jichž by jinak mohlo být dosaženo, aniž by toto spadalo do oblasti působnosti pravidel státní podpory, pokud je se všemi dotčenými hospodářskými subjekty zacházeno v souladu se zásadou zákazu diskriminace a pokud existuje neodmyslitelná souvislost mezi dosažením účelu regulace a vzdáním se příjmů</text:span> (srovnej Sdělení Komise o pojmu státní podpora uvedeném v čl. 107 odst. 1 Smlouvy o fungování Evropské unie C/2016/2946).</text:p>
            <text:p text:style-name="P98">Návrh umožňuje dosáhnout toho, že v ČR bude i po uvolnění rádiových kmitočtů pásma 700 MHz zajištěna trvalá dostupnost široké volby nezpoplatněných televizních programů pro všechny skupiny obyvatel s možností regionalizace televizního vysílání.</text:p>
            <text:p text:style-name="P88">Již původní plány procesu přechodu na DVB-T2 dle Strategie vycházely z nutnosti zajištění technologické transpozice (přechodu) celé platformy DTT s cílem zajistit „bezztrátovou substituci“ původního celoplošného vysílání (4 celoplošné sítě DVB-T), a dále vytvoření dostatečného prostoru pro dodatečné vysílání (2 nové rozvojové sítě DVB-T2) na období do roku 2030, zajišťující rozvoj DTT i efektivní využití disponibilních rádiových kmitočtů ve zbývajícím pásmu 470 – 694 MHz. Pouze tak je možné dosáhnout adekvátní kompenzace dotčených práv, vyvolaných nákladů i očekávaných přínosů a potencionálních ztrát pro televizní sektor s minimalizací zásahu do poměrů na trhu šíření zemského televizního vysílání a bez negativních dopadů na změnu pozice DTT na obecném trhu šíření televizního vysílání.</text:p>
            <text:p text:style-name="P90">V podmínkách omezeného mediálního trhu České republiky je potřebné v souvislosti s přechodem na DVB-T2 vytvořit ekonomicky i provozně stabilní prostředí pro udržení a rozvoj regionálních vysílatelů. Současně je však nutné respektovat skutečnost, že standard DVB-T2 je zaměřen na rozsáhlé jednofrekvenční sítě, což není v souladu s potřebami regionálního vysílání.</text:p>
            <text:list xml:id="list1281254357" text:style-name="WWNum17">
              <text:list-item>
                <text:p text:style-name="P140"><text:soft-page-break/>Z hlediska veřejného zájmu je základním dlouhodobým cílem procesu rozvoje DTT (vč. přechodu na DVB-T2) zajištění udržitelného rozvoje DTT jako klíčové bezplatné televizní platformy volně dostupných televizních programů nejméně do roku 2030, a to nejméně ve stejném rozsahu jako v době před přechodem na DVB-T2, ovšem ve vyšší kvalitě, která odpovídá inovacím v televizních technologiích a obsahovému rozvoji televizního vysílání. Součástí tohoto zájmu je též: Zabezpečení podmínek pro <text:span text:style-name="T8">ekonomicky dostupnou a spektrálně efektivní regionalizaci</text:span> alespoň jedné z celoplošných sítí DVB-T2 na základě dlouhodobě reálných/proveditelných a udržitelných požadavků provozovatelů televizního vysílání (a samozřejmě v souladu s možnostmi mezinárodní koordinace kmitočtů).</text:p>
              </text:list-item>
              <text:list-item>
                <text:p text:style-name="P141">Zabezpečení <text:span text:style-name="T8">podmínek pro udržitelný rozvoj regionálního televizního vysílání</text:span> v kombinaci celoplošného vysílání v síti využívané ze strany České televize a na základě efektivního a koordinovaného využití zbývajících kmitočtů či dostupných regionálně členěných sítí platformy DTT.</text:p>
              </text:list-item>
            </text:list>
            <text:p text:style-name="P89">Platforma DTT zaujímá v České republice klíčové postavení vzhledem k ostatním způsobům příjmu televizního vysílání. Tuto platformu, jedinou pro uživatele bezplatnou a v současnosti nejsilnější pro příjem televizního vysílání v České republice, užívají více než dvě třetiny domácností a téměř polovina domácností je na této platformě závislá coby na jediné možnosti příjmu televizního vysílání. Návrh tak má potenciální pozitivní dopady na znevýhodněné skupiny obyvatel, tj. zejména na osoby se zdravotním postižením či jinak znevýhodněné osoby (např. senioři).</text:p>
            <text:p text:style-name="P89">Dlouhodobé zachování této vysílací platformy, zajištění jejího rozsahu a možností jejího dalšího rozvoje je tedy nepochybně ve veřejném zájmu.</text:p>
            <text:p text:style-name="P99">K Čl. II</text:p>
            <text:p text:style-name="P99">K bodu 4</text:p>
            <text:p text:style-name="P91">Realizace první fáze přechodu na DVB-T2, tj. vytvoření čtyř celoplošných sítí v tomto standardu při současné změně původních přídělů rádiových kmitočtů, měla praktický dopad v podobě disproporční ztráty podílů na využití rádiového spektra některých jejich držitelů.</text:p>
            <text:p text:style-name="P91">V souladu s účelem návrhu, tj. zejména: i) dokončení předjímaných kroků procesu přechodu zemského digitálního televizního vysílání na standard DVB-T2 podle Strategie, a ii) zachování možnosti regionálního vysílání v rámci <text:soft-page-break/>celoplošného zemského digitálního televizního vysílání, udělí Úřad bezplatně dva příděly za účelem sestavení dvou celoplošných<text:span text:style-name="T10"> </text:span>sítí elektronických komunikací pro šíření zemského digitálního televizního vysílání ve standardu DVB-T2, doplňující stávající čtyři sítě vzniklé v rámci přechodu na tento formát v jeho první fázi podle Strategie. Počet udělitelných přídělů rádiových kmitočtů vychází z omezení vycházejících z mezinárodní koordinace rádiových kmitočtů. Bezplatnost udělení přídělů rádiových kmitočtů je podmíněna jejich náhradovou povahou a vyvážená ročními poplatky za využívání rádiových kmitočtů v souladu s § 22 zákona č. 127/2005 Sb., o elektronických komunikacích.</text:p>
            <text:p text:style-name="P89"><text:span text:style-name="T20">Český telekomunikační úřad na základě výše uvedeného udělí rozvojový příděl rádiových kmitočtů ve smyslu § 22 zákona č. 127/2005 Sb., o elektronických komunikacích, a to na žádost subjektu splňujícího podmínky návrhem stanovené, tj. takového subjektu, který utrpěl v důsledku změny svého přídělu v souvislosti s přechodem na standard DVB-T2 ztrátu podílu na využití rádiového spektra, a to v podobě ztráty kmitočtů s dopady na technickou možnost regionálního vysílání v rámci celoplošného zemského digitálního televizního vysílání. Oprávněný žadatel musí příslušnou žádost Českému telekomunikačnímu úřadu doručit ve lhůtě </text:span>60 dnů <text:span text:style-name="T20">ode dne účinnosti návrhu zákona, jinak jeho právo zažádat o udělení přídělu tímto postupem zaniká.</text:span></text:p>
            <text:p text:style-name="P91">Český telekomunikační úřad rozhodne o udělení rozvojového přídělu do 120 dnů ode dne účinnosti tohoto zákona podle pořadí žadatelů, přičemž pořadí žadatelů bude určeno výší rozsahů ztrát podílů žadatelů na technickou možnost regionálního vysílání v rámci celoplošného zemského digitálního televizního vysílání.</text:p>
            <text:p text:style-name="P100"><text:span text:style-name="T20">Český telekomunikační úřad stanoví dobu platnosti rozvojového přídělu do 31. 12. 2030, shodně s dobou platnosti</text:span><text:span text:style-name="T32"> přídělů změněných v rámci první fáze přechodu. To současně odpovídá požadavku na garanci provozování zemského digitálního televizního vysílání nejméně do roku 2030, v souladu s výkladem § 20 odst. 3 zákona o elektronických komunikacích ve vztahu k potřebě zachování zemského digitálního televizního vysílání z pohledu veřejného zájmu a evropské harmonizace.</text:span></text:p>
            <text:p text:style-name="P87">K bodu 5</text:p>
            <text:p text:style-name="P91">Ustanovení upravuje vyhrazení dalších kmitočtů pro multiplex veřejné služby, a to za účelem jejich využití pro rozvoj vysílání České televize; na základě toho může být vysílání České televize provozováno prostřednictvím jedné či dvou sítí zemských vysílacích rádiových kmitočtů vyhrazených pro Českou televizi.</text:p>
            <text:p text:style-name="P91">Mechanismus odpovídá stávající úpravě vyhrazení kmitočtů § 3 odst. 2 zákona č. 483/1991 Sb., o České televizi, dle kterého kmitočty Český telekomunikační úřad v součinnosti s Radou pro rozhlasové a televizní vysílání nejprve vyhradí, přičemž práva k vyhrazeným kmitočtům se udělují na žádost České televizi přídělem bez předchozího výběrového řízení podle zákona o elektronických komunikacích.</text:p>
            <text:p text:style-name="P91">Česká televize jako provozovatel multiplexu veřejné služby je oprávněna do 6 měsíců od udělení přídělu požádat <text:soft-page-break/>Český telekomunikační úřad, aby umožnil využití rádiových kmitočtů přídělu v rámci celoplošné sítě, která byla dotčena ztrátou kmitočtů.</text:p>
            <text:p text:style-name="P87">K bodu 6</text:p>
            <text:p text:style-name="P89"><text:span text:style-name="T20">Stanoví se povinnost dostatečného pokrytí sítí vytvořenou na základě rozvojového přídělu, a to dle obdobného kritéria, které pro své účely obsahuje zákon o České televizi, tj.</text:span> <text:span text:style-name="T20">umožnění příjmu alespoň 95 % obyvatel České republiky počítaných podle údajů vyplývajících z posledního sčítání lidu.</text:span></text:p>
            <text:p text:style-name="P91">V souladu se Strategií by měla tato síť poskytovat regionální vysílání, pokud to technické podmínky umožní. </text:p>
            <text:p text:style-name="P87">K bodu 7</text:p>
            <text:p text:style-name="P100"><text:span text:style-name="T20">Ustanovení určuje podmínky udělení individuálního oprávnění k využívání rádiových kmitočtů pro šíření zemského digitálního televizního vysílání prostřednictvím sítě sestavené na základě uděleného rozvojového přídělu Úřadem tak</text:span><text:span text:style-name="T32">, aby bylo dosaženo co nejvyšší spektrální efektivity využití příslušných rádiových kmitočtů, </text:span><text:span text:style-name="T20">zajištěn stejný rozsah pokrytí jako před přechodem zemského digitálního televizního vysílání na standard DVB-T2 a nejmenší možný negativní dopad na diváky. </text:span></text:p>
            <text:p text:style-name="P92">K bodu 8</text:p>
            <text:p text:style-name="P93">Ustanovení konkretizuje aspekty procesního charakteru při udělování přídělu, přičemž v tomto ohledu nahrazuje postup dle § 21 zákona č. 127/2005 Sb., o elektronických komunikacích.</text:p>
            <text:p text:style-name="P87">K bodu 9</text:p>
            <text:p text:style-name="P89"><text:span text:style-name="T20">Toto ustanovení s</text:span><text:span text:style-name="T32">tanoví postup pro případ, kdy subjekt podle článku II bodu 4 návrhu ve lhůtě nepožádá o udělení rozvojového přídělu.</text:span></text:p>
          </table:table-cell>
          <table:table-cell table:style-name="Table1.A1" office:value-type="string">
            <text:p text:style-name="P8">Vysvětleno.</text:p>
            <text:p text:style-name="P6">Požadovaná úprava je v rozporu s probíhajícím procesem přechodu na DVB-T2, když představuje další formu kompenzace, tedy veřejné podpory, která však nebyla notifikována u Evropské komise tak, jako jsou notifikovány ostatní požadované kompenzace subjektů, které jsou přechodem, resp. změnou přidělených kmitočtů dotčeny. Jedná se tedy o diskriminační požadavek, který je selektivně orientován na konkrétní subjekt.</text:p>
            <text:p text:style-name="P6"/>
            <text:p text:style-name="P6">V rámci celoplošných vysílacích sítí byla pro účely regionálního vysílání určena již od počátku síť č. 4, která tak byla v rámci vysílání DVB-T využívána. <text:soft-page-break/>Přechod na DVB-T2 by neměl tuto skutečnost změnit. Přidělením rádiových kmitočtů umožňujících vysílání v rámci celého území státu konkrétnímu subjektu s určením, že má být využito pro účely regionálního vysílání představuje nepřijatelný zásah a ovlivnění hospodářské soutěže na trhu šíření zemského televizního vysílání. </text:p>
            <text:p text:style-name="P6"/>
            <text:p text:style-name="P6">Nelze vyhradit jeden rozvojový příděl provozovateli multiplexu veřejné služby, aniž by v zákoně o České televizi nebylo toto právo, resp. povinnost ČTÚ, pro takový účel kmitočty vyhradit, jednoznačně stanoveno. V současné době však nelze předpokládat, že by taková změna zákona o České televizi byla schválena. Jakékoliv další vyhrazení spektra pro veřejnoprávní vysílání současně otevře otázku oprávněného rozsahu veřejnoprávního vysílání a vyvolá v tomto smyslu i stížnosti provozovatelů komerčního vysílání. </text:p>
            <text:p text:style-name="P6"/>
            <text:p text:style-name="P6">K bodu 6 je třeba uvést, že zde je z velké části popřen základní argumentační důvod daných přechodných ustanovení i samotné navrhované změny § 21 odst. 7 písm. b) ZEK, když základní deklarovaný cíl požadované změny ZEK, tedy „regionalizace“ je zde podmiňována existencí „technických podmínek“. Toto je zcela nepřijatelné – obecně platí, že pokud jsou kmitočty určeny pro regionální vysílání, musí takto také být využívány, subjektivní nebo neurčitě a obecně vymezené výjimky nemohou být dány. <text:s/></text:p>
            <text:p text:style-name="P6"/>
            <text:p text:style-name="P6">K bodu 7 pak lze uvézt, že rádiové kmitočty, které <text:soft-page-break/>tvoří zbývající celoplošné kmitočtové vrstvy, jsou České republice vyhrazeny ve formě skupinových přidělení (allotmentů) a podmínky nebo technické parametry jejich využití na konkrétních stanovištích vysílačů vyplynou až z výsledků následné kmitočtové koordinace. Takové ustanovení bylo pouze využito v rámci diginovely ZEK, kdy však ČTÚ v rámci koordinačních jednání již znal stanoviště a technické parametry vysílačů DVB-T, pro které tak mohl vyjednat adekvátní náhradu. Současně je nutno upozornit, že zúžený rozsah disponibilního spektra v pásmu UHF prakticky vylučuje možnost koordinace stejných technických parametrů pro rádiové kmitočty všech allotmentů v příslušné oblasti, protože distribuce allotmentů v sousedních zemích není pro všechny kmitočtové vrstvy stejná.</text:p>
            <text:p text:style-name="P6"/>
            <text:p text:style-name="P6">Uvedený princip tak představuje jednoznačně hromadění spektra a tedy omezení či znemožnění jakýmkoliv jiným uživatelům, kromě držitelů rozvojových přídělů v přístupu k těmto kmitočtům a k možnosti participovat na trhu DTT, což je z hlediska obecných regulačních principů neakceptovatelné. Již samo vyhrazení spektra de facto konkrétním subjektům představuje hromadění spektra a vede k neodůvodněnému zvýhodnění těchto subjektů na trhu šíření DTT vysílání. Za situace, kdy žádný příslušný orgán veřejné správy do této doby nestanovil, jaká je požadovaná nebo potřebná kapacita pro šíření obsahu regionálního vysílání, je navržená změna zcela nepřiměřená.</text:p>
            <text:p text:style-name="P4"/>
            <text:p text:style-name="P29"><text:span text:style-name="T1">K případné aktualizaci </text:span><text:span text:style-name="T32">Strategie rozvoje zemského digitálního televizního vysílání bude probíhat jednání v rámci koordinační expertní skupiny, přičemž se zohlední zkušenosti získané v procesu přechodu na standard DVB-T2.</text:span></text:p>
            <text:p text:style-name="P39"><text:soft-page-break/></text:p>
            <text:p text:style-name="P35">Vyjádření k vypořádání:</text:p>
            <text:p text:style-name="P27">Připomínkové místo souhlasí s vypořádáním.</text:p>
          </table:table-cell>
        </table:table-row>
        <table:table-row table:style-name="Table1.1">
          <table:table-cell table:style-name="Table1.A1" office:value-type="string">
            <text:p text:style-name="P43">Obecně:</text:p>
            <text:list xml:id="list3454356152" text:style-name="WWNum18">
              <text:list-item>
                <text:p text:style-name="P116">Je třeba konstatovat, že návrh zákona vykazuje tak závažné nedostatky legislativního zpracování, že to (ve spojení s naprostou nedostatečností zpracování důvodové zprávy) na řadě míst vede k nesrozumitelnosti navrhovaného řešení. Doporučujeme návrh zákona podrobit zásadní a komplexní legislativně technické korektuře a posouzení textu navrhovaných ustanovení z hlediska jejich jednoznačnosti a srozumitelnosti.</text:p>
              </text:list-item>
            </text:list>
            <text:p text:style-name="P29"/>
            <text:p text:style-name="P29"/>
            <text:p text:style-name="P29"/>
            <text:p text:style-name="P29"/>
            <text:list xml:id="list210903535637656" text:continue-numbering="true" text:style-name="WWNum18">
              <text:list-item>
                <text:p text:style-name="P116"><text:soft-page-break/>Současně požadujeme přepracovat obecnou i zvláštní část důvodové zprávy k návrhu zákona tak, aby skutečně odůvodňovala právní úpravu navrhovanou v jednotlivých ustanoveních (viz čl. 9 odst. 4 Legislativních pravidel vlády). Zejména část věnovaná vyčíslení předpokládaných finančních dopadů je značně podhodnocena, neboť navržené změny v oblasti tísňové komunikace jsou spojeny s náklady v řádech desítek milionů, přičemž důvodová zpráva o těchto nákladech mlčí. Lze také polemizovat s tím, <text:line-break/>že navržené změny v této oblasti nebudou mít dopad na bezpečnost státu. </text:p>
              </text:list-item>
            </text:list>
            <text:p text:style-name="P80"/>
            <text:list xml:id="list210903629077596" text:continue-numbering="true" text:style-name="WWNum18">
              <text:list-item>
                <text:p text:style-name="P116">V návaznosti na výše uvedenou připomínku upozorňujeme, že v návaznosti <text:line-break/>na navrhovanou právní úpravu vzniknou Ministerstvu vnitra nové náklady. Tyto náklady vzniknou v souvislosti s tísňovou komunikací realizovanou operačními a informačními středisky Hasičského záchranného sboru České republiky a s realizací systému veřejné výstrahy ve smyslu navrhovaného § 33b zákona o elektronických komunikacích. V současné době není možné vyčíslit tyto nové náklady přesně, nicméně podle kvalifikovaných odhadů budou představovat řádově desítky milionů korun ročně. Jenom realizace nezbytných úprav v telefonních centrech tísňového volání 112 (dále jen <text:line-break/>„TCTV 112“), navýšení provozních výdajů a náklady na odeslané textové zprávy <text:line-break/>(tzv. SMS) z TCTV 112 budou podle odhadů představovat částku okolo 20 000 000 Kč (viz tabulka).</text:p>
              </text:list-item>
            </text:list>
            <text:p text:style-name="P8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1"/>
                </table:table-cell>
                <table:table-cell table:style-name="Table2.B1" office:value-type="string">
                  <text:p text:style-name="P101">Bez DPH</text:p>
                </table:table-cell>
                <table:table-cell table:style-name="Table2.B1" office:value-type="string">
                  <text:p text:style-name="P101">S DPH</text:p>
                </table:table-cell>
              </table:table-row>
              <table:table-row table:style-name="Table2.2">
                <table:table-cell table:style-name="Table2.A1" office:value-type="string">
                  <text:p text:style-name="P101">Realizace úprav v TCTV 112</text:p>
                </table:table-cell>
                <table:table-cell table:style-name="Table2.A1" office:value-type="string">
                  <text:p text:style-name="P101">14 721 200,00 Kč</text:p>
                </table:table-cell>
                <table:table-cell table:style-name="Table2.A1" office:value-type="string">
                  <text:p text:style-name="P101">17 812 652,00 Kč</text:p>
                </table:table-cell>
              </table:table-row>
              <table:table-row table:style-name="Table2.1">
                <table:table-cell table:style-name="Table2.A1" office:value-type="string">
                  <text:p text:style-name="P101">Navýšení provozní výdajů</text:p>
                </table:table-cell>
                <table:table-cell table:style-name="Table2.A1" office:value-type="string">
                  <text:p text:style-name="P101">2 300 000,00 Kč</text:p>
                </table:table-cell>
                <table:table-cell table:style-name="Table2.A1" office:value-type="string">
                  <text:p text:style-name="P101">2 783 000,00 Kč</text:p>
                </table:table-cell>
              </table:table-row>
              <table:table-row table:style-name="Table2.2">
                <table:table-cell table:style-name="Table2.A1" office:value-type="string">
                  <text:p text:style-name="P101">Náklady na odeslané SMS z TCTV 112</text:p>
                </table:table-cell>
                <table:table-cell table:style-name="Table2.A1" office:value-type="string">
                  <text:p text:style-name="P101">223 140,50 Kč</text:p>
                </table:table-cell>
                <table:table-cell table:style-name="Table2.A1" office:value-type="string">
                  <text:p text:style-name="P101">270 000,00 Kč</text:p>
                </table:table-cell>
              </table:table-row>
              <table:table-row table:style-name="Table2.5">
                <table:table-cell table:style-name="Table2.B1" office:value-type="string">
                  <text:p text:style-name="P101">CELKEM</text:p>
                </table:table-cell>
                <table:table-cell table:style-name="Table2.A1" office:value-type="string">
                  <text:p text:style-name="P101">17 244 340,50 Kč</text:p>
                </table:table-cell>
                <table:table-cell table:style-name="Table2.A1" office:value-type="string">
                  <text:p text:style-name="P101">20 865 652,00 Kč</text:p>
                </table:table-cell>
              </table:table-row>
            </table:table>
            <text:p text:style-name="P29"/>
            <text:p text:style-name="P80">Se systémem veřejné výstrahy lze předpokládat nové náklady rovněž v řádu milionů korun ročně. Požadujeme, aby předkladatel tyto náklady zohlednil a uvedl zdroj jejich případného krytí.</text:p>
            <text:p text:style-name="P23">Tyto připomínky považuje ministerstvo za zásadní.</text:p>
          </table:table-cell>
          <table:table-cell table:style-name="Table1.A1" office:value-type="string">
            <text:p text:style-name="P6"/>
            <text:p text:style-name="P11">Vysvětleno.</text:p>
            <text:p text:style-name="P6">Materiál byl upraven na základě obdržených připomínek a prošel komplexní revizí z legislativně technického hlediska. </text:p>
            <text:p text:style-name="P6"/>
            <text:p text:style-name="P35">Vyjádření k vypořádání:</text:p>
            <text:p text:style-name="P28">Připomínkové místo souhlasí s vypořádáním.</text:p>
            <text:p text:style-name="P31"/>
            <text:p text:style-name="P31"><text:soft-page-break/></text:p>
            <text:p text:style-name="P25">Akceptováno.</text:p>
            <text:p text:style-name="P31">Důvodová zpráva byla upravena a doplněny finanční dopady podle návrhu MV.</text:p>
            <text:p text:style-name="P31"/>
            <text:p text:style-name="P31"/>
            <text:p text:style-name="P31"/>
            <text:p text:style-name="P31"/>
            <text:p text:style-name="P31"/>
            <text:p text:style-name="P25">Akceptováno.</text:p>
            <text:p text:style-name="P31">Důvodová zpráva byla upravena a doplněny finanční dopady podle návrhu MV.</text:p>
          </table:table-cell>
        </table:table-row>
      </table:table>
      <text:p text:style-name="P4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 style:family="paragraph" style:default-outline-level="">
      <style:paragraph-properties fo:margin-top="0cm" fo:margin-bottom="0cm" style:contextual-spacing="false" fo:text-align="start" style:justify-single-word="false" fo:orphans="2" fo:widows="2" style:writing-mode="lr-tb"/>
      <style:text-properties fo:color="#000000"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line-height="108%"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style>
    <style:style style:name="Odstavec_20_se_20_seznamem1" style:display-name="Odstavec se seznamem1" style:family="paragraph" style:parent-style-name="Standard" style:default-outline-level="">
      <style:paragraph-properties fo:margin-left="1.27cm" fo:margin-right="0cm" fo:margin-top="0cm" fo:margin-bottom="0.282cm" style:contextual-spacing="false" fo:line-height="108%"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style>
    <style:style style:name="Základní_20_text_20_21" style:display-name="Základní text 21" style:family="paragraph" style:parent-style-name="Standard" style:default-outline-level="">
      <style:paragraph-properties fo:text-align="justify" style:justify-single-word="false" style:punctuation-wrap="hanging" style:vertical-align="baseline"/>
      <style:text-properties fo:font-size="11pt" fo:font-weight="bold" style:font-size-asian="11pt" style:font-weight-asian="bold"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7">
      <text:list-level-style-number text:level="1"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Character_5f_20_5f_style"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i">
        <style:list-level-properties text:list-level-position-and-space-mode="label-alignment" fo:text-align="end">
          <style:list-level-label-alignment text:label-followed-by="listtab" text:list-tab-stop-position="1.27cm"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i">
        <style:list-level-properties text:list-level-position-and-space-mode="label-alignment" fo:text-align="end">
          <style:list-level-label-alignment text:label-followed-by="listtab" text:list-tab-stop-position="1.27cm"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Character_5f_20_5f_style" style:num-format="i">
        <style:list-level-properties text:list-level-position-and-space-mode="label-alignment" fo:text-align="end">
          <style:list-level-label-alignment text:label-followed-by="listtab" text:list-tab-stop-position="1.27cm"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Character_5f_20_5f_style"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I">
        <style:list-level-properties text:list-level-position-and-space-mode="label-alignment">
          <style:list-level-label-alignment text:label-followed-by="listtab" text:list-tab-stop-position="1.27cm" fo:text-indent="-0.501cm" fo:margin-left="0.501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1.005cm" fo:margin-left="2.91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Character_5f_20_5f_style"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7-19T21:08:47.755000000</meta:creation-date>
    <meta:editing-duration>PT14S</meta:editing-duration>
    <meta:editing-cycles>2</meta:editing-cycles>
    <meta:generator>LibreOfficeDev/7.1.0.0.alpha0$Windows_X86_64 LibreOffice_project/52820b52b3bca45e2db527d1cc5f4488b2e0b9d0</meta:generator>
    <dc:date>2020-07-19T21:09:00.642000000</dc:date>
    <meta:document-statistic meta:table-count="2" meta:image-count="0" meta:object-count="0" meta:page-count="29" meta:paragraph-count="533" meta:word-count="11180" meta:character-count="75841" meta:non-whitespace-character-count="65134"/>
  </office:meta>
</office:document-meta>
</file>